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Normal_20_2" style:data-style-name="N0">
      <style:table-cell-properties fo:background-color="#ffffff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Normal_20_2" style:data-style-name="N0">
      <style:table-cell-properties fo:background-color="#ffffff" style:cell-protect="protected" style:print-content="true" fo:border="0.06pt solid #bfbfbf" style:vertical-align="automatic"/>
      <style:text-properties fo:color="#000000" style:font-name="Arial" fo:font-size="9pt" style:font-name-asian="Arial1" style:font-size-asian="9pt" style:font-name-complex="Arial1" style:font-size-complex="9pt"/>
    </style:style>
    <style:style style:name="ce3" style:family="table-cell" style:parent-style-name="Normal_20_2" style:data-style-name="N1">
      <style:table-cell-properties fo:background-color="#ffffff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Normal_20_2" style:data-style-name="N1">
      <style:table-cell-properties fo:background-color="#ffffff" style:cell-protect="protected" style:print-content="true" fo:border="0.06pt solid #bfbfbf" style:vertical-align="automatic"/>
      <style:text-properties fo:color="#000000" style:font-name="Arial" fo:font-size="9pt" style:font-name-asian="Arial1" style:font-size-asian="9pt" style:font-name-complex="Arial1" style:font-size-complex="9pt"/>
    </style:style>
    <style:style style:name="ce5" style:family="table-cell" style:parent-style-name="Normal_20_2" style:data-style-name="N107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6pt solid #bfbfbf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9pt" style:font-name-asian="Arial1" style:font-size-asian="9pt" style:font-name-complex="Arial1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UF</text:p>
          </table:table-cell>
          <table:table-cell table:style-name="Default" office:value-type="string" calcext:value-type="string">
            <text:p>MUNICIPIO</text:p>
          </table:table-cell>
          <table:table-cell table:style-name="Default" office:value-type="string" calcext:value-type="string">
            <text:p>NOME_MUNICIPIO</text:p>
          </table:table-cell>
          <table:table-cell table:style-name="Default" office:value-type="string" calcext:value-type="string">
            <text:p>COD_ESCOLA</text:p>
          </table:table-cell>
          <table:table-cell table:style-name="Default" office:value-type="string" calcext:value-type="string">
            <text:p>NOME_ESCOLA</text:p>
          </table:table-cell>
          <table:table-cell table:style-name="Default" office:value-type="string" calcext:value-type="string">
            <text:p>REDE</text:p>
          </table:table-cell>
          <table:table-cell table:style-name="ce5" office:value-type="string" calcext:value-type="string">
            <text:p>IDEB</text:p>
          </table:table-cell>
          <table:table-cell office:value-type="string" calcext:value-type="string">
            <text:p>NIVEL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19" calcext:value-type="float">
            <text:p>29179319</text:p>
          </table:table-cell>
          <table:table-cell office:value-type="string" calcext:value-type="string">
            <text:p>ESCOLA MUNICIPAL CAMPINAS DE PIRAJ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94" calcext:value-type="float">
            <text:p>29179394</text:p>
          </table:table-cell>
          <table:table-cell office:value-type="string" calcext:value-type="string">
            <text:p>EE - CENTRO EDUCACIONAL CARNEIRO RIBEIRO - CLASSE 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548" calcext:value-type="float">
            <text:p>29179548</text:p>
          </table:table-cell>
          <table:table-cell office:value-type="string" calcext:value-type="string">
            <text:p>EE - CENTRO EDUCACIONAL CARNEIRO RIBEIRO - CLASSE 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629" calcext:value-type="float">
            <text:p>29179629</text:p>
          </table:table-cell>
          <table:table-cell office:value-type="string" calcext:value-type="string">
            <text:p>EE - CENTRO EDUCACIONAL CARNEIRO RIBEIRO - CLASSE III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244" calcext:value-type="float">
            <text:p>29180244</text:p>
          </table:table-cell>
          <table:table-cell office:value-type="string" calcext:value-type="string">
            <text:p>ESCOLA MUNICIPAL PROFESSORA SUZANA IMBASSAHY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69" calcext:value-type="float">
            <text:p>29182069</text:p>
          </table:table-cell>
          <table:table-cell office:value-type="string" calcext:value-type="string">
            <text:p>ESCOLA MUNICIPAL ADROALDO RIBEIRO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55" calcext:value-type="float">
            <text:p>29182255</text:p>
          </table:table-cell>
          <table:table-cell office:value-type="string" calcext:value-type="string">
            <text:p>COLEGIO ESTADUAL PROFESSORA ANFRISIA SANTIAGO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80" calcext:value-type="float">
            <text:p>29182280</text:p>
          </table:table-cell>
          <table:table-cell office:value-type="string" calcext:value-type="string">
            <text:p>EE - COLEGIO ESTADUAL URSULA CATHARINO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839" calcext:value-type="float">
            <text:p>29183839</text:p>
          </table:table-cell>
          <table:table-cell office:value-type="string" calcext:value-type="string">
            <text:p>EE - ESCOLA ESTADUAL PROFESSORA ARMANDINA MARQU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088" calcext:value-type="float">
            <text:p>29184088</text:p>
          </table:table-cell>
          <table:table-cell office:value-type="string" calcext:value-type="string">
            <text:p>ESCOLA MUNICIPAL ABRIGO FILHOS DO POV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320" calcext:value-type="float">
            <text:p>29184320</text:p>
          </table:table-cell>
          <table:table-cell office:value-type="string" calcext:value-type="string">
            <text:p>ESCOLA MUNICIPAL DR ANTONIO CARLOS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49" calcext:value-type="float">
            <text:p>29185149</text:p>
          </table:table-cell>
          <table:table-cell office:value-type="string" calcext:value-type="string">
            <text:p>ESCOLA ESTADUAL DR EDUARDO BIZARRIA MAME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51" calcext:value-type="float">
            <text:p>29185351</text:p>
          </table:table-cell>
          <table:table-cell office:value-type="string" calcext:value-type="string">
            <text:p>EE - COLEGIO ESTADUAL LEDA JESUINO DOS SAN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08" calcext:value-type="float">
            <text:p>29185408</text:p>
          </table:table-cell>
          <table:table-cell office:value-type="string" calcext:value-type="string">
            <text:p>EE - ESCOLA ESTADUAL PROFESSORA MARIINHA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59" calcext:value-type="float">
            <text:p>29185459</text:p>
          </table:table-cell>
          <table:table-cell office:value-type="string" calcext:value-type="string">
            <text:p>ESCOLA MUNICIPAL PADRE NORBER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793" calcext:value-type="float">
            <text:p>29185793</text:p>
          </table:table-cell>
          <table:table-cell office:value-type="string" calcext:value-type="string">
            <text:p>ESCOLA MUNICIPAL JOIR BRASILEI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23" calcext:value-type="float">
            <text:p>29185823</text:p>
          </table:table-cell>
          <table:table-cell office:value-type="string" calcext:value-type="string">
            <text:p>EE - ESCOLA ESTADUAL JURACY MAGALHAES JUNIOR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82" calcext:value-type="float">
            <text:p>29185882</text:p>
          </table:table-cell>
          <table:table-cell office:value-type="string" calcext:value-type="string">
            <text:p>EE - COLEGIO ESTADUAL LEOPOLDO DOS REI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285" calcext:value-type="float">
            <text:p>29186285</text:p>
          </table:table-cell>
          <table:table-cell office:value-type="string" calcext:value-type="string">
            <text:p>ESCOLA MUNICIPAL ALMIRANTE ERNESTO DE MOURAO S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366" calcext:value-type="float">
            <text:p>29186366</text:p>
          </table:table-cell>
          <table:table-cell office:value-type="string" calcext:value-type="string">
            <text:p>ESCOLA MUNICIPAL MARIA CONSTAN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36" calcext:value-type="float">
            <text:p>29186536</text:p>
          </table:table-cell>
          <table:table-cell office:value-type="string" calcext:value-type="string">
            <text:p>ESCOLA MUNICIPAL DE ILHA DE M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52" calcext:value-type="float">
            <text:p>29186552</text:p>
          </table:table-cell>
          <table:table-cell office:value-type="string" calcext:value-type="string">
            <text:p>EE - ESCOLA ESTADUAL PROFESSORA NATALIA VIN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625" calcext:value-type="float">
            <text:p>29186625</text:p>
          </table:table-cell>
          <table:table-cell office:value-type="string" calcext:value-type="string">
            <text:p>ESCOLA MUNICIPAL NOSSA SENHORA DE NAZ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749" calcext:value-type="float">
            <text:p>29186749</text:p>
          </table:table-cell>
          <table:table-cell office:value-type="string" calcext:value-type="string">
            <text:p>EE - ESCOLA OCRIDALINA MADU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79" calcext:value-type="float">
            <text:p>29187079</text:p>
          </table:table-cell>
          <table:table-cell office:value-type="string" calcext:value-type="string">
            <text:p>EE - ESCOLA PRESCILIANO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95" calcext:value-type="float">
            <text:p>29187095</text:p>
          </table:table-cell>
          <table:table-cell office:value-type="string" calcext:value-type="string">
            <text:p>EE - COLEGIO ESTADUAL PRINCESA IZAB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38" calcext:value-type="float">
            <text:p>29187338</text:p>
          </table:table-cell>
          <table:table-cell office:value-type="string" calcext:value-type="string">
            <text:p>ESCOLA MUNICIPAL PROFESSORA MARIA JOSE DE PAULA MOREIR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46" calcext:value-type="float">
            <text:p>29187346</text:p>
          </table:table-cell>
          <table:table-cell office:value-type="string" calcext:value-type="string">
            <text:p>EE - ESCOLA PROFESSOR ROBERTO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70" calcext:value-type="float">
            <text:p>29187370</text:p>
          </table:table-cell>
          <table:table-cell office:value-type="string" calcext:value-type="string">
            <text:p>ESCOLA MUNICIPAL PROFª ALEXANDRINA SANTOS P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770" calcext:value-type="float">
            <text:p>29187770</text:p>
          </table:table-cell>
          <table:table-cell office:value-type="string" calcext:value-type="string">
            <text:p>EE - ESCOLA SANTA EDWIRGEN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877" calcext:value-type="float">
            <text:p>29187877</text:p>
          </table:table-cell>
          <table:table-cell office:value-type="string" calcext:value-type="string">
            <text:p>EE - ESCOLA ESTADUAL PIERRE VERGE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31" calcext:value-type="float">
            <text:p>29188431</text:p>
          </table:table-cell>
          <table:table-cell office:value-type="string" calcext:value-type="string">
            <text:p>EE - ESCOLA TEODORO SAMPA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58" calcext:value-type="float">
            <text:p>29188458</text:p>
          </table:table-cell>
          <table:table-cell office:value-type="string" calcext:value-type="string">
            <text:p>EE - COLEGIO ESTADUAL TEREZA HELEN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95" calcext:value-type="float">
            <text:p>29188695</text:p>
          </table:table-cell>
          <table:table-cell office:value-type="string" calcext:value-type="string">
            <text:p>EE - ESCOLA VISCONDE DE ITAPAR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68" calcext:value-type="float">
            <text:p>29188768</text:p>
          </table:table-cell>
          <table:table-cell office:value-type="string" calcext:value-type="string">
            <text:p>EE - COLEGIO ESTADUAL JOSIAS DE ALMEIDA MEL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84" calcext:value-type="float">
            <text:p>29188784</text:p>
          </table:table-cell>
          <table:table-cell office:value-type="string" calcext:value-type="string">
            <text:p>EE - ESCOLA ESTADUAL DEPUTADO NAOMAR ALCANTA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71" calcext:value-type="float">
            <text:p>29189071</text:p>
          </table:table-cell>
          <table:table-cell office:value-type="string" calcext:value-type="string">
            <text:p>ESCOLA MUNICIPAL ALFREDO AMORIM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80" calcext:value-type="float">
            <text:p>29189080</text:p>
          </table:table-cell>
          <table:table-cell office:value-type="string" calcext:value-type="string">
            <text:p>EE - COLEGIO ESTADUAL ALFRED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68" calcext:value-type="float">
            <text:p>29189268</text:p>
          </table:table-cell>
          <table:table-cell office:value-type="string" calcext:value-type="string">
            <text:p>EE - ESCOLA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675" calcext:value-type="float">
            <text:p>29189675</text:p>
          </table:table-cell>
          <table:table-cell office:value-type="string" calcext:value-type="string">
            <text:p>ESCOLA MUNICIPAL BRIGADEIRO EDUARDO GOM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950" calcext:value-type="float">
            <text:p>29189950</text:p>
          </table:table-cell>
          <table:table-cell office:value-type="string" calcext:value-type="string">
            <text:p>EE - ESCOLA ESTADUAL CASTRO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61" calcext:value-type="float">
            <text:p>29190061</text:p>
          </table:table-cell>
          <table:table-cell office:value-type="string" calcext:value-type="string">
            <text:p>ESCOLA MUNICIPAL CIDADE DE JEQUI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18" calcext:value-type="float">
            <text:p>29190118</text:p>
          </table:table-cell>
          <table:table-cell office:value-type="string" calcext:value-type="string">
            <text:p>EE - ESCOLA CLARITA MARIA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42" calcext:value-type="float">
            <text:p>29190142</text:p>
          </table:table-cell>
          <table:table-cell office:value-type="string" calcext:value-type="string">
            <text:p>EE - ESCOLA CLETO ARAPONG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274" calcext:value-type="float">
            <text:p>29190274</text:p>
          </table:table-cell>
          <table:table-cell office:value-type="string" calcext:value-type="string">
            <text:p>ESCOLA MUNICIPAL MARIA DOLOR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30" calcext:value-type="float">
            <text:p>29190630</text:p>
          </table:table-cell>
          <table:table-cell office:value-type="string" calcext:value-type="string">
            <text:p>EE - ESCOLA CUPERTINO DE LACER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57" calcext:value-type="float">
            <text:p>29190657</text:p>
          </table:table-cell>
          <table:table-cell office:value-type="string" calcext:value-type="string">
            <text:p>ESCOLA MUNICIPAL HELENA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20" calcext:value-type="float">
            <text:p>29190720</text:p>
          </table:table-cell>
          <table:table-cell office:value-type="string" calcext:value-type="string">
            <text:p>EE - COLEGIO ESTADUAL DANIEL LISBO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16" calcext:value-type="float">
            <text:p>29190916</text:p>
          </table:table-cell>
          <table:table-cell office:value-type="string" calcext:value-type="string">
            <text:p>EE - COLEGIO ESTADUAL EDIVALDO BOAVENTU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32" calcext:value-type="float">
            <text:p>29190932</text:p>
          </table:table-cell>
          <table:table-cell office:value-type="string" calcext:value-type="string">
            <text:p>EE - COLEGIO ESTADUAL EURICLES DE MA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67" calcext:value-type="float">
            <text:p>29190967</text:p>
          </table:table-cell>
          <table:table-cell office:value-type="string" calcext:value-type="string">
            <text:p>EE - COLEGIO ESTADUAL GOVERNADOR OTAVIO MANGAB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75" calcext:value-type="float">
            <text:p>29190975</text:p>
          </table:table-cell>
          <table:table-cell office:value-type="string" calcext:value-type="string">
            <text:p>ESCOLA MUNICIPAL GOVERNADOR ROBERTO SAN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83" calcext:value-type="float">
            <text:p>29190983</text:p>
          </table:table-cell>
          <table:table-cell office:value-type="string" calcext:value-type="string">
            <text:p>ESCOLA MUNICIPAL IVONE VIEIRA LI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17" calcext:value-type="float">
            <text:p>29191017</text:p>
          </table:table-cell>
          <table:table-cell office:value-type="string" calcext:value-type="string">
            <text:p>EE - COLEGIO ESTADUAL MANOEL VITORIN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84" calcext:value-type="float">
            <text:p>29191084</text:p>
          </table:table-cell>
          <table:table-cell office:value-type="string" calcext:value-type="string">
            <text:p>EE - COLEGIO ESTADUAL PROFESSOR CARLOS SANT ANNA - TEMPO INTEGRAL</text:p>
          </table:table-cell>
          <table:table-cell office:value-type="string" calcext:value-type="string">
            <text:p>Esta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06" calcext:value-type="float">
            <text:p>29191106</text:p>
          </table:table-cell>
          <table:table-cell office:value-type="string" calcext:value-type="string">
            <text:p>EE - ESCOLA PROFESSORA CANDOLINA - CLASSE VI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14" calcext:value-type="float">
            <text:p>29191114</text:p>
          </table:table-cell>
          <table:table-cell office:value-type="string" calcext:value-type="string">
            <text:p>EE - COLEGIO ESTADUAL RUTH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30" calcext:value-type="float">
            <text:p>29191130</text:p>
          </table:table-cell>
          <table:table-cell office:value-type="string" calcext:value-type="string">
            <text:p>EE - COLEGIO ESTADUAL SATIRO D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49" calcext:value-type="float">
            <text:p>29191149</text:p>
          </table:table-cell>
          <table:table-cell office:value-type="string" calcext:value-type="string">
            <text:p>EE - COLEGIO ESTADUAL SOLANGE HORTELIO FRANC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65" calcext:value-type="float">
            <text:p>29191165</text:p>
          </table:table-cell>
          <table:table-cell office:value-type="string" calcext:value-type="string">
            <text:p>EE - COLEGIO ESTADUAL VISCONDE DE MAU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27" calcext:value-type="float">
            <text:p>29191327</text:p>
          </table:table-cell>
          <table:table-cell office:value-type="string" calcext:value-type="string">
            <text:p>ESCOLA MUNICIPAL LUIZA MAH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60" calcext:value-type="float">
            <text:p>29191360</text:p>
          </table:table-cell>
          <table:table-cell office:value-type="string" calcext:value-type="string">
            <text:p>EE - COLEGIO ESTADUAL DEPUTADO HENRIQUE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491" calcext:value-type="float">
            <text:p>29191491</text:p>
          </table:table-cell>
          <table:table-cell office:value-type="string" calcext:value-type="string">
            <text:p>ESCOLA DIVINO M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13" calcext:value-type="float">
            <text:p>29191513</text:p>
          </table:table-cell>
          <table:table-cell office:value-type="string" calcext:value-type="string">
            <text:p>EE - ESCOLA DE 1º GRAU JESUS CRIS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72" calcext:value-type="float">
            <text:p>29191572</text:p>
          </table:table-cell>
          <table:table-cell office:value-type="string" calcext:value-type="string">
            <text:p>EE - ESCOLA DOM AVELAR BRANDAO VIL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37" calcext:value-type="float">
            <text:p>29191637</text:p>
          </table:table-cell>
          <table:table-cell office:value-type="string" calcext:value-type="string">
            <text:p>EE - ESCOLA DONA JENNY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45" calcext:value-type="float">
            <text:p>29192145</text:p>
          </table:table-cell>
          <table:table-cell office:value-type="string" calcext:value-type="string">
            <text:p>EE - COLEGIO ESTADUAL RUY BARBOS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18" calcext:value-type="float">
            <text:p>29192218</text:p>
          </table:table-cell>
          <table:table-cell office:value-type="string" calcext:value-type="string">
            <text:p>EE - ESCOLA ESTADUAL RAUL 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26" calcext:value-type="float">
            <text:p>29192226</text:p>
          </table:table-cell>
          <table:table-cell office:value-type="string" calcext:value-type="string">
            <text:p>EE - COLEGIO ESTADUAL VALE DOS LAG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42" calcext:value-type="float">
            <text:p>29192242</text:p>
          </table:table-cell>
          <table:table-cell office:value-type="string" calcext:value-type="string">
            <text:p>EE - COLEGIO ESTADUAL MESTRE MOA DO KATE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11" calcext:value-type="float">
            <text:p>29192811</text:p>
          </table:table-cell>
          <table:table-cell office:value-type="string" calcext:value-type="string">
            <text:p>ESCOLA MUNICIPAL HILBERTO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38" calcext:value-type="float">
            <text:p>29192838</text:p>
          </table:table-cell>
          <table:table-cell office:value-type="string" calcext:value-type="string">
            <text:p>ESCOLA MUNICIPAL HILDETE BAHIA DE SOUZ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46" calcext:value-type="float">
            <text:p>29192846</text:p>
          </table:table-cell>
          <table:table-cell office:value-type="string" calcext:value-type="string">
            <text:p>ESCOLA MUNICIPAL HILDETE LOMAN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32" calcext:value-type="float">
            <text:p>29193532</text:p>
          </table:table-cell>
          <table:table-cell office:value-type="string" calcext:value-type="string">
            <text:p>EE - COLEGIO ESTADUAL MARECHAL MASCARENHAS DE MORA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56" calcext:value-type="float">
            <text:p>29193656</text:p>
          </table:table-cell>
          <table:table-cell office:value-type="string" calcext:value-type="string">
            <text:p>EE - ESCOLA MARIA ROMANA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99" calcext:value-type="float">
            <text:p>29193699</text:p>
          </table:table-cell>
          <table:table-cell office:value-type="string" calcext:value-type="string">
            <text:p>EE - COLEGIO ESTADUAL MARIO COSTA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737" calcext:value-type="float">
            <text:p>29193737</text:p>
          </table:table-cell>
          <table:table-cell office:value-type="string" calcext:value-type="string">
            <text:p>ESCOLA ESTADUAL MARQUES DE ABRANT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02" calcext:value-type="float">
            <text:p>29194202</text:p>
          </table:table-cell>
          <table:table-cell office:value-type="string" calcext:value-type="string">
            <text:p>ESCOLA MUNICIPAL DA PALESTI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37" calcext:value-type="float">
            <text:p>29194237</text:p>
          </table:table-cell>
          <table:table-cell office:value-type="string" calcext:value-type="string">
            <text:p>ESCOLA MUNICIPAL DE FAZENDA COU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53" calcext:value-type="float">
            <text:p>29194253</text:p>
          </table:table-cell>
          <table:table-cell office:value-type="string" calcext:value-type="string">
            <text:p>ESCOLA MUNICIPAL DE NOVA SUSSUARA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61" calcext:value-type="float">
            <text:p>29194261</text:p>
          </table:table-cell>
          <table:table-cell office:value-type="string" calcext:value-type="string">
            <text:p>ESCOLA MUNICIPAL DE PARIP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70" calcext:value-type="float">
            <text:p>29194270</text:p>
          </table:table-cell>
          <table:table-cell office:value-type="string" calcext:value-type="string">
            <text:p>ESCOLA MUNICIPAL DE PERIPERI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96" calcext:value-type="float">
            <text:p>29194296</text:p>
          </table:table-cell>
          <table:table-cell office:value-type="string" calcext:value-type="string">
            <text:p>ESCOLA MUNICIPAL DE PITUACU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318" calcext:value-type="float">
            <text:p>29194318</text:p>
          </table:table-cell>
          <table:table-cell office:value-type="string" calcext:value-type="string">
            <text:p>ESCOLA MUNICIPAL DE PLATAFOR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679" calcext:value-type="float">
            <text:p>29194679</text:p>
          </table:table-cell>
          <table:table-cell office:value-type="string" calcext:value-type="string">
            <text:p>ESCOLA MUNICIPAL NOSSA SENHORA DA PA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76" calcext:value-type="float">
            <text:p>29194776</text:p>
          </table:table-cell>
          <table:table-cell office:value-type="string" calcext:value-type="string">
            <text:p>EE - COLEGIO ESTADUAL NOSSA SENHORA DE FATIMA - DER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954" calcext:value-type="float">
            <text:p>29194954</text:p>
          </table:table-cell>
          <table:table-cell office:value-type="string" calcext:value-type="string">
            <text:p>ESCOLA MUNICIPAL OLGA FIGUEIREDO DE AZEVE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314" calcext:value-type="float">
            <text:p>29195314</text:p>
          </table:table-cell>
          <table:table-cell office:value-type="string" calcext:value-type="string">
            <text:p>ESCOLA MUNICIPAL PIRAJA DA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462" calcext:value-type="float">
            <text:p>29195462</text:p>
          </table:table-cell>
          <table:table-cell office:value-type="string" calcext:value-type="string">
            <text:p>EE - COLEGIO ESTADUAL PROFESSOR NOGUEIRA PASSOS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900" calcext:value-type="float">
            <text:p>29195900</text:p>
          </table:table-cell>
          <table:table-cell office:value-type="string" calcext:value-type="string">
            <text:p>ESCOLA MUNICIPAL SANTA R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795" calcext:value-type="float">
            <text:p>29196795</text:p>
          </table:table-cell>
          <table:table-cell office:value-type="string" calcext:value-type="string">
            <text:p>ESCOLA MUNICIPAL VISCONDE DE CAIRU DE BROT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841" calcext:value-type="float">
            <text:p>29196841</text:p>
          </table:table-cell>
          <table:table-cell office:value-type="string" calcext:value-type="string">
            <text:p>EE - COLEGIO ESTADUAL ZUMBI DOS PALMARES - QUILOMBOL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36" calcext:value-type="float">
            <text:p>29198836</text:p>
          </table:table-cell>
          <table:table-cell office:value-type="string" calcext:value-type="string">
            <text:p>ESCOLA MUNICIPAL TEODORO SAMPAI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44" calcext:value-type="float">
            <text:p>29198844</text:p>
          </table:table-cell>
          <table:table-cell office:value-type="string" calcext:value-type="string">
            <text:p>ESCOLA MUNICIPAL CLERISTON ANDRA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33" calcext:value-type="float">
            <text:p>29198933</text:p>
          </table:table-cell>
          <table:table-cell office:value-type="string" calcext:value-type="string">
            <text:p>ESCOLA MUNICIPAL D ARLETE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92" calcext:value-type="float">
            <text:p>29198992</text:p>
          </table:table-cell>
          <table:table-cell office:value-type="string" calcext:value-type="string">
            <text:p>GINASIO DO SERVIDOR PUBL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34" calcext:value-type="float">
            <text:p>29199034</text:p>
          </table:table-cell>
          <table:table-cell office:value-type="string" calcext:value-type="string">
            <text:p>EE - ESCOLA ESTADUAL MINISTRO PIRES 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50" calcext:value-type="float">
            <text:p>29199050</text:p>
          </table:table-cell>
          <table:table-cell office:value-type="string" calcext:value-type="string">
            <text:p>ESCOLA MUNICIPAL SEBASTIAO DI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69" calcext:value-type="float">
            <text:p>29199069</text:p>
          </table:table-cell>
          <table:table-cell office:value-type="string" calcext:value-type="string">
            <text:p>ESCOLA MUNICIPAL PROFESSOR ALEXANDRE LEAL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522" calcext:value-type="float">
            <text:p>29199522</text:p>
          </table:table-cell>
          <table:table-cell office:value-type="string" calcext:value-type="string">
            <text:p>INSTITUTO MUNICIPAL DE EDUCACAO PROFESSOR JOSE ARAPIRACA</text:p>
          </table:table-cell>
          <table:table-cell office:value-type="string" calcext:value-type="string">
            <text:p>Municip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859" calcext:value-type="float">
            <text:p>29199859</text:p>
          </table:table-cell>
          <table:table-cell office:value-type="string" calcext:value-type="string">
            <text:p>NUCLEO EDUCACION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32" calcext:value-type="float">
            <text:p>29200032</text:p>
          </table:table-cell>
          <table:table-cell office:value-type="string" calcext:value-type="string">
            <text:p>EE - COLEGIO ESTADUAL PROFESSORA ANGELITA MORE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554" calcext:value-type="float">
            <text:p>29336554</text:p>
          </table:table-cell>
          <table:table-cell office:value-type="string" calcext:value-type="string">
            <text:p>ESCOLA MUNICIPAL DE ITACARANHA MANOEL FAUSTIN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624" calcext:value-type="float">
            <text:p>29357624</text:p>
          </table:table-cell>
          <table:table-cell office:value-type="string" calcext:value-type="string">
            <text:p>EE - ESCOLA ESTADUAL LEA LE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748" calcext:value-type="float">
            <text:p>29357748</text:p>
          </table:table-cell>
          <table:table-cell office:value-type="string" calcext:value-type="string">
            <text:p>ESCOLA ESTADUAL LUIZ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043" calcext:value-type="float">
            <text:p>29358043</text:p>
          </table:table-cell>
          <table:table-cell office:value-type="string" calcext:value-type="string">
            <text:p>ESCOLA MUNICIPAL ELYSIO ATHAY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140" calcext:value-type="float">
            <text:p>29358140</text:p>
          </table:table-cell>
          <table:table-cell office:value-type="string" calcext:value-type="string">
            <text:p>EE - ESCOLA ESTADUAL ANISIO TEIXEIRA - CLASSE V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9597" calcext:value-type="float">
            <text:p>29359597</text:p>
          </table:table-cell>
          <table:table-cell office:value-type="string" calcext:value-type="string">
            <text:p>EE - COLEGIO ESTADUAL FRANCISCO D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8138" calcext:value-type="float">
            <text:p>29368138</text:p>
          </table:table-cell>
          <table:table-cell office:value-type="string" calcext:value-type="string">
            <text:p>ESCOLA MUNICIPAL PROFESSOR ANTONIO CARVALHO GUED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9380" calcext:value-type="float">
            <text:p>29369380</text:p>
          </table:table-cell>
          <table:table-cell office:value-type="string" calcext:value-type="string">
            <text:p>ESCOLA GUIOMAR FLORENC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74677" calcext:value-type="float">
            <text:p>29374677</text:p>
          </table:table-cell>
          <table:table-cell office:value-type="string" calcext:value-type="string">
            <text:p>EE - ESCOLA ESTADUAL SEVERINO VIEI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4613" calcext:value-type="float">
            <text:p>29384613</text:p>
          </table:table-cell>
          <table:table-cell office:value-type="string" calcext:value-type="string">
            <text:p>ESCOLA MUNICIPAL AMELIA RODRIGU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9335" calcext:value-type="float">
            <text:p>29399335</text:p>
          </table:table-cell>
          <table:table-cell office:value-type="string" calcext:value-type="string">
            <text:p>ESCOLA MUNICIPAL PROFESSOR CLAUDIO VEIG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23" calcext:value-type="float">
            <text:p>29404223</text:p>
          </table:table-cell>
          <table:table-cell office:value-type="string" calcext:value-type="string">
            <text:p>EE - COLEGIO ESTADUAL PROFESSOR LUIS DE MOURA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12" calcext:value-type="float">
            <text:p>29404312</text:p>
          </table:table-cell>
          <table:table-cell office:value-type="string" calcext:value-type="string">
            <text:p>EE - ESCOLA ESTADUAL PROFESSOR GERMANO MACHADO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436" calcext:value-type="float">
            <text:p>29404436</text:p>
          </table:table-cell>
          <table:table-cell office:value-type="string" calcext:value-type="string">
            <text:p>ESCOLA MUNICIPAL 15 DE OUTUB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592" calcext:value-type="float">
            <text:p>29404592</text:p>
          </table:table-cell>
          <table:table-cell office:value-type="string" calcext:value-type="string">
            <text:p>ESCOLA MUNICIPAL BARBOSA ROME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688" calcext:value-type="float">
            <text:p>29411688</text:p>
          </table:table-cell>
          <table:table-cell office:value-type="string" calcext:value-type="string">
            <text:p>EE - ESCOLA ESTADUAL PROFESSOR IGNACIO LUNEL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337" calcext:value-type="float">
            <text:p>29422337</text:p>
          </table:table-cell>
          <table:table-cell office:value-type="string" calcext:value-type="string">
            <text:p>EE - ESCOLA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5981" calcext:value-type="float">
            <text:p>29445981</text:p>
          </table:table-cell>
          <table:table-cell office:value-type="string" calcext:value-type="string">
            <text:p>ESCOLA MUNICIPAL PROFESSOR MANOEL DE ALMEIDA CRU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607" calcext:value-type="float">
            <text:p>29447607</text:p>
          </table:table-cell>
          <table:table-cell office:value-type="string" calcext:value-type="string">
            <text:p>ESCOLA MUNICIPAL ALLAN KARDEC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227" calcext:value-type="float">
            <text:p>29449227</text:p>
          </table:table-cell>
          <table:table-cell office:value-type="string" calcext:value-type="string">
            <text:p>ESCOLA MUNICIPAL JORGE AMA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6274" calcext:value-type="float">
            <text:p>29456274</text:p>
          </table:table-cell>
          <table:table-cell office:value-type="string" calcext:value-type="string">
            <text:p>ESCOLA MUNICIPAL 2 DE JULH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72857" calcext:value-type="float">
            <text:p>29472857</text:p>
          </table:table-cell>
          <table:table-cell office:value-type="string" calcext:value-type="string">
            <text:p>ESCOLA MUNICIPAL JARDIM DAS MARGARI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534801" calcext:value-type="float">
            <text:p>29534801</text:p>
          </table:table-cell>
          <table:table-cell office:value-type="string" calcext:value-type="string">
            <text:p>ESCOLA MUNICIPAL PROFESSORA OLGA METTIG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42727" calcext:value-type="float">
            <text:p>29842727</text:p>
          </table:table-cell>
          <table:table-cell office:value-type="string" calcext:value-type="string">
            <text:p>EE - COLEGIO ESTADUAL DEPUTADO HERCULAN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54750" calcext:value-type="float">
            <text:p>29854750</text:p>
          </table:table-cell>
          <table:table-cell office:value-type="string" calcext:value-type="string">
            <text:p>ESCOLA MUNICIPAL MANOEL HENRIQUE DA SILVA BARRA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19" calcext:value-type="float">
            <text:p>29179319</text:p>
          </table:table-cell>
          <table:table-cell office:value-type="string" calcext:value-type="string">
            <text:p>ESCOLA MUNICIPAL CAMPINAS DE PIRAJ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94" calcext:value-type="float">
            <text:p>29179394</text:p>
          </table:table-cell>
          <table:table-cell office:value-type="string" calcext:value-type="string">
            <text:p>EE - CENTRO EDUCACIONAL CARNEIRO RIBEIRO - CLASSE 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548" calcext:value-type="float">
            <text:p>29179548</text:p>
          </table:table-cell>
          <table:table-cell office:value-type="string" calcext:value-type="string">
            <text:p>EE - CENTRO EDUCACIONAL CARNEIRO RIBEIRO - CLASSE 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629" calcext:value-type="float">
            <text:p>29179629</text:p>
          </table:table-cell>
          <table:table-cell office:value-type="string" calcext:value-type="string">
            <text:p>EE - CENTRO EDUCACIONAL CARNEIRO RIBEIRO - CLASSE 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244" calcext:value-type="float">
            <text:p>29180244</text:p>
          </table:table-cell>
          <table:table-cell office:value-type="string" calcext:value-type="string">
            <text:p>ESCOLA MUNICIPAL PROFESSORA SUZANA IMBASSAHY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69" calcext:value-type="float">
            <text:p>29182069</text:p>
          </table:table-cell>
          <table:table-cell office:value-type="string" calcext:value-type="string">
            <text:p>ESCOLA MUNICIPAL ADROALDO RIBEIRO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55" calcext:value-type="float">
            <text:p>29182255</text:p>
          </table:table-cell>
          <table:table-cell office:value-type="string" calcext:value-type="string">
            <text:p>COLEGIO ESTADUAL PROFESSORA ANFRISIA SANTIA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80" calcext:value-type="float">
            <text:p>29182280</text:p>
          </table:table-cell>
          <table:table-cell office:value-type="string" calcext:value-type="string">
            <text:p>EE - COLEGIO ESTADUAL URSULA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839" calcext:value-type="float">
            <text:p>29183839</text:p>
          </table:table-cell>
          <table:table-cell office:value-type="string" calcext:value-type="string">
            <text:p>EE - ESCOLA ESTADUAL PROFESSORA ARMANDINA MARQU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088" calcext:value-type="float">
            <text:p>29184088</text:p>
          </table:table-cell>
          <table:table-cell office:value-type="string" calcext:value-type="string">
            <text:p>ESCOLA MUNICIPAL ABRIGO FILHOS DO POV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320" calcext:value-type="float">
            <text:p>29184320</text:p>
          </table:table-cell>
          <table:table-cell office:value-type="string" calcext:value-type="string">
            <text:p>ESCOLA MUNICIPAL DR ANTONIO CARLOS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49" calcext:value-type="float">
            <text:p>29185149</text:p>
          </table:table-cell>
          <table:table-cell office:value-type="string" calcext:value-type="string">
            <text:p>ESCOLA ESTADUAL DR EDUARDO BIZARRIA MAMEDE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51" calcext:value-type="float">
            <text:p>29185351</text:p>
          </table:table-cell>
          <table:table-cell office:value-type="string" calcext:value-type="string">
            <text:p>EE - COLEGIO ESTADUAL LEDA JESUINO DOS SANTOS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08" calcext:value-type="float">
            <text:p>29185408</text:p>
          </table:table-cell>
          <table:table-cell office:value-type="string" calcext:value-type="string">
            <text:p>EE - ESCOLA ESTADUAL PROFESSORA MARIINHA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59" calcext:value-type="float">
            <text:p>29185459</text:p>
          </table:table-cell>
          <table:table-cell office:value-type="string" calcext:value-type="string">
            <text:p>ESCOLA MUNICIPAL PADRE NORBER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793" calcext:value-type="float">
            <text:p>29185793</text:p>
          </table:table-cell>
          <table:table-cell office:value-type="string" calcext:value-type="string">
            <text:p>ESCOLA MUNICIPAL JOIR BRASILEI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23" calcext:value-type="float">
            <text:p>29185823</text:p>
          </table:table-cell>
          <table:table-cell office:value-type="string" calcext:value-type="string">
            <text:p>EE - ESCOLA ESTADUAL JURACY MAGALHAE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82" calcext:value-type="float">
            <text:p>29185882</text:p>
          </table:table-cell>
          <table:table-cell office:value-type="string" calcext:value-type="string">
            <text:p>EE - COLEGIO ESTADUAL LEOPOLDO DOS REI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285" calcext:value-type="float">
            <text:p>29186285</text:p>
          </table:table-cell>
          <table:table-cell office:value-type="string" calcext:value-type="string">
            <text:p>ESCOLA MUNICIPAL ALMIRANTE ERNESTO DE MOURAO S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366" calcext:value-type="float">
            <text:p>29186366</text:p>
          </table:table-cell>
          <table:table-cell office:value-type="string" calcext:value-type="string">
            <text:p>ESCOLA MUNICIPAL MARIA CONSTAN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36" calcext:value-type="float">
            <text:p>29186536</text:p>
          </table:table-cell>
          <table:table-cell office:value-type="string" calcext:value-type="string">
            <text:p>ESCOLA MUNICIPAL DE ILHA DE M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52" calcext:value-type="float">
            <text:p>29186552</text:p>
          </table:table-cell>
          <table:table-cell office:value-type="string" calcext:value-type="string">
            <text:p>EE - ESCOLA ESTADUAL PROFESSORA NATALIA VIN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625" calcext:value-type="float">
            <text:p>29186625</text:p>
          </table:table-cell>
          <table:table-cell office:value-type="string" calcext:value-type="string">
            <text:p>ESCOLA MUNICIPAL NOSSA SENHORA DE NAZ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749" calcext:value-type="float">
            <text:p>29186749</text:p>
          </table:table-cell>
          <table:table-cell office:value-type="string" calcext:value-type="string">
            <text:p>EE - ESCOLA OCRIDALINA MADU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79" calcext:value-type="float">
            <text:p>29187079</text:p>
          </table:table-cell>
          <table:table-cell office:value-type="string" calcext:value-type="string">
            <text:p>EE - ESCOLA PRESCILIANO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95" calcext:value-type="float">
            <text:p>29187095</text:p>
          </table:table-cell>
          <table:table-cell office:value-type="string" calcext:value-type="string">
            <text:p>EE - COLEGIO ESTADUAL PRINCESA IZAB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38" calcext:value-type="float">
            <text:p>29187338</text:p>
          </table:table-cell>
          <table:table-cell office:value-type="string" calcext:value-type="string">
            <text:p>ESCOLA MUNICIPAL PROFESSORA MARIA JOSE DE PAULA MOREIR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46" calcext:value-type="float">
            <text:p>29187346</text:p>
          </table:table-cell>
          <table:table-cell office:value-type="string" calcext:value-type="string">
            <text:p>EE - ESCOLA PROFESSOR ROBERTO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70" calcext:value-type="float">
            <text:p>29187370</text:p>
          </table:table-cell>
          <table:table-cell office:value-type="string" calcext:value-type="string">
            <text:p>ESCOLA MUNICIPAL PROFª ALEXANDRINA SANTOS PITA</text:p>
          </table:table-cell>
          <table:table-cell office:value-type="string" calcext:value-type="string">
            <text:p>Municip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770" calcext:value-type="float">
            <text:p>29187770</text:p>
          </table:table-cell>
          <table:table-cell office:value-type="string" calcext:value-type="string">
            <text:p>EE - ESCOLA SANTA EDWIRGEN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877" calcext:value-type="float">
            <text:p>29187877</text:p>
          </table:table-cell>
          <table:table-cell office:value-type="string" calcext:value-type="string">
            <text:p>EE - ESCOLA ESTADUAL PIERRE VERGE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31" calcext:value-type="float">
            <text:p>29188431</text:p>
          </table:table-cell>
          <table:table-cell office:value-type="string" calcext:value-type="string">
            <text:p>EE - ESCOLA TEODORO SAMPA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58" calcext:value-type="float">
            <text:p>29188458</text:p>
          </table:table-cell>
          <table:table-cell office:value-type="string" calcext:value-type="string">
            <text:p>EE - COLEGIO ESTADUAL TEREZA HELENA MATA PIRE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95" calcext:value-type="float">
            <text:p>29188695</text:p>
          </table:table-cell>
          <table:table-cell office:value-type="string" calcext:value-type="string">
            <text:p>EE - ESCOLA VISCONDE DE ITAPAR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68" calcext:value-type="float">
            <text:p>29188768</text:p>
          </table:table-cell>
          <table:table-cell office:value-type="string" calcext:value-type="string">
            <text:p>EE - COLEGIO ESTADUAL JOSIAS DE ALMEIDA MEL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84" calcext:value-type="float">
            <text:p>29188784</text:p>
          </table:table-cell>
          <table:table-cell office:value-type="string" calcext:value-type="string">
            <text:p>EE - ESCOLA ESTADUAL DEPUTADO NAOMAR ALCANTA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71" calcext:value-type="float">
            <text:p>29189071</text:p>
          </table:table-cell>
          <table:table-cell office:value-type="string" calcext:value-type="string">
            <text:p>ESCOLA MUNICIPAL ALFREDO AMOR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80" calcext:value-type="float">
            <text:p>29189080</text:p>
          </table:table-cell>
          <table:table-cell office:value-type="string" calcext:value-type="string">
            <text:p>EE - COLEGIO ESTADUAL ALFRED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68" calcext:value-type="float">
            <text:p>29189268</text:p>
          </table:table-cell>
          <table:table-cell office:value-type="string" calcext:value-type="string">
            <text:p>EE - ESCOLA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675" calcext:value-type="float">
            <text:p>29189675</text:p>
          </table:table-cell>
          <table:table-cell office:value-type="string" calcext:value-type="string">
            <text:p>ESCOLA MUNICIPAL BRIGADEIRO EDUARDO GOM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950" calcext:value-type="float">
            <text:p>29189950</text:p>
          </table:table-cell>
          <table:table-cell office:value-type="string" calcext:value-type="string">
            <text:p>EE - ESCOLA ESTADUAL CASTRO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61" calcext:value-type="float">
            <text:p>29190061</text:p>
          </table:table-cell>
          <table:table-cell office:value-type="string" calcext:value-type="string">
            <text:p>ESCOLA MUNICIPAL CIDADE DE JEQUI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18" calcext:value-type="float">
            <text:p>29190118</text:p>
          </table:table-cell>
          <table:table-cell office:value-type="string" calcext:value-type="string">
            <text:p>EE - ESCOLA CLARITA MARIA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42" calcext:value-type="float">
            <text:p>29190142</text:p>
          </table:table-cell>
          <table:table-cell office:value-type="string" calcext:value-type="string">
            <text:p>EE - ESCOLA CLETO ARAPONG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274" calcext:value-type="float">
            <text:p>29190274</text:p>
          </table:table-cell>
          <table:table-cell office:value-type="string" calcext:value-type="string">
            <text:p>ESCOLA MUNICIPAL MARIA DOLOR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30" calcext:value-type="float">
            <text:p>29190630</text:p>
          </table:table-cell>
          <table:table-cell office:value-type="string" calcext:value-type="string">
            <text:p>EE - ESCOLA CUPERTINO DE LACER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57" calcext:value-type="float">
            <text:p>29190657</text:p>
          </table:table-cell>
          <table:table-cell office:value-type="string" calcext:value-type="string">
            <text:p>ESCOLA MUNICIPAL HELENA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20" calcext:value-type="float">
            <text:p>29190720</text:p>
          </table:table-cell>
          <table:table-cell office:value-type="string" calcext:value-type="string">
            <text:p>EE - COLEGIO ESTADUAL DANIEL LISBO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16" calcext:value-type="float">
            <text:p>29190916</text:p>
          </table:table-cell>
          <table:table-cell office:value-type="string" calcext:value-type="string">
            <text:p>EE - COLEGIO ESTADUAL EDIVALDO BOAVENTURA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32" calcext:value-type="float">
            <text:p>29190932</text:p>
          </table:table-cell>
          <table:table-cell office:value-type="string" calcext:value-type="string">
            <text:p>EE - COLEGIO ESTADUAL EURICLES DE MATO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67" calcext:value-type="float">
            <text:p>29190967</text:p>
          </table:table-cell>
          <table:table-cell office:value-type="string" calcext:value-type="string">
            <text:p>EE - COLEGIO ESTADUAL GOVERNADOR OTAVIO MANGAB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75" calcext:value-type="float">
            <text:p>29190975</text:p>
          </table:table-cell>
          <table:table-cell office:value-type="string" calcext:value-type="string">
            <text:p>ESCOLA MUNICIPAL GOVERNADOR ROBERTO SAN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83" calcext:value-type="float">
            <text:p>29190983</text:p>
          </table:table-cell>
          <table:table-cell office:value-type="string" calcext:value-type="string">
            <text:p>ESCOLA MUNICIPAL IVONE VIEIRA LI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17" calcext:value-type="float">
            <text:p>29191017</text:p>
          </table:table-cell>
          <table:table-cell office:value-type="string" calcext:value-type="string">
            <text:p>EE - COLEGIO ESTADUAL MANOEL VITORIN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84" calcext:value-type="float">
            <text:p>29191084</text:p>
          </table:table-cell>
          <table:table-cell office:value-type="string" calcext:value-type="string">
            <text:p>EE - COLEGIO ESTADUAL PROFESSOR CARLOS SANT ANN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06" calcext:value-type="float">
            <text:p>29191106</text:p>
          </table:table-cell>
          <table:table-cell office:value-type="string" calcext:value-type="string">
            <text:p>EE - ESCOLA PROFESSORA CANDOLINA - CLASSE VI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14" calcext:value-type="float">
            <text:p>29191114</text:p>
          </table:table-cell>
          <table:table-cell office:value-type="string" calcext:value-type="string">
            <text:p>EE - COLEGIO ESTADUAL RUTH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30" calcext:value-type="float">
            <text:p>29191130</text:p>
          </table:table-cell>
          <table:table-cell office:value-type="string" calcext:value-type="string">
            <text:p>EE - COLEGIO ESTADUAL SATIRO D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49" calcext:value-type="float">
            <text:p>29191149</text:p>
          </table:table-cell>
          <table:table-cell office:value-type="string" calcext:value-type="string">
            <text:p>EE - COLEGIO ESTADUAL SOLANGE HORTELIO FRANCO - TEMPO INTEGRAL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65" calcext:value-type="float">
            <text:p>29191165</text:p>
          </table:table-cell>
          <table:table-cell office:value-type="string" calcext:value-type="string">
            <text:p>EE - COLEGIO ESTADUAL VISCONDE DE MAU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27" calcext:value-type="float">
            <text:p>29191327</text:p>
          </table:table-cell>
          <table:table-cell office:value-type="string" calcext:value-type="string">
            <text:p>ESCOLA MUNICIPAL LUIZA MAH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60" calcext:value-type="float">
            <text:p>29191360</text:p>
          </table:table-cell>
          <table:table-cell office:value-type="string" calcext:value-type="string">
            <text:p>EE - COLEGIO ESTADUAL DEPUTADO HENRIQUE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491" calcext:value-type="float">
            <text:p>29191491</text:p>
          </table:table-cell>
          <table:table-cell office:value-type="string" calcext:value-type="string">
            <text:p>ESCOLA DIVINO M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13" calcext:value-type="float">
            <text:p>29191513</text:p>
          </table:table-cell>
          <table:table-cell office:value-type="string" calcext:value-type="string">
            <text:p>EE - ESCOLA DE 1º GRAU JESUS CRIS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72" calcext:value-type="float">
            <text:p>29191572</text:p>
          </table:table-cell>
          <table:table-cell office:value-type="string" calcext:value-type="string">
            <text:p>EE - ESCOLA DOM AVELAR BRANDAO VIL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37" calcext:value-type="float">
            <text:p>29191637</text:p>
          </table:table-cell>
          <table:table-cell office:value-type="string" calcext:value-type="string">
            <text:p>EE - ESCOLA DONA JENNY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45" calcext:value-type="float">
            <text:p>29192145</text:p>
          </table:table-cell>
          <table:table-cell office:value-type="string" calcext:value-type="string">
            <text:p>EE - COLEGIO ESTADUAL RUY BARBOS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18" calcext:value-type="float">
            <text:p>29192218</text:p>
          </table:table-cell>
          <table:table-cell office:value-type="string" calcext:value-type="string">
            <text:p>EE - ESCOLA ESTADUAL RAUL 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26" calcext:value-type="float">
            <text:p>29192226</text:p>
          </table:table-cell>
          <table:table-cell office:value-type="string" calcext:value-type="string">
            <text:p>EE - COLEGIO ESTADUAL VALE DOS LAG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42" calcext:value-type="float">
            <text:p>29192242</text:p>
          </table:table-cell>
          <table:table-cell office:value-type="string" calcext:value-type="string">
            <text:p>EE - COLEGIO ESTADUAL MESTRE MOA DO KATE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11" calcext:value-type="float">
            <text:p>29192811</text:p>
          </table:table-cell>
          <table:table-cell office:value-type="string" calcext:value-type="string">
            <text:p>ESCOLA MUNICIPAL HILBERTO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38" calcext:value-type="float">
            <text:p>29192838</text:p>
          </table:table-cell>
          <table:table-cell office:value-type="string" calcext:value-type="string">
            <text:p>ESCOLA MUNICIPAL HILDETE BAHIA DE SOUZ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46" calcext:value-type="float">
            <text:p>29192846</text:p>
          </table:table-cell>
          <table:table-cell office:value-type="string" calcext:value-type="string">
            <text:p>ESCOLA MUNICIPAL HILDETE LOMAN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32" calcext:value-type="float">
            <text:p>29193532</text:p>
          </table:table-cell>
          <table:table-cell office:value-type="string" calcext:value-type="string">
            <text:p>EE - COLEGIO ESTADUAL MARECHAL MASCARENHAS DE MORA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56" calcext:value-type="float">
            <text:p>29193656</text:p>
          </table:table-cell>
          <table:table-cell office:value-type="string" calcext:value-type="string">
            <text:p>EE - ESCOLA MARIA ROMANA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99" calcext:value-type="float">
            <text:p>29193699</text:p>
          </table:table-cell>
          <table:table-cell office:value-type="string" calcext:value-type="string">
            <text:p>EE - COLEGIO ESTADUAL MARIO COSTA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737" calcext:value-type="float">
            <text:p>29193737</text:p>
          </table:table-cell>
          <table:table-cell office:value-type="string" calcext:value-type="string">
            <text:p>ESCOLA ESTADUAL MARQUES DE ABRANT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02" calcext:value-type="float">
            <text:p>29194202</text:p>
          </table:table-cell>
          <table:table-cell office:value-type="string" calcext:value-type="string">
            <text:p>ESCOLA MUNICIPAL DA PALESTI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37" calcext:value-type="float">
            <text:p>29194237</text:p>
          </table:table-cell>
          <table:table-cell office:value-type="string" calcext:value-type="string">
            <text:p>ESCOLA MUNICIPAL DE FAZENDA COU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53" calcext:value-type="float">
            <text:p>29194253</text:p>
          </table:table-cell>
          <table:table-cell office:value-type="string" calcext:value-type="string">
            <text:p>ESCOLA MUNICIPAL DE NOVA SUSSUARA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61" calcext:value-type="float">
            <text:p>29194261</text:p>
          </table:table-cell>
          <table:table-cell office:value-type="string" calcext:value-type="string">
            <text:p>ESCOLA MUNICIPAL DE PARIP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70" calcext:value-type="float">
            <text:p>29194270</text:p>
          </table:table-cell>
          <table:table-cell office:value-type="string" calcext:value-type="string">
            <text:p>ESCOLA MUNICIPAL DE PERIPERI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96" calcext:value-type="float">
            <text:p>29194296</text:p>
          </table:table-cell>
          <table:table-cell office:value-type="string" calcext:value-type="string">
            <text:p>ESCOLA MUNICIPAL DE PITUACU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318" calcext:value-type="float">
            <text:p>29194318</text:p>
          </table:table-cell>
          <table:table-cell office:value-type="string" calcext:value-type="string">
            <text:p>ESCOLA MUNICIPAL DE PLATAFOR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679" calcext:value-type="float">
            <text:p>29194679</text:p>
          </table:table-cell>
          <table:table-cell office:value-type="string" calcext:value-type="string">
            <text:p>ESCOLA MUNICIPAL NOSSA SENHORA DA PA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76" calcext:value-type="float">
            <text:p>29194776</text:p>
          </table:table-cell>
          <table:table-cell office:value-type="string" calcext:value-type="string">
            <text:p>EE - COLEGIO ESTADUAL NOSSA SENHORA DE FATIMA - DER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954" calcext:value-type="float">
            <text:p>29194954</text:p>
          </table:table-cell>
          <table:table-cell office:value-type="string" calcext:value-type="string">
            <text:p>ESCOLA MUNICIPAL OLGA FIGUEIREDO DE AZEVE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314" calcext:value-type="float">
            <text:p>29195314</text:p>
          </table:table-cell>
          <table:table-cell office:value-type="string" calcext:value-type="string">
            <text:p>ESCOLA MUNICIPAL PIRAJA DA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462" calcext:value-type="float">
            <text:p>29195462</text:p>
          </table:table-cell>
          <table:table-cell office:value-type="string" calcext:value-type="string">
            <text:p>EE - COLEGIO ESTADUAL PROFESSOR NOGUEIRA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900" calcext:value-type="float">
            <text:p>29195900</text:p>
          </table:table-cell>
          <table:table-cell office:value-type="string" calcext:value-type="string">
            <text:p>ESCOLA MUNICIPAL SANTA R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795" calcext:value-type="float">
            <text:p>29196795</text:p>
          </table:table-cell>
          <table:table-cell office:value-type="string" calcext:value-type="string">
            <text:p>ESCOLA MUNICIPAL VISCONDE DE CAIRU DE BROTAS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841" calcext:value-type="float">
            <text:p>29196841</text:p>
          </table:table-cell>
          <table:table-cell office:value-type="string" calcext:value-type="string">
            <text:p>EE - COLEGIO ESTADUAL ZUMBI DOS PALMARES - QUILOMBOLA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36" calcext:value-type="float">
            <text:p>29198836</text:p>
          </table:table-cell>
          <table:table-cell office:value-type="string" calcext:value-type="string">
            <text:p>ESCOLA MUNICIPAL TEODORO SAMPAI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44" calcext:value-type="float">
            <text:p>29198844</text:p>
          </table:table-cell>
          <table:table-cell office:value-type="string" calcext:value-type="string">
            <text:p>ESCOLA MUNICIPAL CLERISTON ANDRA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33" calcext:value-type="float">
            <text:p>29198933</text:p>
          </table:table-cell>
          <table:table-cell office:value-type="string" calcext:value-type="string">
            <text:p>ESCOLA MUNICIPAL D ARLETE MAGALHAES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92" calcext:value-type="float">
            <text:p>29198992</text:p>
          </table:table-cell>
          <table:table-cell office:value-type="string" calcext:value-type="string">
            <text:p>GINASIO DO SERVIDOR PUBL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34" calcext:value-type="float">
            <text:p>29199034</text:p>
          </table:table-cell>
          <table:table-cell office:value-type="string" calcext:value-type="string">
            <text:p>EE - ESCOLA ESTADUAL MINISTRO PIRES 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50" calcext:value-type="float">
            <text:p>29199050</text:p>
          </table:table-cell>
          <table:table-cell office:value-type="string" calcext:value-type="string">
            <text:p>ESCOLA MUNICIPAL SEBASTIAO DI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69" calcext:value-type="float">
            <text:p>29199069</text:p>
          </table:table-cell>
          <table:table-cell office:value-type="string" calcext:value-type="string">
            <text:p>ESCOLA MUNICIPAL PROFESSOR ALEXANDRE LEAL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522" calcext:value-type="float">
            <text:p>29199522</text:p>
          </table:table-cell>
          <table:table-cell office:value-type="string" calcext:value-type="string">
            <text:p>INSTITUTO MUNICIPAL DE EDUCACAO PROFESSOR JOSE ARAPIRACA</text:p>
          </table:table-cell>
          <table:table-cell office:value-type="string" calcext:value-type="string">
            <text:p>Municip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859" calcext:value-type="float">
            <text:p>29199859</text:p>
          </table:table-cell>
          <table:table-cell office:value-type="string" calcext:value-type="string">
            <text:p>NUCLEO EDUCACION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32" calcext:value-type="float">
            <text:p>29200032</text:p>
          </table:table-cell>
          <table:table-cell office:value-type="string" calcext:value-type="string">
            <text:p>EE - COLEGIO ESTADUAL PROFESSORA ANGELITA MORE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554" calcext:value-type="float">
            <text:p>29336554</text:p>
          </table:table-cell>
          <table:table-cell office:value-type="string" calcext:value-type="string">
            <text:p>ESCOLA MUNICIPAL DE ITACARANHA MANOEL FAUSTIN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624" calcext:value-type="float">
            <text:p>29357624</text:p>
          </table:table-cell>
          <table:table-cell office:value-type="string" calcext:value-type="string">
            <text:p>EE - ESCOLA ESTADUAL LEA LE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748" calcext:value-type="float">
            <text:p>29357748</text:p>
          </table:table-cell>
          <table:table-cell office:value-type="string" calcext:value-type="string">
            <text:p>ESCOLA ESTADUAL LUIZ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043" calcext:value-type="float">
            <text:p>29358043</text:p>
          </table:table-cell>
          <table:table-cell office:value-type="string" calcext:value-type="string">
            <text:p>ESCOLA MUNICIPAL ELYSIO ATHAY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140" calcext:value-type="float">
            <text:p>29358140</text:p>
          </table:table-cell>
          <table:table-cell office:value-type="string" calcext:value-type="string">
            <text:p>EE - ESCOLA ESTADUAL ANISIO TEIXEIRA - CLASSE V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9597" calcext:value-type="float">
            <text:p>29359597</text:p>
          </table:table-cell>
          <table:table-cell office:value-type="string" calcext:value-type="string">
            <text:p>EE - COLEGIO ESTADUAL FRANCISCO D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8138" calcext:value-type="float">
            <text:p>29368138</text:p>
          </table:table-cell>
          <table:table-cell office:value-type="string" calcext:value-type="string">
            <text:p>ESCOLA MUNICIPAL PROFESSOR ANTONIO CARVALHO GUED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9380" calcext:value-type="float">
            <text:p>29369380</text:p>
          </table:table-cell>
          <table:table-cell office:value-type="string" calcext:value-type="string">
            <text:p>ESCOLA GUIOMAR FLORENC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74677" calcext:value-type="float">
            <text:p>29374677</text:p>
          </table:table-cell>
          <table:table-cell office:value-type="string" calcext:value-type="string">
            <text:p>EE - ESCOLA ESTADUAL SEVERINO VIEI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4613" calcext:value-type="float">
            <text:p>29384613</text:p>
          </table:table-cell>
          <table:table-cell office:value-type="string" calcext:value-type="string">
            <text:p>ESCOLA MUNICIPAL AMELIA RODRIGUES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9335" calcext:value-type="float">
            <text:p>29399335</text:p>
          </table:table-cell>
          <table:table-cell office:value-type="string" calcext:value-type="string">
            <text:p>ESCOLA MUNICIPAL PROFESSOR CLAUDIO VEIG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23" calcext:value-type="float">
            <text:p>29404223</text:p>
          </table:table-cell>
          <table:table-cell office:value-type="string" calcext:value-type="string">
            <text:p>EE - COLEGIO ESTADUAL PROFESSOR LUIS DE MOURA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12" calcext:value-type="float">
            <text:p>29404312</text:p>
          </table:table-cell>
          <table:table-cell office:value-type="string" calcext:value-type="string">
            <text:p>EE - ESCOLA ESTADUAL PROFESSOR GERMANO MACHADO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436" calcext:value-type="float">
            <text:p>29404436</text:p>
          </table:table-cell>
          <table:table-cell office:value-type="string" calcext:value-type="string">
            <text:p>ESCOLA MUNICIPAL 15 DE OUTUB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592" calcext:value-type="float">
            <text:p>29404592</text:p>
          </table:table-cell>
          <table:table-cell office:value-type="string" calcext:value-type="string">
            <text:p>ESCOLA MUNICIPAL BARBOSA ROME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688" calcext:value-type="float">
            <text:p>29411688</text:p>
          </table:table-cell>
          <table:table-cell office:value-type="string" calcext:value-type="string">
            <text:p>EE - ESCOLA ESTADUAL PROFESSOR IGNACIO LUNEL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337" calcext:value-type="float">
            <text:p>29422337</text:p>
          </table:table-cell>
          <table:table-cell office:value-type="string" calcext:value-type="string">
            <text:p>EE - ESCOLA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5981" calcext:value-type="float">
            <text:p>29445981</text:p>
          </table:table-cell>
          <table:table-cell office:value-type="string" calcext:value-type="string">
            <text:p>ESCOLA MUNICIPAL PROFESSOR MANOEL DE ALMEIDA CRU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607" calcext:value-type="float">
            <text:p>29447607</text:p>
          </table:table-cell>
          <table:table-cell office:value-type="string" calcext:value-type="string">
            <text:p>ESCOLA MUNICIPAL ALLAN KARDEC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227" calcext:value-type="float">
            <text:p>29449227</text:p>
          </table:table-cell>
          <table:table-cell office:value-type="string" calcext:value-type="string">
            <text:p>ESCOLA MUNICIPAL JORGE AMA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6274" calcext:value-type="float">
            <text:p>29456274</text:p>
          </table:table-cell>
          <table:table-cell office:value-type="string" calcext:value-type="string">
            <text:p>ESCOLA MUNICIPAL 2 DE JULH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72857" calcext:value-type="float">
            <text:p>29472857</text:p>
          </table:table-cell>
          <table:table-cell office:value-type="string" calcext:value-type="string">
            <text:p>ESCOLA MUNICIPAL JARDIM DAS MARGARI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534801" calcext:value-type="float">
            <text:p>29534801</text:p>
          </table:table-cell>
          <table:table-cell office:value-type="string" calcext:value-type="string">
            <text:p>ESCOLA MUNICIPAL PROFESSORA OLGA METTIG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42727" calcext:value-type="float">
            <text:p>29842727</text:p>
          </table:table-cell>
          <table:table-cell office:value-type="string" calcext:value-type="string">
            <text:p>EE - COLEGIO ESTADUAL DEPUTADO HERCULAN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54750" calcext:value-type="float">
            <text:p>29854750</text:p>
          </table:table-cell>
          <table:table-cell office:value-type="string" calcext:value-type="string">
            <text:p>ESCOLA MUNICIPAL MANOEL HENRIQUE DA SILVA BARRA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19" calcext:value-type="float">
            <text:p>29179319</text:p>
          </table:table-cell>
          <table:table-cell office:value-type="string" calcext:value-type="string">
            <text:p>ESCOLA MUNICIPAL CAMPINAS DE PIRAJ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94" calcext:value-type="float">
            <text:p>29179394</text:p>
          </table:table-cell>
          <table:table-cell office:value-type="string" calcext:value-type="string">
            <text:p>EE - CENTRO EDUCACIONAL CARNEIRO RIBEIRO - CLASSE 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548" calcext:value-type="float">
            <text:p>29179548</text:p>
          </table:table-cell>
          <table:table-cell office:value-type="string" calcext:value-type="string">
            <text:p>EE - CENTRO EDUCACIONAL CARNEIRO RIBEIRO - CLASSE 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629" calcext:value-type="float">
            <text:p>29179629</text:p>
          </table:table-cell>
          <table:table-cell office:value-type="string" calcext:value-type="string">
            <text:p>EE - CENTRO EDUCACIONAL CARNEIRO RIBEIRO - CLASSE 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244" calcext:value-type="float">
            <text:p>29180244</text:p>
          </table:table-cell>
          <table:table-cell office:value-type="string" calcext:value-type="string">
            <text:p>ESCOLA MUNICIPAL PROFESSORA SUZANA IMBASSAHY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69" calcext:value-type="float">
            <text:p>29182069</text:p>
          </table:table-cell>
          <table:table-cell office:value-type="string" calcext:value-type="string">
            <text:p>ESCOLA MUNICIPAL ADROALDO RIBEIRO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55" calcext:value-type="float">
            <text:p>29182255</text:p>
          </table:table-cell>
          <table:table-cell office:value-type="string" calcext:value-type="string">
            <text:p>COLEGIO ESTADUAL PROFESSORA ANFRISIA SANTIA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80" calcext:value-type="float">
            <text:p>29182280</text:p>
          </table:table-cell>
          <table:table-cell office:value-type="string" calcext:value-type="string">
            <text:p>EE - COLEGIO ESTADUAL URSULA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839" calcext:value-type="float">
            <text:p>29183839</text:p>
          </table:table-cell>
          <table:table-cell office:value-type="string" calcext:value-type="string">
            <text:p>EE - ESCOLA ESTADUAL PROFESSORA ARMANDINA MARQU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088" calcext:value-type="float">
            <text:p>29184088</text:p>
          </table:table-cell>
          <table:table-cell office:value-type="string" calcext:value-type="string">
            <text:p>ESCOLA MUNICIPAL ABRIGO FILHOS DO POV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320" calcext:value-type="float">
            <text:p>29184320</text:p>
          </table:table-cell>
          <table:table-cell office:value-type="string" calcext:value-type="string">
            <text:p>ESCOLA MUNICIPAL DR ANTONIO CARLOS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49" calcext:value-type="float">
            <text:p>29185149</text:p>
          </table:table-cell>
          <table:table-cell office:value-type="string" calcext:value-type="string">
            <text:p>ESCOLA ESTADUAL DR EDUARDO BIZARRIA MAME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51" calcext:value-type="float">
            <text:p>29185351</text:p>
          </table:table-cell>
          <table:table-cell office:value-type="string" calcext:value-type="string">
            <text:p>EE - COLEGIO ESTADUAL LEDA JESUINO DOS SAN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08" calcext:value-type="float">
            <text:p>29185408</text:p>
          </table:table-cell>
          <table:table-cell office:value-type="string" calcext:value-type="string">
            <text:p>EE - ESCOLA ESTADUAL PROFESSORA MARIINHA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59" calcext:value-type="float">
            <text:p>29185459</text:p>
          </table:table-cell>
          <table:table-cell office:value-type="string" calcext:value-type="string">
            <text:p>ESCOLA MUNICIPAL PADRE NORBER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793" calcext:value-type="float">
            <text:p>29185793</text:p>
          </table:table-cell>
          <table:table-cell office:value-type="string" calcext:value-type="string">
            <text:p>ESCOLA MUNICIPAL JOIR BRASILEI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23" calcext:value-type="float">
            <text:p>29185823</text:p>
          </table:table-cell>
          <table:table-cell office:value-type="string" calcext:value-type="string">
            <text:p>EE - ESCOLA ESTADUAL JURACY MAGALHAE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82" calcext:value-type="float">
            <text:p>29185882</text:p>
          </table:table-cell>
          <table:table-cell office:value-type="string" calcext:value-type="string">
            <text:p>EE - COLEGIO ESTADUAL LEOPOLDO DOS REI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285" calcext:value-type="float">
            <text:p>29186285</text:p>
          </table:table-cell>
          <table:table-cell office:value-type="string" calcext:value-type="string">
            <text:p>ESCOLA MUNICIPAL ALMIRANTE ERNESTO DE MOURAO S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366" calcext:value-type="float">
            <text:p>29186366</text:p>
          </table:table-cell>
          <table:table-cell office:value-type="string" calcext:value-type="string">
            <text:p>ESCOLA MUNICIPAL MARIA CONSTANC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36" calcext:value-type="float">
            <text:p>29186536</text:p>
          </table:table-cell>
          <table:table-cell office:value-type="string" calcext:value-type="string">
            <text:p>ESCOLA MUNICIPAL DE ILHA DE M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52" calcext:value-type="float">
            <text:p>29186552</text:p>
          </table:table-cell>
          <table:table-cell office:value-type="string" calcext:value-type="string">
            <text:p>EE - ESCOLA ESTADUAL PROFESSORA NATALIA VIN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625" calcext:value-type="float">
            <text:p>29186625</text:p>
          </table:table-cell>
          <table:table-cell office:value-type="string" calcext:value-type="string">
            <text:p>ESCOLA MUNICIPAL NOSSA SENHORA DE NAZ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749" calcext:value-type="float">
            <text:p>29186749</text:p>
          </table:table-cell>
          <table:table-cell office:value-type="string" calcext:value-type="string">
            <text:p>EE - ESCOLA OCRIDALINA MADU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79" calcext:value-type="float">
            <text:p>29187079</text:p>
          </table:table-cell>
          <table:table-cell office:value-type="string" calcext:value-type="string">
            <text:p>EE - ESCOLA PRESCILIANO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95" calcext:value-type="float">
            <text:p>29187095</text:p>
          </table:table-cell>
          <table:table-cell office:value-type="string" calcext:value-type="string">
            <text:p>EE - COLEGIO ESTADUAL PRINCESA IZAB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38" calcext:value-type="float">
            <text:p>29187338</text:p>
          </table:table-cell>
          <table:table-cell office:value-type="string" calcext:value-type="string">
            <text:p>ESCOLA MUNICIPAL PROFESSORA MARIA JOSE DE PAULA MOREIR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46" calcext:value-type="float">
            <text:p>29187346</text:p>
          </table:table-cell>
          <table:table-cell office:value-type="string" calcext:value-type="string">
            <text:p>EE - ESCOLA PROFESSOR ROBERTO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70" calcext:value-type="float">
            <text:p>29187370</text:p>
          </table:table-cell>
          <table:table-cell office:value-type="string" calcext:value-type="string">
            <text:p>ESCOLA MUNICIPAL PROFª ALEXANDRINA SANTOS P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770" calcext:value-type="float">
            <text:p>29187770</text:p>
          </table:table-cell>
          <table:table-cell office:value-type="string" calcext:value-type="string">
            <text:p>EE - ESCOLA SANTA EDWIRGEN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877" calcext:value-type="float">
            <text:p>29187877</text:p>
          </table:table-cell>
          <table:table-cell office:value-type="string" calcext:value-type="string">
            <text:p>EE - ESCOLA ESTADUAL PIERRE VERGE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31" calcext:value-type="float">
            <text:p>29188431</text:p>
          </table:table-cell>
          <table:table-cell office:value-type="string" calcext:value-type="string">
            <text:p>EE - ESCOLA TEODORO SAMPA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58" calcext:value-type="float">
            <text:p>29188458</text:p>
          </table:table-cell>
          <table:table-cell office:value-type="string" calcext:value-type="string">
            <text:p>EE - COLEGIO ESTADUAL TEREZA HELEN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95" calcext:value-type="float">
            <text:p>29188695</text:p>
          </table:table-cell>
          <table:table-cell office:value-type="string" calcext:value-type="string">
            <text:p>EE - ESCOLA VISCONDE DE ITAPAR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68" calcext:value-type="float">
            <text:p>29188768</text:p>
          </table:table-cell>
          <table:table-cell office:value-type="string" calcext:value-type="string">
            <text:p>EE - COLEGIO ESTADUAL JOSIAS DE ALMEIDA MEL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84" calcext:value-type="float">
            <text:p>29188784</text:p>
          </table:table-cell>
          <table:table-cell office:value-type="string" calcext:value-type="string">
            <text:p>EE - ESCOLA ESTADUAL DEPUTADO NAOMAR ALCANTARA - TEMPO INTEGRAL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71" calcext:value-type="float">
            <text:p>29189071</text:p>
          </table:table-cell>
          <table:table-cell office:value-type="string" calcext:value-type="string">
            <text:p>ESCOLA MUNICIPAL ALFREDO AMORIM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80" calcext:value-type="float">
            <text:p>29189080</text:p>
          </table:table-cell>
          <table:table-cell office:value-type="string" calcext:value-type="string">
            <text:p>EE - COLEGIO ESTADUAL ALFRED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68" calcext:value-type="float">
            <text:p>29189268</text:p>
          </table:table-cell>
          <table:table-cell office:value-type="string" calcext:value-type="string">
            <text:p>EE - ESCOLA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675" calcext:value-type="float">
            <text:p>29189675</text:p>
          </table:table-cell>
          <table:table-cell office:value-type="string" calcext:value-type="string">
            <text:p>ESCOLA MUNICIPAL BRIGADEIRO EDUARDO GOM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950" calcext:value-type="float">
            <text:p>29189950</text:p>
          </table:table-cell>
          <table:table-cell office:value-type="string" calcext:value-type="string">
            <text:p>EE - ESCOLA ESTADUAL CASTRO ALVE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61" calcext:value-type="float">
            <text:p>29190061</text:p>
          </table:table-cell>
          <table:table-cell office:value-type="string" calcext:value-type="string">
            <text:p>ESCOLA MUNICIPAL CIDADE DE JEQUI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18" calcext:value-type="float">
            <text:p>29190118</text:p>
          </table:table-cell>
          <table:table-cell office:value-type="string" calcext:value-type="string">
            <text:p>EE - ESCOLA CLARITA MARIA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42" calcext:value-type="float">
            <text:p>29190142</text:p>
          </table:table-cell>
          <table:table-cell office:value-type="string" calcext:value-type="string">
            <text:p>EE - ESCOLA CLETO ARAPONG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274" calcext:value-type="float">
            <text:p>29190274</text:p>
          </table:table-cell>
          <table:table-cell office:value-type="string" calcext:value-type="string">
            <text:p>ESCOLA MUNICIPAL MARIA DOLOR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30" calcext:value-type="float">
            <text:p>29190630</text:p>
          </table:table-cell>
          <table:table-cell office:value-type="string" calcext:value-type="string">
            <text:p>EE - ESCOLA CUPERTINO DE LACER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57" calcext:value-type="float">
            <text:p>29190657</text:p>
          </table:table-cell>
          <table:table-cell office:value-type="string" calcext:value-type="string">
            <text:p>ESCOLA MUNICIPAL HELENA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20" calcext:value-type="float">
            <text:p>29190720</text:p>
          </table:table-cell>
          <table:table-cell office:value-type="string" calcext:value-type="string">
            <text:p>EE - COLEGIO ESTADUAL DANIEL LISBO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16" calcext:value-type="float">
            <text:p>29190916</text:p>
          </table:table-cell>
          <table:table-cell office:value-type="string" calcext:value-type="string">
            <text:p>EE - COLEGIO ESTADUAL EDIVALDO BOAVENTU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32" calcext:value-type="float">
            <text:p>29190932</text:p>
          </table:table-cell>
          <table:table-cell office:value-type="string" calcext:value-type="string">
            <text:p>EE - COLEGIO ESTADUAL EURICLES DE MA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67" calcext:value-type="float">
            <text:p>29190967</text:p>
          </table:table-cell>
          <table:table-cell office:value-type="string" calcext:value-type="string">
            <text:p>EE - COLEGIO ESTADUAL GOVERNADOR OTAVIO MANGAB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75" calcext:value-type="float">
            <text:p>29190975</text:p>
          </table:table-cell>
          <table:table-cell office:value-type="string" calcext:value-type="string">
            <text:p>ESCOLA MUNICIPAL GOVERNADOR ROBERTO SAN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83" calcext:value-type="float">
            <text:p>29190983</text:p>
          </table:table-cell>
          <table:table-cell office:value-type="string" calcext:value-type="string">
            <text:p>ESCOLA MUNICIPAL IVONE VIEIRA LI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17" calcext:value-type="float">
            <text:p>29191017</text:p>
          </table:table-cell>
          <table:table-cell office:value-type="string" calcext:value-type="string">
            <text:p>EE - COLEGIO ESTADUAL MANOEL VITORIN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84" calcext:value-type="float">
            <text:p>29191084</text:p>
          </table:table-cell>
          <table:table-cell office:value-type="string" calcext:value-type="string">
            <text:p>EE - COLEGIO ESTADUAL PROFESSOR CARLOS SANT ANN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06" calcext:value-type="float">
            <text:p>29191106</text:p>
          </table:table-cell>
          <table:table-cell office:value-type="string" calcext:value-type="string">
            <text:p>EE - ESCOLA PROFESSORA CANDOLINA - CLASSE VI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14" calcext:value-type="float">
            <text:p>29191114</text:p>
          </table:table-cell>
          <table:table-cell office:value-type="string" calcext:value-type="string">
            <text:p>EE - COLEGIO ESTADUAL RUTH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30" calcext:value-type="float">
            <text:p>29191130</text:p>
          </table:table-cell>
          <table:table-cell office:value-type="string" calcext:value-type="string">
            <text:p>EE - COLEGIO ESTADUAL SATIRO D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49" calcext:value-type="float">
            <text:p>29191149</text:p>
          </table:table-cell>
          <table:table-cell office:value-type="string" calcext:value-type="string">
            <text:p>EE - COLEGIO ESTADUAL SOLANGE HORTELIO FRANCO - TEMPO INTEGRAL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65" calcext:value-type="float">
            <text:p>29191165</text:p>
          </table:table-cell>
          <table:table-cell office:value-type="string" calcext:value-type="string">
            <text:p>EE - COLEGIO ESTADUAL VISCONDE DE MAU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27" calcext:value-type="float">
            <text:p>29191327</text:p>
          </table:table-cell>
          <table:table-cell office:value-type="string" calcext:value-type="string">
            <text:p>ESCOLA MUNICIPAL LUIZA MAH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60" calcext:value-type="float">
            <text:p>29191360</text:p>
          </table:table-cell>
          <table:table-cell office:value-type="string" calcext:value-type="string">
            <text:p>EE - COLEGIO ESTADUAL DEPUTADO HENRIQUE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491" calcext:value-type="float">
            <text:p>29191491</text:p>
          </table:table-cell>
          <table:table-cell office:value-type="string" calcext:value-type="string">
            <text:p>ESCOLA DIVINO M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13" calcext:value-type="float">
            <text:p>29191513</text:p>
          </table:table-cell>
          <table:table-cell office:value-type="string" calcext:value-type="string">
            <text:p>EE - ESCOLA DE 1º GRAU JESUS CRIS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72" calcext:value-type="float">
            <text:p>29191572</text:p>
          </table:table-cell>
          <table:table-cell office:value-type="string" calcext:value-type="string">
            <text:p>EE - ESCOLA DOM AVELAR BRANDAO VIL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37" calcext:value-type="float">
            <text:p>29191637</text:p>
          </table:table-cell>
          <table:table-cell office:value-type="string" calcext:value-type="string">
            <text:p>EE - ESCOLA DONA JENNY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45" calcext:value-type="float">
            <text:p>29192145</text:p>
          </table:table-cell>
          <table:table-cell office:value-type="string" calcext:value-type="string">
            <text:p>EE - COLEGIO ESTADUAL RUY BARBOS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18" calcext:value-type="float">
            <text:p>29192218</text:p>
          </table:table-cell>
          <table:table-cell office:value-type="string" calcext:value-type="string">
            <text:p>EE - ESCOLA ESTADUAL RAUL 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26" calcext:value-type="float">
            <text:p>29192226</text:p>
          </table:table-cell>
          <table:table-cell office:value-type="string" calcext:value-type="string">
            <text:p>EE - COLEGIO ESTADUAL VALE DOS LAG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42" calcext:value-type="float">
            <text:p>29192242</text:p>
          </table:table-cell>
          <table:table-cell office:value-type="string" calcext:value-type="string">
            <text:p>EE - COLEGIO ESTADUAL MESTRE MOA DO KATE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11" calcext:value-type="float">
            <text:p>29192811</text:p>
          </table:table-cell>
          <table:table-cell office:value-type="string" calcext:value-type="string">
            <text:p>ESCOLA MUNICIPAL HILBERTO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38" calcext:value-type="float">
            <text:p>29192838</text:p>
          </table:table-cell>
          <table:table-cell office:value-type="string" calcext:value-type="string">
            <text:p>ESCOLA MUNICIPAL HILDETE BAHIA DE SOUZ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46" calcext:value-type="float">
            <text:p>29192846</text:p>
          </table:table-cell>
          <table:table-cell office:value-type="string" calcext:value-type="string">
            <text:p>ESCOLA MUNICIPAL HILDETE LOMAN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32" calcext:value-type="float">
            <text:p>29193532</text:p>
          </table:table-cell>
          <table:table-cell office:value-type="string" calcext:value-type="string">
            <text:p>EE - COLEGIO ESTADUAL MARECHAL MASCARENHAS DE MORA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56" calcext:value-type="float">
            <text:p>29193656</text:p>
          </table:table-cell>
          <table:table-cell office:value-type="string" calcext:value-type="string">
            <text:p>EE - ESCOLA MARIA ROMANA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99" calcext:value-type="float">
            <text:p>29193699</text:p>
          </table:table-cell>
          <table:table-cell office:value-type="string" calcext:value-type="string">
            <text:p>EE - COLEGIO ESTADUAL MARIO COSTA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737" calcext:value-type="float">
            <text:p>29193737</text:p>
          </table:table-cell>
          <table:table-cell office:value-type="string" calcext:value-type="string">
            <text:p>ESCOLA ESTADUAL MARQUES DE ABRANT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02" calcext:value-type="float">
            <text:p>29194202</text:p>
          </table:table-cell>
          <table:table-cell office:value-type="string" calcext:value-type="string">
            <text:p>ESCOLA MUNICIPAL DA PALESTI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37" calcext:value-type="float">
            <text:p>29194237</text:p>
          </table:table-cell>
          <table:table-cell office:value-type="string" calcext:value-type="string">
            <text:p>ESCOLA MUNICIPAL DE FAZENDA COU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53" calcext:value-type="float">
            <text:p>29194253</text:p>
          </table:table-cell>
          <table:table-cell office:value-type="string" calcext:value-type="string">
            <text:p>ESCOLA MUNICIPAL DE NOVA SUSSUARA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61" calcext:value-type="float">
            <text:p>29194261</text:p>
          </table:table-cell>
          <table:table-cell office:value-type="string" calcext:value-type="string">
            <text:p>ESCOLA MUNICIPAL DE PARIP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70" calcext:value-type="float">
            <text:p>29194270</text:p>
          </table:table-cell>
          <table:table-cell office:value-type="string" calcext:value-type="string">
            <text:p>ESCOLA MUNICIPAL DE PERIPERI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96" calcext:value-type="float">
            <text:p>29194296</text:p>
          </table:table-cell>
          <table:table-cell office:value-type="string" calcext:value-type="string">
            <text:p>ESCOLA MUNICIPAL DE PITUACU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318" calcext:value-type="float">
            <text:p>29194318</text:p>
          </table:table-cell>
          <table:table-cell office:value-type="string" calcext:value-type="string">
            <text:p>ESCOLA MUNICIPAL DE PLATAFOR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679" calcext:value-type="float">
            <text:p>29194679</text:p>
          </table:table-cell>
          <table:table-cell office:value-type="string" calcext:value-type="string">
            <text:p>ESCOLA MUNICIPAL NOSSA SENHORA DA PA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76" calcext:value-type="float">
            <text:p>29194776</text:p>
          </table:table-cell>
          <table:table-cell office:value-type="string" calcext:value-type="string">
            <text:p>EE - COLEGIO ESTADUAL NOSSA SENHORA DE FATIMA - DER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954" calcext:value-type="float">
            <text:p>29194954</text:p>
          </table:table-cell>
          <table:table-cell office:value-type="string" calcext:value-type="string">
            <text:p>ESCOLA MUNICIPAL OLGA FIGUEIREDO DE AZEVE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314" calcext:value-type="float">
            <text:p>29195314</text:p>
          </table:table-cell>
          <table:table-cell office:value-type="string" calcext:value-type="string">
            <text:p>ESCOLA MUNICIPAL PIRAJA DA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462" calcext:value-type="float">
            <text:p>29195462</text:p>
          </table:table-cell>
          <table:table-cell office:value-type="string" calcext:value-type="string">
            <text:p>EE - COLEGIO ESTADUAL PROFESSOR NOGUEIRA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900" calcext:value-type="float">
            <text:p>29195900</text:p>
          </table:table-cell>
          <table:table-cell office:value-type="string" calcext:value-type="string">
            <text:p>ESCOLA MUNICIPAL SANTA R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795" calcext:value-type="float">
            <text:p>29196795</text:p>
          </table:table-cell>
          <table:table-cell office:value-type="string" calcext:value-type="string">
            <text:p>ESCOLA MUNICIPAL VISCONDE DE CAIRU DE BROT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841" calcext:value-type="float">
            <text:p>29196841</text:p>
          </table:table-cell>
          <table:table-cell office:value-type="string" calcext:value-type="string">
            <text:p>EE - COLEGIO ESTADUAL ZUMBI DOS PALMARES - QUILOMBOL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36" calcext:value-type="float">
            <text:p>29198836</text:p>
          </table:table-cell>
          <table:table-cell office:value-type="string" calcext:value-type="string">
            <text:p>ESCOLA MUNICIPAL TEODORO SAMPAI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44" calcext:value-type="float">
            <text:p>29198844</text:p>
          </table:table-cell>
          <table:table-cell office:value-type="string" calcext:value-type="string">
            <text:p>ESCOLA MUNICIPAL CLERISTON ANDRA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33" calcext:value-type="float">
            <text:p>29198933</text:p>
          </table:table-cell>
          <table:table-cell office:value-type="string" calcext:value-type="string">
            <text:p>ESCOLA MUNICIPAL D ARLETE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92" calcext:value-type="float">
            <text:p>29198992</text:p>
          </table:table-cell>
          <table:table-cell office:value-type="string" calcext:value-type="string">
            <text:p>GINASIO DO SERVIDOR PUBL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34" calcext:value-type="float">
            <text:p>29199034</text:p>
          </table:table-cell>
          <table:table-cell office:value-type="string" calcext:value-type="string">
            <text:p>EE - ESCOLA ESTADUAL MINISTRO PIRES 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50" calcext:value-type="float">
            <text:p>29199050</text:p>
          </table:table-cell>
          <table:table-cell office:value-type="string" calcext:value-type="string">
            <text:p>ESCOLA MUNICIPAL SEBASTIAO DI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69" calcext:value-type="float">
            <text:p>29199069</text:p>
          </table:table-cell>
          <table:table-cell office:value-type="string" calcext:value-type="string">
            <text:p>ESCOLA MUNICIPAL PROFESSOR ALEXANDRE LEAL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522" calcext:value-type="float">
            <text:p>29199522</text:p>
          </table:table-cell>
          <table:table-cell office:value-type="string" calcext:value-type="string">
            <text:p>INSTITUTO MUNICIPAL DE EDUCACAO PROFESSOR JOSE ARAPIRA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859" calcext:value-type="float">
            <text:p>29199859</text:p>
          </table:table-cell>
          <table:table-cell office:value-type="string" calcext:value-type="string">
            <text:p>NUCLEO EDUCACION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32" calcext:value-type="float">
            <text:p>29200032</text:p>
          </table:table-cell>
          <table:table-cell office:value-type="string" calcext:value-type="string">
            <text:p>EE - COLEGIO ESTADUAL PROFESSORA ANGELITA MORE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554" calcext:value-type="float">
            <text:p>29336554</text:p>
          </table:table-cell>
          <table:table-cell office:value-type="string" calcext:value-type="string">
            <text:p>ESCOLA MUNICIPAL DE ITACARANHA MANOEL FAUSTIN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624" calcext:value-type="float">
            <text:p>29357624</text:p>
          </table:table-cell>
          <table:table-cell office:value-type="string" calcext:value-type="string">
            <text:p>EE - ESCOLA ESTADUAL LEA LE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748" calcext:value-type="float">
            <text:p>29357748</text:p>
          </table:table-cell>
          <table:table-cell office:value-type="string" calcext:value-type="string">
            <text:p>ESCOLA ESTADUAL LUIZ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043" calcext:value-type="float">
            <text:p>29358043</text:p>
          </table:table-cell>
          <table:table-cell office:value-type="string" calcext:value-type="string">
            <text:p>ESCOLA MUNICIPAL ELYSIO ATHAY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140" calcext:value-type="float">
            <text:p>29358140</text:p>
          </table:table-cell>
          <table:table-cell office:value-type="string" calcext:value-type="string">
            <text:p>EE - ESCOLA ESTADUAL ANISIO TEIXEIRA - CLASSE V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9597" calcext:value-type="float">
            <text:p>29359597</text:p>
          </table:table-cell>
          <table:table-cell office:value-type="string" calcext:value-type="string">
            <text:p>EE - COLEGIO ESTADUAL FRANCISCO D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8138" calcext:value-type="float">
            <text:p>29368138</text:p>
          </table:table-cell>
          <table:table-cell office:value-type="string" calcext:value-type="string">
            <text:p>ESCOLA MUNICIPAL PROFESSOR ANTONIO CARVALHO GUED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9380" calcext:value-type="float">
            <text:p>29369380</text:p>
          </table:table-cell>
          <table:table-cell office:value-type="string" calcext:value-type="string">
            <text:p>ESCOLA GUIOMAR FLORENC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74677" calcext:value-type="float">
            <text:p>29374677</text:p>
          </table:table-cell>
          <table:table-cell office:value-type="string" calcext:value-type="string">
            <text:p>EE - ESCOLA ESTADUAL SEVERINO VIEI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4613" calcext:value-type="float">
            <text:p>29384613</text:p>
          </table:table-cell>
          <table:table-cell office:value-type="string" calcext:value-type="string">
            <text:p>ESCOLA MUNICIPAL AMELIA RODRIGU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9335" calcext:value-type="float">
            <text:p>29399335</text:p>
          </table:table-cell>
          <table:table-cell office:value-type="string" calcext:value-type="string">
            <text:p>ESCOLA MUNICIPAL PROFESSOR CLAUDIO VEIG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23" calcext:value-type="float">
            <text:p>29404223</text:p>
          </table:table-cell>
          <table:table-cell office:value-type="string" calcext:value-type="string">
            <text:p>EE - COLEGIO ESTADUAL PROFESSOR LUIS DE MOURA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12" calcext:value-type="float">
            <text:p>29404312</text:p>
          </table:table-cell>
          <table:table-cell office:value-type="string" calcext:value-type="string">
            <text:p>EE - ESCOLA ESTADUAL PROFESSOR GERMANO MACHADO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436" calcext:value-type="float">
            <text:p>29404436</text:p>
          </table:table-cell>
          <table:table-cell office:value-type="string" calcext:value-type="string">
            <text:p>ESCOLA MUNICIPAL 15 DE OUTUB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592" calcext:value-type="float">
            <text:p>29404592</text:p>
          </table:table-cell>
          <table:table-cell office:value-type="string" calcext:value-type="string">
            <text:p>ESCOLA MUNICIPAL BARBOSA ROME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688" calcext:value-type="float">
            <text:p>29411688</text:p>
          </table:table-cell>
          <table:table-cell office:value-type="string" calcext:value-type="string">
            <text:p>EE - ESCOLA ESTADUAL PROFESSOR IGNACIO LUNEL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337" calcext:value-type="float">
            <text:p>29422337</text:p>
          </table:table-cell>
          <table:table-cell office:value-type="string" calcext:value-type="string">
            <text:p>EE - ESCOLA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5981" calcext:value-type="float">
            <text:p>29445981</text:p>
          </table:table-cell>
          <table:table-cell office:value-type="string" calcext:value-type="string">
            <text:p>ESCOLA MUNICIPAL PROFESSOR MANOEL DE ALMEIDA CRU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607" calcext:value-type="float">
            <text:p>29447607</text:p>
          </table:table-cell>
          <table:table-cell office:value-type="string" calcext:value-type="string">
            <text:p>ESCOLA MUNICIPAL ALLAN KARDEC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227" calcext:value-type="float">
            <text:p>29449227</text:p>
          </table:table-cell>
          <table:table-cell office:value-type="string" calcext:value-type="string">
            <text:p>ESCOLA MUNICIPAL JORGE AMA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6274" calcext:value-type="float">
            <text:p>29456274</text:p>
          </table:table-cell>
          <table:table-cell office:value-type="string" calcext:value-type="string">
            <text:p>ESCOLA MUNICIPAL 2 DE JULH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72857" calcext:value-type="float">
            <text:p>29472857</text:p>
          </table:table-cell>
          <table:table-cell office:value-type="string" calcext:value-type="string">
            <text:p>ESCOLA MUNICIPAL JARDIM DAS MARGARI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534801" calcext:value-type="float">
            <text:p>29534801</text:p>
          </table:table-cell>
          <table:table-cell office:value-type="string" calcext:value-type="string">
            <text:p>ESCOLA MUNICIPAL PROFESSORA OLGA METTIG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42727" calcext:value-type="float">
            <text:p>29842727</text:p>
          </table:table-cell>
          <table:table-cell office:value-type="string" calcext:value-type="string">
            <text:p>EE - COLEGIO ESTADUAL DEPUTADO HERCULAN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54750" calcext:value-type="float">
            <text:p>29854750</text:p>
          </table:table-cell>
          <table:table-cell office:value-type="string" calcext:value-type="string">
            <text:p>ESCOLA MUNICIPAL MANOEL HENRIQUE DA SILVA BARRA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19" calcext:value-type="float">
            <text:p>29179319</text:p>
          </table:table-cell>
          <table:table-cell office:value-type="string" calcext:value-type="string">
            <text:p>ESCOLA MUNICIPAL CAMPINAS DE PIRAJ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94" calcext:value-type="float">
            <text:p>29179394</text:p>
          </table:table-cell>
          <table:table-cell office:value-type="string" calcext:value-type="string">
            <text:p>EE - CENTRO EDUCACIONAL CARNEIRO RIBEIRO - CLASSE 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548" calcext:value-type="float">
            <text:p>29179548</text:p>
          </table:table-cell>
          <table:table-cell office:value-type="string" calcext:value-type="string">
            <text:p>EE - CENTRO EDUCACIONAL CARNEIRO RIBEIRO - CLASSE 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629" calcext:value-type="float">
            <text:p>29179629</text:p>
          </table:table-cell>
          <table:table-cell office:value-type="string" calcext:value-type="string">
            <text:p>EE - CENTRO EDUCACIONAL CARNEIRO RIBEIRO - CLASSE 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244" calcext:value-type="float">
            <text:p>29180244</text:p>
          </table:table-cell>
          <table:table-cell office:value-type="string" calcext:value-type="string">
            <text:p>ESCOLA MUNICIPAL PROFESSORA SUZANA IMBASSAHY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69" calcext:value-type="float">
            <text:p>29182069</text:p>
          </table:table-cell>
          <table:table-cell office:value-type="string" calcext:value-type="string">
            <text:p>ESCOLA MUNICIPAL ADROALDO RIBEIRO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55" calcext:value-type="float">
            <text:p>29182255</text:p>
          </table:table-cell>
          <table:table-cell office:value-type="string" calcext:value-type="string">
            <text:p>COLEGIO ESTADUAL PROFESSORA ANFRISIA SANTIA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80" calcext:value-type="float">
            <text:p>29182280</text:p>
          </table:table-cell>
          <table:table-cell office:value-type="string" calcext:value-type="string">
            <text:p>EE - COLEGIO ESTADUAL URSULA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839" calcext:value-type="float">
            <text:p>29183839</text:p>
          </table:table-cell>
          <table:table-cell office:value-type="string" calcext:value-type="string">
            <text:p>EE - ESCOLA ESTADUAL PROFESSORA ARMANDINA MARQU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088" calcext:value-type="float">
            <text:p>29184088</text:p>
          </table:table-cell>
          <table:table-cell office:value-type="string" calcext:value-type="string">
            <text:p>ESCOLA MUNICIPAL ABRIGO FILHOS DO POV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320" calcext:value-type="float">
            <text:p>29184320</text:p>
          </table:table-cell>
          <table:table-cell office:value-type="string" calcext:value-type="string">
            <text:p>ESCOLA MUNICIPAL DR ANTONIO CARLOS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49" calcext:value-type="float">
            <text:p>29185149</text:p>
          </table:table-cell>
          <table:table-cell office:value-type="string" calcext:value-type="string">
            <text:p>ESCOLA ESTADUAL DR EDUARDO BIZARRIA MAME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51" calcext:value-type="float">
            <text:p>29185351</text:p>
          </table:table-cell>
          <table:table-cell office:value-type="string" calcext:value-type="string">
            <text:p>EE - COLEGIO ESTADUAL LEDA JESUINO DOS SAN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08" calcext:value-type="float">
            <text:p>29185408</text:p>
          </table:table-cell>
          <table:table-cell office:value-type="string" calcext:value-type="string">
            <text:p>EE - ESCOLA ESTADUAL PROFESSORA MARIINHA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59" calcext:value-type="float">
            <text:p>29185459</text:p>
          </table:table-cell>
          <table:table-cell office:value-type="string" calcext:value-type="string">
            <text:p>ESCOLA MUNICIPAL PADRE NORBER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793" calcext:value-type="float">
            <text:p>29185793</text:p>
          </table:table-cell>
          <table:table-cell office:value-type="string" calcext:value-type="string">
            <text:p>ESCOLA MUNICIPAL JOIR BRASILEI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23" calcext:value-type="float">
            <text:p>29185823</text:p>
          </table:table-cell>
          <table:table-cell office:value-type="string" calcext:value-type="string">
            <text:p>EE - ESCOLA ESTADUAL JURACY MAGALHAES JUNIOR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82" calcext:value-type="float">
            <text:p>29185882</text:p>
          </table:table-cell>
          <table:table-cell office:value-type="string" calcext:value-type="string">
            <text:p>EE - COLEGIO ESTADUAL LEOPOLDO DOS REI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285" calcext:value-type="float">
            <text:p>29186285</text:p>
          </table:table-cell>
          <table:table-cell office:value-type="string" calcext:value-type="string">
            <text:p>ESCOLA MUNICIPAL ALMIRANTE ERNESTO DE MOURAO S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366" calcext:value-type="float">
            <text:p>29186366</text:p>
          </table:table-cell>
          <table:table-cell office:value-type="string" calcext:value-type="string">
            <text:p>ESCOLA MUNICIPAL MARIA CONSTAN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36" calcext:value-type="float">
            <text:p>29186536</text:p>
          </table:table-cell>
          <table:table-cell office:value-type="string" calcext:value-type="string">
            <text:p>ESCOLA MUNICIPAL DE ILHA DE M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52" calcext:value-type="float">
            <text:p>29186552</text:p>
          </table:table-cell>
          <table:table-cell office:value-type="string" calcext:value-type="string">
            <text:p>EE - ESCOLA ESTADUAL PROFESSORA NATALIA VIN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625" calcext:value-type="float">
            <text:p>29186625</text:p>
          </table:table-cell>
          <table:table-cell office:value-type="string" calcext:value-type="string">
            <text:p>ESCOLA MUNICIPAL NOSSA SENHORA DE NAZ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749" calcext:value-type="float">
            <text:p>29186749</text:p>
          </table:table-cell>
          <table:table-cell office:value-type="string" calcext:value-type="string">
            <text:p>EE - ESCOLA OCRIDALINA MADU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79" calcext:value-type="float">
            <text:p>29187079</text:p>
          </table:table-cell>
          <table:table-cell office:value-type="string" calcext:value-type="string">
            <text:p>EE - ESCOLA PRESCILIANO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95" calcext:value-type="float">
            <text:p>29187095</text:p>
          </table:table-cell>
          <table:table-cell office:value-type="string" calcext:value-type="string">
            <text:p>EE - COLEGIO ESTADUAL PRINCESA IZAB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38" calcext:value-type="float">
            <text:p>29187338</text:p>
          </table:table-cell>
          <table:table-cell office:value-type="string" calcext:value-type="string">
            <text:p>ESCOLA MUNICIPAL PROFESSORA MARIA JOSE DE PAULA MOREIR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46" calcext:value-type="float">
            <text:p>29187346</text:p>
          </table:table-cell>
          <table:table-cell office:value-type="string" calcext:value-type="string">
            <text:p>EE - ESCOLA PROFESSOR ROBERTO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70" calcext:value-type="float">
            <text:p>29187370</text:p>
          </table:table-cell>
          <table:table-cell office:value-type="string" calcext:value-type="string">
            <text:p>ESCOLA MUNICIPAL PROFª ALEXANDRINA SANTOS P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770" calcext:value-type="float">
            <text:p>29187770</text:p>
          </table:table-cell>
          <table:table-cell office:value-type="string" calcext:value-type="string">
            <text:p>EE - ESCOLA SANTA EDWIRGEN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877" calcext:value-type="float">
            <text:p>29187877</text:p>
          </table:table-cell>
          <table:table-cell office:value-type="string" calcext:value-type="string">
            <text:p>EE - ESCOLA ESTADUAL PIERRE VERGE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31" calcext:value-type="float">
            <text:p>29188431</text:p>
          </table:table-cell>
          <table:table-cell office:value-type="string" calcext:value-type="string">
            <text:p>EE - ESCOLA TEODORO SAMPA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58" calcext:value-type="float">
            <text:p>29188458</text:p>
          </table:table-cell>
          <table:table-cell office:value-type="string" calcext:value-type="string">
            <text:p>EE - COLEGIO ESTADUAL TEREZA HELEN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95" calcext:value-type="float">
            <text:p>29188695</text:p>
          </table:table-cell>
          <table:table-cell office:value-type="string" calcext:value-type="string">
            <text:p>EE - ESCOLA VISCONDE DE ITAPAR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68" calcext:value-type="float">
            <text:p>29188768</text:p>
          </table:table-cell>
          <table:table-cell office:value-type="string" calcext:value-type="string">
            <text:p>EE - COLEGIO ESTADUAL JOSIAS DE ALMEIDA MEL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84" calcext:value-type="float">
            <text:p>29188784</text:p>
          </table:table-cell>
          <table:table-cell office:value-type="string" calcext:value-type="string">
            <text:p>EE - ESCOLA ESTADUAL DEPUTADO NAOMAR ALCANTA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71" calcext:value-type="float">
            <text:p>29189071</text:p>
          </table:table-cell>
          <table:table-cell office:value-type="string" calcext:value-type="string">
            <text:p>ESCOLA MUNICIPAL ALFREDO AMOR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80" calcext:value-type="float">
            <text:p>29189080</text:p>
          </table:table-cell>
          <table:table-cell office:value-type="string" calcext:value-type="string">
            <text:p>EE - COLEGIO ESTADUAL ALFRED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68" calcext:value-type="float">
            <text:p>29189268</text:p>
          </table:table-cell>
          <table:table-cell office:value-type="string" calcext:value-type="string">
            <text:p>EE - ESCOLA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675" calcext:value-type="float">
            <text:p>29189675</text:p>
          </table:table-cell>
          <table:table-cell office:value-type="string" calcext:value-type="string">
            <text:p>ESCOLA MUNICIPAL BRIGADEIRO EDUARDO GOM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950" calcext:value-type="float">
            <text:p>29189950</text:p>
          </table:table-cell>
          <table:table-cell office:value-type="string" calcext:value-type="string">
            <text:p>EE - ESCOLA ESTADUAL CASTRO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61" calcext:value-type="float">
            <text:p>29190061</text:p>
          </table:table-cell>
          <table:table-cell office:value-type="string" calcext:value-type="string">
            <text:p>ESCOLA MUNICIPAL CIDADE DE JEQUI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18" calcext:value-type="float">
            <text:p>29190118</text:p>
          </table:table-cell>
          <table:table-cell office:value-type="string" calcext:value-type="string">
            <text:p>EE - ESCOLA CLARITA MARIA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42" calcext:value-type="float">
            <text:p>29190142</text:p>
          </table:table-cell>
          <table:table-cell office:value-type="string" calcext:value-type="string">
            <text:p>EE - ESCOLA CLETO ARAPONG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274" calcext:value-type="float">
            <text:p>29190274</text:p>
          </table:table-cell>
          <table:table-cell office:value-type="string" calcext:value-type="string">
            <text:p>ESCOLA MUNICIPAL MARIA DOLOR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30" calcext:value-type="float">
            <text:p>29190630</text:p>
          </table:table-cell>
          <table:table-cell office:value-type="string" calcext:value-type="string">
            <text:p>EE - ESCOLA CUPERTINO DE LACER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57" calcext:value-type="float">
            <text:p>29190657</text:p>
          </table:table-cell>
          <table:table-cell office:value-type="string" calcext:value-type="string">
            <text:p>ESCOLA MUNICIPAL HELENA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20" calcext:value-type="float">
            <text:p>29190720</text:p>
          </table:table-cell>
          <table:table-cell office:value-type="string" calcext:value-type="string">
            <text:p>EE - COLEGIO ESTADUAL DANIEL LISBO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16" calcext:value-type="float">
            <text:p>29190916</text:p>
          </table:table-cell>
          <table:table-cell office:value-type="string" calcext:value-type="string">
            <text:p>EE - COLEGIO ESTADUAL EDIVALDO BOAVENTU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32" calcext:value-type="float">
            <text:p>29190932</text:p>
          </table:table-cell>
          <table:table-cell office:value-type="string" calcext:value-type="string">
            <text:p>EE - COLEGIO ESTADUAL EURICLES DE MA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67" calcext:value-type="float">
            <text:p>29190967</text:p>
          </table:table-cell>
          <table:table-cell office:value-type="string" calcext:value-type="string">
            <text:p>EE - COLEGIO ESTADUAL GOVERNADOR OTAVIO MANGAB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75" calcext:value-type="float">
            <text:p>29190975</text:p>
          </table:table-cell>
          <table:table-cell office:value-type="string" calcext:value-type="string">
            <text:p>ESCOLA MUNICIPAL GOVERNADOR ROBERTO SAN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83" calcext:value-type="float">
            <text:p>29190983</text:p>
          </table:table-cell>
          <table:table-cell office:value-type="string" calcext:value-type="string">
            <text:p>ESCOLA MUNICIPAL IVONE VIEIRA LI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17" calcext:value-type="float">
            <text:p>29191017</text:p>
          </table:table-cell>
          <table:table-cell office:value-type="string" calcext:value-type="string">
            <text:p>EE - COLEGIO ESTADUAL MANOEL VITORIN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84" calcext:value-type="float">
            <text:p>29191084</text:p>
          </table:table-cell>
          <table:table-cell office:value-type="string" calcext:value-type="string">
            <text:p>EE - COLEGIO ESTADUAL PROFESSOR CARLOS SANT ANN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06" calcext:value-type="float">
            <text:p>29191106</text:p>
          </table:table-cell>
          <table:table-cell office:value-type="string" calcext:value-type="string">
            <text:p>EE - ESCOLA PROFESSORA CANDOLINA - CLASSE VI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14" calcext:value-type="float">
            <text:p>29191114</text:p>
          </table:table-cell>
          <table:table-cell office:value-type="string" calcext:value-type="string">
            <text:p>EE - COLEGIO ESTADUAL RUTH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30" calcext:value-type="float">
            <text:p>29191130</text:p>
          </table:table-cell>
          <table:table-cell office:value-type="string" calcext:value-type="string">
            <text:p>EE - COLEGIO ESTADUAL SATIRO D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49" calcext:value-type="float">
            <text:p>29191149</text:p>
          </table:table-cell>
          <table:table-cell office:value-type="string" calcext:value-type="string">
            <text:p>EE - COLEGIO ESTADUAL SOLANGE HORTELIO FRANC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65" calcext:value-type="float">
            <text:p>29191165</text:p>
          </table:table-cell>
          <table:table-cell office:value-type="string" calcext:value-type="string">
            <text:p>EE - COLEGIO ESTADUAL VISCONDE DE MAU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27" calcext:value-type="float">
            <text:p>29191327</text:p>
          </table:table-cell>
          <table:table-cell office:value-type="string" calcext:value-type="string">
            <text:p>ESCOLA MUNICIPAL LUIZA MAH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60" calcext:value-type="float">
            <text:p>29191360</text:p>
          </table:table-cell>
          <table:table-cell office:value-type="string" calcext:value-type="string">
            <text:p>EE - COLEGIO ESTADUAL DEPUTADO HENRIQUE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491" calcext:value-type="float">
            <text:p>29191491</text:p>
          </table:table-cell>
          <table:table-cell office:value-type="string" calcext:value-type="string">
            <text:p>ESCOLA DIVINO M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13" calcext:value-type="float">
            <text:p>29191513</text:p>
          </table:table-cell>
          <table:table-cell office:value-type="string" calcext:value-type="string">
            <text:p>EE - ESCOLA DE 1º GRAU JESUS CRIS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72" calcext:value-type="float">
            <text:p>29191572</text:p>
          </table:table-cell>
          <table:table-cell office:value-type="string" calcext:value-type="string">
            <text:p>EE - ESCOLA DOM AVELAR BRANDAO VIL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37" calcext:value-type="float">
            <text:p>29191637</text:p>
          </table:table-cell>
          <table:table-cell office:value-type="string" calcext:value-type="string">
            <text:p>EE - ESCOLA DONA JENNY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45" calcext:value-type="float">
            <text:p>29192145</text:p>
          </table:table-cell>
          <table:table-cell office:value-type="string" calcext:value-type="string">
            <text:p>EE - COLEGIO ESTADUAL RUY BARBOS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18" calcext:value-type="float">
            <text:p>29192218</text:p>
          </table:table-cell>
          <table:table-cell office:value-type="string" calcext:value-type="string">
            <text:p>EE - ESCOLA ESTADUAL RAUL S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26" calcext:value-type="float">
            <text:p>29192226</text:p>
          </table:table-cell>
          <table:table-cell office:value-type="string" calcext:value-type="string">
            <text:p>EE - COLEGIO ESTADUAL VALE DOS LAG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42" calcext:value-type="float">
            <text:p>29192242</text:p>
          </table:table-cell>
          <table:table-cell office:value-type="string" calcext:value-type="string">
            <text:p>EE - COLEGIO ESTADUAL MESTRE MOA DO KATE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11" calcext:value-type="float">
            <text:p>29192811</text:p>
          </table:table-cell>
          <table:table-cell office:value-type="string" calcext:value-type="string">
            <text:p>ESCOLA MUNICIPAL HILBERTO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38" calcext:value-type="float">
            <text:p>29192838</text:p>
          </table:table-cell>
          <table:table-cell office:value-type="string" calcext:value-type="string">
            <text:p>ESCOLA MUNICIPAL HILDETE BAHIA DE SOUZ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46" calcext:value-type="float">
            <text:p>29192846</text:p>
          </table:table-cell>
          <table:table-cell office:value-type="string" calcext:value-type="string">
            <text:p>ESCOLA MUNICIPAL HILDETE LOMANTO</text:p>
          </table:table-cell>
          <table:table-cell office:value-type="string" calcext:value-type="string">
            <text:p>Municip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32" calcext:value-type="float">
            <text:p>29193532</text:p>
          </table:table-cell>
          <table:table-cell office:value-type="string" calcext:value-type="string">
            <text:p>EE - COLEGIO ESTADUAL MARECHAL MASCARENHAS DE MORA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56" calcext:value-type="float">
            <text:p>29193656</text:p>
          </table:table-cell>
          <table:table-cell office:value-type="string" calcext:value-type="string">
            <text:p>EE - ESCOLA MARIA ROMANA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99" calcext:value-type="float">
            <text:p>29193699</text:p>
          </table:table-cell>
          <table:table-cell office:value-type="string" calcext:value-type="string">
            <text:p>EE - COLEGIO ESTADUAL MARIO COSTA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737" calcext:value-type="float">
            <text:p>29193737</text:p>
          </table:table-cell>
          <table:table-cell office:value-type="string" calcext:value-type="string">
            <text:p>ESCOLA ESTADUAL MARQUES DE ABRANT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02" calcext:value-type="float">
            <text:p>29194202</text:p>
          </table:table-cell>
          <table:table-cell office:value-type="string" calcext:value-type="string">
            <text:p>ESCOLA MUNICIPAL DA PALESTI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37" calcext:value-type="float">
            <text:p>29194237</text:p>
          </table:table-cell>
          <table:table-cell office:value-type="string" calcext:value-type="string">
            <text:p>ESCOLA MUNICIPAL DE FAZENDA COU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53" calcext:value-type="float">
            <text:p>29194253</text:p>
          </table:table-cell>
          <table:table-cell office:value-type="string" calcext:value-type="string">
            <text:p>ESCOLA MUNICIPAL DE NOVA SUSSUARA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61" calcext:value-type="float">
            <text:p>29194261</text:p>
          </table:table-cell>
          <table:table-cell office:value-type="string" calcext:value-type="string">
            <text:p>ESCOLA MUNICIPAL DE PARIP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70" calcext:value-type="float">
            <text:p>29194270</text:p>
          </table:table-cell>
          <table:table-cell office:value-type="string" calcext:value-type="string">
            <text:p>ESCOLA MUNICIPAL DE PERIPERI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96" calcext:value-type="float">
            <text:p>29194296</text:p>
          </table:table-cell>
          <table:table-cell office:value-type="string" calcext:value-type="string">
            <text:p>ESCOLA MUNICIPAL DE PITUACU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318" calcext:value-type="float">
            <text:p>29194318</text:p>
          </table:table-cell>
          <table:table-cell office:value-type="string" calcext:value-type="string">
            <text:p>ESCOLA MUNICIPAL DE PLATAFOR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679" calcext:value-type="float">
            <text:p>29194679</text:p>
          </table:table-cell>
          <table:table-cell office:value-type="string" calcext:value-type="string">
            <text:p>ESCOLA MUNICIPAL NOSSA SENHORA DA PA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76" calcext:value-type="float">
            <text:p>29194776</text:p>
          </table:table-cell>
          <table:table-cell office:value-type="string" calcext:value-type="string">
            <text:p>EE - COLEGIO ESTADUAL NOSSA SENHORA DE FATIMA - DER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954" calcext:value-type="float">
            <text:p>29194954</text:p>
          </table:table-cell>
          <table:table-cell office:value-type="string" calcext:value-type="string">
            <text:p>ESCOLA MUNICIPAL OLGA FIGUEIREDO DE AZEVE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314" calcext:value-type="float">
            <text:p>29195314</text:p>
          </table:table-cell>
          <table:table-cell office:value-type="string" calcext:value-type="string">
            <text:p>ESCOLA MUNICIPAL PIRAJA DA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462" calcext:value-type="float">
            <text:p>29195462</text:p>
          </table:table-cell>
          <table:table-cell office:value-type="string" calcext:value-type="string">
            <text:p>EE - COLEGIO ESTADUAL PROFESSOR NOGUEIRA PASSOS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900" calcext:value-type="float">
            <text:p>29195900</text:p>
          </table:table-cell>
          <table:table-cell office:value-type="string" calcext:value-type="string">
            <text:p>ESCOLA MUNICIPAL SANTA RIT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795" calcext:value-type="float">
            <text:p>29196795</text:p>
          </table:table-cell>
          <table:table-cell office:value-type="string" calcext:value-type="string">
            <text:p>ESCOLA MUNICIPAL VISCONDE DE CAIRU DE BROTAS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841" calcext:value-type="float">
            <text:p>29196841</text:p>
          </table:table-cell>
          <table:table-cell office:value-type="string" calcext:value-type="string">
            <text:p>EE - COLEGIO ESTADUAL ZUMBI DOS PALMARES - QUILOMBOL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36" calcext:value-type="float">
            <text:p>29198836</text:p>
          </table:table-cell>
          <table:table-cell office:value-type="string" calcext:value-type="string">
            <text:p>ESCOLA MUNICIPAL TEODORO SAMPAI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44" calcext:value-type="float">
            <text:p>29198844</text:p>
          </table:table-cell>
          <table:table-cell office:value-type="string" calcext:value-type="string">
            <text:p>ESCOLA MUNICIPAL CLERISTON ANDRA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33" calcext:value-type="float">
            <text:p>29198933</text:p>
          </table:table-cell>
          <table:table-cell office:value-type="string" calcext:value-type="string">
            <text:p>ESCOLA MUNICIPAL D ARLETE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92" calcext:value-type="float">
            <text:p>29198992</text:p>
          </table:table-cell>
          <table:table-cell office:value-type="string" calcext:value-type="string">
            <text:p>GINASIO DO SERVIDOR PUBL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34" calcext:value-type="float">
            <text:p>29199034</text:p>
          </table:table-cell>
          <table:table-cell office:value-type="string" calcext:value-type="string">
            <text:p>EE - ESCOLA ESTADUAL MINISTRO PIRES 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50" calcext:value-type="float">
            <text:p>29199050</text:p>
          </table:table-cell>
          <table:table-cell office:value-type="string" calcext:value-type="string">
            <text:p>ESCOLA MUNICIPAL SEBASTIAO DI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69" calcext:value-type="float">
            <text:p>29199069</text:p>
          </table:table-cell>
          <table:table-cell office:value-type="string" calcext:value-type="string">
            <text:p>ESCOLA MUNICIPAL PROFESSOR ALEXANDRE LEAL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522" calcext:value-type="float">
            <text:p>29199522</text:p>
          </table:table-cell>
          <table:table-cell office:value-type="string" calcext:value-type="string">
            <text:p>INSTITUTO MUNICIPAL DE EDUCACAO PROFESSOR JOSE ARAPIRA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859" calcext:value-type="float">
            <text:p>29199859</text:p>
          </table:table-cell>
          <table:table-cell office:value-type="string" calcext:value-type="string">
            <text:p>NUCLEO EDUCACION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32" calcext:value-type="float">
            <text:p>29200032</text:p>
          </table:table-cell>
          <table:table-cell office:value-type="string" calcext:value-type="string">
            <text:p>EE - COLEGIO ESTADUAL PROFESSORA ANGELITA MORE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554" calcext:value-type="float">
            <text:p>29336554</text:p>
          </table:table-cell>
          <table:table-cell office:value-type="string" calcext:value-type="string">
            <text:p>ESCOLA MUNICIPAL DE ITACARANHA MANOEL FAUSTIN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624" calcext:value-type="float">
            <text:p>29357624</text:p>
          </table:table-cell>
          <table:table-cell office:value-type="string" calcext:value-type="string">
            <text:p>EE - ESCOLA ESTADUAL LEA LE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748" calcext:value-type="float">
            <text:p>29357748</text:p>
          </table:table-cell>
          <table:table-cell office:value-type="string" calcext:value-type="string">
            <text:p>ESCOLA ESTADUAL LUIZ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043" calcext:value-type="float">
            <text:p>29358043</text:p>
          </table:table-cell>
          <table:table-cell office:value-type="string" calcext:value-type="string">
            <text:p>ESCOLA MUNICIPAL ELYSIO ATHAY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140" calcext:value-type="float">
            <text:p>29358140</text:p>
          </table:table-cell>
          <table:table-cell office:value-type="string" calcext:value-type="string">
            <text:p>EE - ESCOLA ESTADUAL ANISIO TEIXEIRA - CLASSE V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9597" calcext:value-type="float">
            <text:p>29359597</text:p>
          </table:table-cell>
          <table:table-cell office:value-type="string" calcext:value-type="string">
            <text:p>EE - COLEGIO ESTADUAL FRANCISCO D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8138" calcext:value-type="float">
            <text:p>29368138</text:p>
          </table:table-cell>
          <table:table-cell office:value-type="string" calcext:value-type="string">
            <text:p>ESCOLA MUNICIPAL PROFESSOR ANTONIO CARVALHO GUED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9380" calcext:value-type="float">
            <text:p>29369380</text:p>
          </table:table-cell>
          <table:table-cell office:value-type="string" calcext:value-type="string">
            <text:p>ESCOLA GUIOMAR FLORENC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74677" calcext:value-type="float">
            <text:p>29374677</text:p>
          </table:table-cell>
          <table:table-cell office:value-type="string" calcext:value-type="string">
            <text:p>EE - ESCOLA ESTADUAL SEVERINO VIEI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4613" calcext:value-type="float">
            <text:p>29384613</text:p>
          </table:table-cell>
          <table:table-cell office:value-type="string" calcext:value-type="string">
            <text:p>ESCOLA MUNICIPAL AMELIA RODRIGU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9335" calcext:value-type="float">
            <text:p>29399335</text:p>
          </table:table-cell>
          <table:table-cell office:value-type="string" calcext:value-type="string">
            <text:p>ESCOLA MUNICIPAL PROFESSOR CLAUDIO VEIG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23" calcext:value-type="float">
            <text:p>29404223</text:p>
          </table:table-cell>
          <table:table-cell office:value-type="string" calcext:value-type="string">
            <text:p>EE - COLEGIO ESTADUAL PROFESSOR LUIS DE MOURA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12" calcext:value-type="float">
            <text:p>29404312</text:p>
          </table:table-cell>
          <table:table-cell office:value-type="string" calcext:value-type="string">
            <text:p>EE - ESCOLA ESTADUAL PROFESSOR GERMANO MACHADO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436" calcext:value-type="float">
            <text:p>29404436</text:p>
          </table:table-cell>
          <table:table-cell office:value-type="string" calcext:value-type="string">
            <text:p>ESCOLA MUNICIPAL 15 DE OUTUB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592" calcext:value-type="float">
            <text:p>29404592</text:p>
          </table:table-cell>
          <table:table-cell office:value-type="string" calcext:value-type="string">
            <text:p>ESCOLA MUNICIPAL BARBOSA ROME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688" calcext:value-type="float">
            <text:p>29411688</text:p>
          </table:table-cell>
          <table:table-cell office:value-type="string" calcext:value-type="string">
            <text:p>EE - ESCOLA ESTADUAL PROFESSOR IGNACIO LUNEL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337" calcext:value-type="float">
            <text:p>29422337</text:p>
          </table:table-cell>
          <table:table-cell office:value-type="string" calcext:value-type="string">
            <text:p>EE - ESCOLA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5981" calcext:value-type="float">
            <text:p>29445981</text:p>
          </table:table-cell>
          <table:table-cell office:value-type="string" calcext:value-type="string">
            <text:p>ESCOLA MUNICIPAL PROFESSOR MANOEL DE ALMEIDA CRU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607" calcext:value-type="float">
            <text:p>29447607</text:p>
          </table:table-cell>
          <table:table-cell office:value-type="string" calcext:value-type="string">
            <text:p>ESCOLA MUNICIPAL ALLAN KARDEC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227" calcext:value-type="float">
            <text:p>29449227</text:p>
          </table:table-cell>
          <table:table-cell office:value-type="string" calcext:value-type="string">
            <text:p>ESCOLA MUNICIPAL JORGE AMA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6274" calcext:value-type="float">
            <text:p>29456274</text:p>
          </table:table-cell>
          <table:table-cell office:value-type="string" calcext:value-type="string">
            <text:p>ESCOLA MUNICIPAL 2 DE JULH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72857" calcext:value-type="float">
            <text:p>29472857</text:p>
          </table:table-cell>
          <table:table-cell office:value-type="string" calcext:value-type="string">
            <text:p>ESCOLA MUNICIPAL JARDIM DAS MARGARI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534801" calcext:value-type="float">
            <text:p>29534801</text:p>
          </table:table-cell>
          <table:table-cell office:value-type="string" calcext:value-type="string">
            <text:p>ESCOLA MUNICIPAL PROFESSORA OLGA METTIG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42727" calcext:value-type="float">
            <text:p>29842727</text:p>
          </table:table-cell>
          <table:table-cell office:value-type="string" calcext:value-type="string">
            <text:p>EE - COLEGIO ESTADUAL DEPUTADO HERCULAN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54750" calcext:value-type="float">
            <text:p>29854750</text:p>
          </table:table-cell>
          <table:table-cell office:value-type="string" calcext:value-type="string">
            <text:p>ESCOLA MUNICIPAL MANOEL HENRIQUE DA SILVA BARRA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19" calcext:value-type="float">
            <text:p>29179319</text:p>
          </table:table-cell>
          <table:table-cell office:value-type="string" calcext:value-type="string">
            <text:p>ESCOLA MUNICIPAL CAMPINAS DE PIRAJ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94" calcext:value-type="float">
            <text:p>29179394</text:p>
          </table:table-cell>
          <table:table-cell office:value-type="string" calcext:value-type="string">
            <text:p>EE - CENTRO EDUCACIONAL CARNEIRO RIBEIRO - CLASSE 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548" calcext:value-type="float">
            <text:p>29179548</text:p>
          </table:table-cell>
          <table:table-cell office:value-type="string" calcext:value-type="string">
            <text:p>EE - CENTRO EDUCACIONAL CARNEIRO RIBEIRO - CLASSE 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629" calcext:value-type="float">
            <text:p>29179629</text:p>
          </table:table-cell>
          <table:table-cell office:value-type="string" calcext:value-type="string">
            <text:p>EE - CENTRO EDUCACIONAL CARNEIRO RIBEIRO - CLASSE 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244" calcext:value-type="float">
            <text:p>29180244</text:p>
          </table:table-cell>
          <table:table-cell office:value-type="string" calcext:value-type="string">
            <text:p>ESCOLA MUNICIPAL PROFESSORA SUZANA IMBASSAHY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69" calcext:value-type="float">
            <text:p>29182069</text:p>
          </table:table-cell>
          <table:table-cell office:value-type="string" calcext:value-type="string">
            <text:p>ESCOLA MUNICIPAL ADROALDO RIBEIRO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55" calcext:value-type="float">
            <text:p>29182255</text:p>
          </table:table-cell>
          <table:table-cell office:value-type="string" calcext:value-type="string">
            <text:p>COLEGIO ESTADUAL PROFESSORA ANFRISIA SANTIA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80" calcext:value-type="float">
            <text:p>29182280</text:p>
          </table:table-cell>
          <table:table-cell office:value-type="string" calcext:value-type="string">
            <text:p>EE - COLEGIO ESTADUAL URSULA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839" calcext:value-type="float">
            <text:p>29183839</text:p>
          </table:table-cell>
          <table:table-cell office:value-type="string" calcext:value-type="string">
            <text:p>EE - ESCOLA ESTADUAL PROFESSORA ARMANDINA MARQU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088" calcext:value-type="float">
            <text:p>29184088</text:p>
          </table:table-cell>
          <table:table-cell office:value-type="string" calcext:value-type="string">
            <text:p>ESCOLA MUNICIPAL ABRIGO FILHOS DO POV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320" calcext:value-type="float">
            <text:p>29184320</text:p>
          </table:table-cell>
          <table:table-cell office:value-type="string" calcext:value-type="string">
            <text:p>ESCOLA MUNICIPAL DR ANTONIO CARLOS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49" calcext:value-type="float">
            <text:p>29185149</text:p>
          </table:table-cell>
          <table:table-cell office:value-type="string" calcext:value-type="string">
            <text:p>ESCOLA ESTADUAL DR EDUARDO BIZARRIA MAME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51" calcext:value-type="float">
            <text:p>29185351</text:p>
          </table:table-cell>
          <table:table-cell office:value-type="string" calcext:value-type="string">
            <text:p>EE - COLEGIO ESTADUAL LEDA JESUINO DOS SAN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08" calcext:value-type="float">
            <text:p>29185408</text:p>
          </table:table-cell>
          <table:table-cell office:value-type="string" calcext:value-type="string">
            <text:p>EE - ESCOLA ESTADUAL PROFESSORA MARIINHA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59" calcext:value-type="float">
            <text:p>29185459</text:p>
          </table:table-cell>
          <table:table-cell office:value-type="string" calcext:value-type="string">
            <text:p>ESCOLA MUNICIPAL PADRE NORBER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793" calcext:value-type="float">
            <text:p>29185793</text:p>
          </table:table-cell>
          <table:table-cell office:value-type="string" calcext:value-type="string">
            <text:p>ESCOLA MUNICIPAL JOIR BRASILEI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23" calcext:value-type="float">
            <text:p>29185823</text:p>
          </table:table-cell>
          <table:table-cell office:value-type="string" calcext:value-type="string">
            <text:p>EE - ESCOLA ESTADUAL JURACY MAGALHAE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82" calcext:value-type="float">
            <text:p>29185882</text:p>
          </table:table-cell>
          <table:table-cell office:value-type="string" calcext:value-type="string">
            <text:p>EE - COLEGIO ESTADUAL LEOPOLDO DOS REI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285" calcext:value-type="float">
            <text:p>29186285</text:p>
          </table:table-cell>
          <table:table-cell office:value-type="string" calcext:value-type="string">
            <text:p>ESCOLA MUNICIPAL ALMIRANTE ERNESTO DE MOURAO S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366" calcext:value-type="float">
            <text:p>29186366</text:p>
          </table:table-cell>
          <table:table-cell office:value-type="string" calcext:value-type="string">
            <text:p>ESCOLA MUNICIPAL MARIA CONSTAN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36" calcext:value-type="float">
            <text:p>29186536</text:p>
          </table:table-cell>
          <table:table-cell office:value-type="string" calcext:value-type="string">
            <text:p>ESCOLA MUNICIPAL DE ILHA DE M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52" calcext:value-type="float">
            <text:p>29186552</text:p>
          </table:table-cell>
          <table:table-cell office:value-type="string" calcext:value-type="string">
            <text:p>EE - ESCOLA ESTADUAL PROFESSORA NATALIA VIN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625" calcext:value-type="float">
            <text:p>29186625</text:p>
          </table:table-cell>
          <table:table-cell office:value-type="string" calcext:value-type="string">
            <text:p>ESCOLA MUNICIPAL NOSSA SENHORA DE NAZARE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749" calcext:value-type="float">
            <text:p>29186749</text:p>
          </table:table-cell>
          <table:table-cell office:value-type="string" calcext:value-type="string">
            <text:p>EE - ESCOLA OCRIDALINA MADU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79" calcext:value-type="float">
            <text:p>29187079</text:p>
          </table:table-cell>
          <table:table-cell office:value-type="string" calcext:value-type="string">
            <text:p>EE - ESCOLA PRESCILIANO SILV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95" calcext:value-type="float">
            <text:p>29187095</text:p>
          </table:table-cell>
          <table:table-cell office:value-type="string" calcext:value-type="string">
            <text:p>EE - COLEGIO ESTADUAL PRINCESA IZAB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38" calcext:value-type="float">
            <text:p>29187338</text:p>
          </table:table-cell>
          <table:table-cell office:value-type="string" calcext:value-type="string">
            <text:p>ESCOLA MUNICIPAL PROFESSORA MARIA JOSE DE PAULA MOREIR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46" calcext:value-type="float">
            <text:p>29187346</text:p>
          </table:table-cell>
          <table:table-cell office:value-type="string" calcext:value-type="string">
            <text:p>EE - ESCOLA PROFESSOR ROBERTO SANTO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70" calcext:value-type="float">
            <text:p>29187370</text:p>
          </table:table-cell>
          <table:table-cell office:value-type="string" calcext:value-type="string">
            <text:p>ESCOLA MUNICIPAL PROFª ALEXANDRINA SANTOS P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770" calcext:value-type="float">
            <text:p>29187770</text:p>
          </table:table-cell>
          <table:table-cell office:value-type="string" calcext:value-type="string">
            <text:p>EE - ESCOLA SANTA EDWIRGEN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877" calcext:value-type="float">
            <text:p>29187877</text:p>
          </table:table-cell>
          <table:table-cell office:value-type="string" calcext:value-type="string">
            <text:p>EE - ESCOLA ESTADUAL PIERRE VERGE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31" calcext:value-type="float">
            <text:p>29188431</text:p>
          </table:table-cell>
          <table:table-cell office:value-type="string" calcext:value-type="string">
            <text:p>EE - ESCOLA TEODORO SAMPAIO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58" calcext:value-type="float">
            <text:p>29188458</text:p>
          </table:table-cell>
          <table:table-cell office:value-type="string" calcext:value-type="string">
            <text:p>EE - COLEGIO ESTADUAL TEREZA HELEN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95" calcext:value-type="float">
            <text:p>29188695</text:p>
          </table:table-cell>
          <table:table-cell office:value-type="string" calcext:value-type="string">
            <text:p>EE - ESCOLA VISCONDE DE ITAPAR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68" calcext:value-type="float">
            <text:p>29188768</text:p>
          </table:table-cell>
          <table:table-cell office:value-type="string" calcext:value-type="string">
            <text:p>EE - COLEGIO ESTADUAL JOSIAS DE ALMEIDA MEL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84" calcext:value-type="float">
            <text:p>29188784</text:p>
          </table:table-cell>
          <table:table-cell office:value-type="string" calcext:value-type="string">
            <text:p>EE - ESCOLA ESTADUAL DEPUTADO NAOMAR ALCANTA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71" calcext:value-type="float">
            <text:p>29189071</text:p>
          </table:table-cell>
          <table:table-cell office:value-type="string" calcext:value-type="string">
            <text:p>ESCOLA MUNICIPAL ALFREDO AMOR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80" calcext:value-type="float">
            <text:p>29189080</text:p>
          </table:table-cell>
          <table:table-cell office:value-type="string" calcext:value-type="string">
            <text:p>EE - COLEGIO ESTADUAL ALFRED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68" calcext:value-type="float">
            <text:p>29189268</text:p>
          </table:table-cell>
          <table:table-cell office:value-type="string" calcext:value-type="string">
            <text:p>EE - ESCOLA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675" calcext:value-type="float">
            <text:p>29189675</text:p>
          </table:table-cell>
          <table:table-cell office:value-type="string" calcext:value-type="string">
            <text:p>ESCOLA MUNICIPAL BRIGADEIRO EDUARDO GOM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950" calcext:value-type="float">
            <text:p>29189950</text:p>
          </table:table-cell>
          <table:table-cell office:value-type="string" calcext:value-type="string">
            <text:p>EE - ESCOLA ESTADUAL CASTRO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61" calcext:value-type="float">
            <text:p>29190061</text:p>
          </table:table-cell>
          <table:table-cell office:value-type="string" calcext:value-type="string">
            <text:p>ESCOLA MUNICIPAL CIDADE DE JEQUI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18" calcext:value-type="float">
            <text:p>29190118</text:p>
          </table:table-cell>
          <table:table-cell office:value-type="string" calcext:value-type="string">
            <text:p>EE - ESCOLA CLARITA MARIA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42" calcext:value-type="float">
            <text:p>29190142</text:p>
          </table:table-cell>
          <table:table-cell office:value-type="string" calcext:value-type="string">
            <text:p>EE - ESCOLA CLETO ARAPONG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274" calcext:value-type="float">
            <text:p>29190274</text:p>
          </table:table-cell>
          <table:table-cell office:value-type="string" calcext:value-type="string">
            <text:p>ESCOLA MUNICIPAL MARIA DOLOR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30" calcext:value-type="float">
            <text:p>29190630</text:p>
          </table:table-cell>
          <table:table-cell office:value-type="string" calcext:value-type="string">
            <text:p>EE - ESCOLA CUPERTINO DE LACER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57" calcext:value-type="float">
            <text:p>29190657</text:p>
          </table:table-cell>
          <table:table-cell office:value-type="string" calcext:value-type="string">
            <text:p>ESCOLA MUNICIPAL HELENA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20" calcext:value-type="float">
            <text:p>29190720</text:p>
          </table:table-cell>
          <table:table-cell office:value-type="string" calcext:value-type="string">
            <text:p>EE - COLEGIO ESTADUAL DANIEL LISBO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16" calcext:value-type="float">
            <text:p>29190916</text:p>
          </table:table-cell>
          <table:table-cell office:value-type="string" calcext:value-type="string">
            <text:p>EE - COLEGIO ESTADUAL EDIVALDO BOAVENTU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32" calcext:value-type="float">
            <text:p>29190932</text:p>
          </table:table-cell>
          <table:table-cell office:value-type="string" calcext:value-type="string">
            <text:p>EE - COLEGIO ESTADUAL EURICLES DE MA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67" calcext:value-type="float">
            <text:p>29190967</text:p>
          </table:table-cell>
          <table:table-cell office:value-type="string" calcext:value-type="string">
            <text:p>EE - COLEGIO ESTADUAL GOVERNADOR OTAVIO MANGAB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75" calcext:value-type="float">
            <text:p>29190975</text:p>
          </table:table-cell>
          <table:table-cell office:value-type="string" calcext:value-type="string">
            <text:p>ESCOLA MUNICIPAL GOVERNADOR ROBERTO SAN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83" calcext:value-type="float">
            <text:p>29190983</text:p>
          </table:table-cell>
          <table:table-cell office:value-type="string" calcext:value-type="string">
            <text:p>ESCOLA MUNICIPAL IVONE VIEIRA LI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17" calcext:value-type="float">
            <text:p>29191017</text:p>
          </table:table-cell>
          <table:table-cell office:value-type="string" calcext:value-type="string">
            <text:p>EE - COLEGIO ESTADUAL MANOEL VITORIN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84" calcext:value-type="float">
            <text:p>29191084</text:p>
          </table:table-cell>
          <table:table-cell office:value-type="string" calcext:value-type="string">
            <text:p>EE - COLEGIO ESTADUAL PROFESSOR CARLOS SANT ANN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06" calcext:value-type="float">
            <text:p>29191106</text:p>
          </table:table-cell>
          <table:table-cell office:value-type="string" calcext:value-type="string">
            <text:p>EE - ESCOLA PROFESSORA CANDOLINA - CLASSE VI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14" calcext:value-type="float">
            <text:p>29191114</text:p>
          </table:table-cell>
          <table:table-cell office:value-type="string" calcext:value-type="string">
            <text:p>EE - COLEGIO ESTADUAL RUTH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30" calcext:value-type="float">
            <text:p>29191130</text:p>
          </table:table-cell>
          <table:table-cell office:value-type="string" calcext:value-type="string">
            <text:p>EE - COLEGIO ESTADUAL SATIRO D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49" calcext:value-type="float">
            <text:p>29191149</text:p>
          </table:table-cell>
          <table:table-cell office:value-type="string" calcext:value-type="string">
            <text:p>EE - COLEGIO ESTADUAL SOLANGE HORTELIO FRANC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65" calcext:value-type="float">
            <text:p>29191165</text:p>
          </table:table-cell>
          <table:table-cell office:value-type="string" calcext:value-type="string">
            <text:p>EE - COLEGIO ESTADUAL VISCONDE DE MAU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27" calcext:value-type="float">
            <text:p>29191327</text:p>
          </table:table-cell>
          <table:table-cell office:value-type="string" calcext:value-type="string">
            <text:p>ESCOLA MUNICIPAL LUIZA MAH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60" calcext:value-type="float">
            <text:p>29191360</text:p>
          </table:table-cell>
          <table:table-cell office:value-type="string" calcext:value-type="string">
            <text:p>EE - COLEGIO ESTADUAL DEPUTADO HENRIQUE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491" calcext:value-type="float">
            <text:p>29191491</text:p>
          </table:table-cell>
          <table:table-cell office:value-type="string" calcext:value-type="string">
            <text:p>ESCOLA DIVINO M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13" calcext:value-type="float">
            <text:p>29191513</text:p>
          </table:table-cell>
          <table:table-cell office:value-type="string" calcext:value-type="string">
            <text:p>EE - ESCOLA DE 1º GRAU JESUS CRIS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72" calcext:value-type="float">
            <text:p>29191572</text:p>
          </table:table-cell>
          <table:table-cell office:value-type="string" calcext:value-type="string">
            <text:p>EE - ESCOLA DOM AVELAR BRANDAO VIL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37" calcext:value-type="float">
            <text:p>29191637</text:p>
          </table:table-cell>
          <table:table-cell office:value-type="string" calcext:value-type="string">
            <text:p>EE - ESCOLA DONA JENNY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45" calcext:value-type="float">
            <text:p>29192145</text:p>
          </table:table-cell>
          <table:table-cell office:value-type="string" calcext:value-type="string">
            <text:p>EE - COLEGIO ESTADUAL RUY BARBOS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18" calcext:value-type="float">
            <text:p>29192218</text:p>
          </table:table-cell>
          <table:table-cell office:value-type="string" calcext:value-type="string">
            <text:p>EE - ESCOLA ESTADUAL RAUL 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26" calcext:value-type="float">
            <text:p>29192226</text:p>
          </table:table-cell>
          <table:table-cell office:value-type="string" calcext:value-type="string">
            <text:p>EE - COLEGIO ESTADUAL VALE DOS LAG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42" calcext:value-type="float">
            <text:p>29192242</text:p>
          </table:table-cell>
          <table:table-cell office:value-type="string" calcext:value-type="string">
            <text:p>EE - COLEGIO ESTADUAL MESTRE MOA DO KATE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11" calcext:value-type="float">
            <text:p>29192811</text:p>
          </table:table-cell>
          <table:table-cell office:value-type="string" calcext:value-type="string">
            <text:p>ESCOLA MUNICIPAL HILBERTO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38" calcext:value-type="float">
            <text:p>29192838</text:p>
          </table:table-cell>
          <table:table-cell office:value-type="string" calcext:value-type="string">
            <text:p>ESCOLA MUNICIPAL HILDETE BAHIA DE SOUZA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46" calcext:value-type="float">
            <text:p>29192846</text:p>
          </table:table-cell>
          <table:table-cell office:value-type="string" calcext:value-type="string">
            <text:p>ESCOLA MUNICIPAL HILDETE LOMAN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32" calcext:value-type="float">
            <text:p>29193532</text:p>
          </table:table-cell>
          <table:table-cell office:value-type="string" calcext:value-type="string">
            <text:p>EE - COLEGIO ESTADUAL MARECHAL MASCARENHAS DE MORA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56" calcext:value-type="float">
            <text:p>29193656</text:p>
          </table:table-cell>
          <table:table-cell office:value-type="string" calcext:value-type="string">
            <text:p>EE - ESCOLA MARIA ROMANA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99" calcext:value-type="float">
            <text:p>29193699</text:p>
          </table:table-cell>
          <table:table-cell office:value-type="string" calcext:value-type="string">
            <text:p>EE - COLEGIO ESTADUAL MARIO COSTA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737" calcext:value-type="float">
            <text:p>29193737</text:p>
          </table:table-cell>
          <table:table-cell office:value-type="string" calcext:value-type="string">
            <text:p>ESCOLA ESTADUAL MARQUES DE ABRANT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02" calcext:value-type="float">
            <text:p>29194202</text:p>
          </table:table-cell>
          <table:table-cell office:value-type="string" calcext:value-type="string">
            <text:p>ESCOLA MUNICIPAL DA PALESTI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37" calcext:value-type="float">
            <text:p>29194237</text:p>
          </table:table-cell>
          <table:table-cell office:value-type="string" calcext:value-type="string">
            <text:p>ESCOLA MUNICIPAL DE FAZENDA COU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53" calcext:value-type="float">
            <text:p>29194253</text:p>
          </table:table-cell>
          <table:table-cell office:value-type="string" calcext:value-type="string">
            <text:p>ESCOLA MUNICIPAL DE NOVA SUSSUARA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61" calcext:value-type="float">
            <text:p>29194261</text:p>
          </table:table-cell>
          <table:table-cell office:value-type="string" calcext:value-type="string">
            <text:p>ESCOLA MUNICIPAL DE PARIP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70" calcext:value-type="float">
            <text:p>29194270</text:p>
          </table:table-cell>
          <table:table-cell office:value-type="string" calcext:value-type="string">
            <text:p>ESCOLA MUNICIPAL DE PERIPERI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96" calcext:value-type="float">
            <text:p>29194296</text:p>
          </table:table-cell>
          <table:table-cell office:value-type="string" calcext:value-type="string">
            <text:p>ESCOLA MUNICIPAL DE PITUACU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318" calcext:value-type="float">
            <text:p>29194318</text:p>
          </table:table-cell>
          <table:table-cell office:value-type="string" calcext:value-type="string">
            <text:p>ESCOLA MUNICIPAL DE PLATAFOR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679" calcext:value-type="float">
            <text:p>29194679</text:p>
          </table:table-cell>
          <table:table-cell office:value-type="string" calcext:value-type="string">
            <text:p>ESCOLA MUNICIPAL NOSSA SENHORA DA PA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76" calcext:value-type="float">
            <text:p>29194776</text:p>
          </table:table-cell>
          <table:table-cell office:value-type="string" calcext:value-type="string">
            <text:p>EE - COLEGIO ESTADUAL NOSSA SENHORA DE FATIMA - DER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954" calcext:value-type="float">
            <text:p>29194954</text:p>
          </table:table-cell>
          <table:table-cell office:value-type="string" calcext:value-type="string">
            <text:p>ESCOLA MUNICIPAL OLGA FIGUEIREDO DE AZEVEDO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314" calcext:value-type="float">
            <text:p>29195314</text:p>
          </table:table-cell>
          <table:table-cell office:value-type="string" calcext:value-type="string">
            <text:p>ESCOLA MUNICIPAL PIRAJA DA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462" calcext:value-type="float">
            <text:p>29195462</text:p>
          </table:table-cell>
          <table:table-cell office:value-type="string" calcext:value-type="string">
            <text:p>EE - COLEGIO ESTADUAL PROFESSOR NOGUEIRA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900" calcext:value-type="float">
            <text:p>29195900</text:p>
          </table:table-cell>
          <table:table-cell office:value-type="string" calcext:value-type="string">
            <text:p>ESCOLA MUNICIPAL SANTA R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795" calcext:value-type="float">
            <text:p>29196795</text:p>
          </table:table-cell>
          <table:table-cell office:value-type="string" calcext:value-type="string">
            <text:p>ESCOLA MUNICIPAL VISCONDE DE CAIRU DE BROT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841" calcext:value-type="float">
            <text:p>29196841</text:p>
          </table:table-cell>
          <table:table-cell office:value-type="string" calcext:value-type="string">
            <text:p>EE - COLEGIO ESTADUAL ZUMBI DOS PALMARES - QUILOMBOL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36" calcext:value-type="float">
            <text:p>29198836</text:p>
          </table:table-cell>
          <table:table-cell office:value-type="string" calcext:value-type="string">
            <text:p>ESCOLA MUNICIPAL TEODORO SAMPAI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44" calcext:value-type="float">
            <text:p>29198844</text:p>
          </table:table-cell>
          <table:table-cell office:value-type="string" calcext:value-type="string">
            <text:p>ESCOLA MUNICIPAL CLERISTON ANDRADE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33" calcext:value-type="float">
            <text:p>29198933</text:p>
          </table:table-cell>
          <table:table-cell office:value-type="string" calcext:value-type="string">
            <text:p>ESCOLA MUNICIPAL D ARLETE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92" calcext:value-type="float">
            <text:p>29198992</text:p>
          </table:table-cell>
          <table:table-cell office:value-type="string" calcext:value-type="string">
            <text:p>GINASIO DO SERVIDOR PUBL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34" calcext:value-type="float">
            <text:p>29199034</text:p>
          </table:table-cell>
          <table:table-cell office:value-type="string" calcext:value-type="string">
            <text:p>EE - ESCOLA ESTADUAL MINISTRO PIRES 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50" calcext:value-type="float">
            <text:p>29199050</text:p>
          </table:table-cell>
          <table:table-cell office:value-type="string" calcext:value-type="string">
            <text:p>ESCOLA MUNICIPAL SEBASTIAO DI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69" calcext:value-type="float">
            <text:p>29199069</text:p>
          </table:table-cell>
          <table:table-cell office:value-type="string" calcext:value-type="string">
            <text:p>ESCOLA MUNICIPAL PROFESSOR ALEXANDRE LEAL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522" calcext:value-type="float">
            <text:p>29199522</text:p>
          </table:table-cell>
          <table:table-cell office:value-type="string" calcext:value-type="string">
            <text:p>INSTITUTO MUNICIPAL DE EDUCACAO PROFESSOR JOSE ARAPIRA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859" calcext:value-type="float">
            <text:p>29199859</text:p>
          </table:table-cell>
          <table:table-cell office:value-type="string" calcext:value-type="string">
            <text:p>NUCLEO EDUCACION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32" calcext:value-type="float">
            <text:p>29200032</text:p>
          </table:table-cell>
          <table:table-cell office:value-type="string" calcext:value-type="string">
            <text:p>EE - COLEGIO ESTADUAL PROFESSORA ANGELITA MORE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554" calcext:value-type="float">
            <text:p>29336554</text:p>
          </table:table-cell>
          <table:table-cell office:value-type="string" calcext:value-type="string">
            <text:p>ESCOLA MUNICIPAL DE ITACARANHA MANOEL FAUSTIN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624" calcext:value-type="float">
            <text:p>29357624</text:p>
          </table:table-cell>
          <table:table-cell office:value-type="string" calcext:value-type="string">
            <text:p>EE - ESCOLA ESTADUAL LEA LE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748" calcext:value-type="float">
            <text:p>29357748</text:p>
          </table:table-cell>
          <table:table-cell office:value-type="string" calcext:value-type="string">
            <text:p>ESCOLA ESTADUAL LUIZ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043" calcext:value-type="float">
            <text:p>29358043</text:p>
          </table:table-cell>
          <table:table-cell office:value-type="string" calcext:value-type="string">
            <text:p>ESCOLA MUNICIPAL ELYSIO ATHAY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140" calcext:value-type="float">
            <text:p>29358140</text:p>
          </table:table-cell>
          <table:table-cell office:value-type="string" calcext:value-type="string">
            <text:p>EE - ESCOLA ESTADUAL ANISIO TEIXEIRA - CLASSE V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9597" calcext:value-type="float">
            <text:p>29359597</text:p>
          </table:table-cell>
          <table:table-cell office:value-type="string" calcext:value-type="string">
            <text:p>EE - COLEGIO ESTADUAL FRANCISCO D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8138" calcext:value-type="float">
            <text:p>29368138</text:p>
          </table:table-cell>
          <table:table-cell office:value-type="string" calcext:value-type="string">
            <text:p>ESCOLA MUNICIPAL PROFESSOR ANTONIO CARVALHO GUED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9380" calcext:value-type="float">
            <text:p>29369380</text:p>
          </table:table-cell>
          <table:table-cell office:value-type="string" calcext:value-type="string">
            <text:p>ESCOLA GUIOMAR FLORENC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74677" calcext:value-type="float">
            <text:p>29374677</text:p>
          </table:table-cell>
          <table:table-cell office:value-type="string" calcext:value-type="string">
            <text:p>EE - ESCOLA ESTADUAL SEVERINO VIEI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4613" calcext:value-type="float">
            <text:p>29384613</text:p>
          </table:table-cell>
          <table:table-cell office:value-type="string" calcext:value-type="string">
            <text:p>ESCOLA MUNICIPAL AMELIA RODRIGU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9335" calcext:value-type="float">
            <text:p>29399335</text:p>
          </table:table-cell>
          <table:table-cell office:value-type="string" calcext:value-type="string">
            <text:p>ESCOLA MUNICIPAL PROFESSOR CLAUDIO VEIG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23" calcext:value-type="float">
            <text:p>29404223</text:p>
          </table:table-cell>
          <table:table-cell office:value-type="string" calcext:value-type="string">
            <text:p>EE - COLEGIO ESTADUAL PROFESSOR LUIS DE MOURA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12" calcext:value-type="float">
            <text:p>29404312</text:p>
          </table:table-cell>
          <table:table-cell office:value-type="string" calcext:value-type="string">
            <text:p>EE - ESCOLA ESTADUAL PROFESSOR GERMANO MACHADO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436" calcext:value-type="float">
            <text:p>29404436</text:p>
          </table:table-cell>
          <table:table-cell office:value-type="string" calcext:value-type="string">
            <text:p>ESCOLA MUNICIPAL 15 DE OUTUB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592" calcext:value-type="float">
            <text:p>29404592</text:p>
          </table:table-cell>
          <table:table-cell office:value-type="string" calcext:value-type="string">
            <text:p>ESCOLA MUNICIPAL BARBOSA ROMEO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688" calcext:value-type="float">
            <text:p>29411688</text:p>
          </table:table-cell>
          <table:table-cell office:value-type="string" calcext:value-type="string">
            <text:p>EE - ESCOLA ESTADUAL PROFESSOR IGNACIO LUNELLI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337" calcext:value-type="float">
            <text:p>29422337</text:p>
          </table:table-cell>
          <table:table-cell office:value-type="string" calcext:value-type="string">
            <text:p>EE - ESCOLA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5981" calcext:value-type="float">
            <text:p>29445981</text:p>
          </table:table-cell>
          <table:table-cell office:value-type="string" calcext:value-type="string">
            <text:p>ESCOLA MUNICIPAL PROFESSOR MANOEL DE ALMEIDA CRU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607" calcext:value-type="float">
            <text:p>29447607</text:p>
          </table:table-cell>
          <table:table-cell office:value-type="string" calcext:value-type="string">
            <text:p>ESCOLA MUNICIPAL ALLAN KARDEC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227" calcext:value-type="float">
            <text:p>29449227</text:p>
          </table:table-cell>
          <table:table-cell office:value-type="string" calcext:value-type="string">
            <text:p>ESCOLA MUNICIPAL JORGE AMA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6274" calcext:value-type="float">
            <text:p>29456274</text:p>
          </table:table-cell>
          <table:table-cell office:value-type="string" calcext:value-type="string">
            <text:p>ESCOLA MUNICIPAL 2 DE JULH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72857" calcext:value-type="float">
            <text:p>29472857</text:p>
          </table:table-cell>
          <table:table-cell office:value-type="string" calcext:value-type="string">
            <text:p>ESCOLA MUNICIPAL JARDIM DAS MARGARI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534801" calcext:value-type="float">
            <text:p>29534801</text:p>
          </table:table-cell>
          <table:table-cell office:value-type="string" calcext:value-type="string">
            <text:p>ESCOLA MUNICIPAL PROFESSORA OLGA METTIG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42727" calcext:value-type="float">
            <text:p>29842727</text:p>
          </table:table-cell>
          <table:table-cell office:value-type="string" calcext:value-type="string">
            <text:p>EE - COLEGIO ESTADUAL DEPUTADO HERCULAN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54750" calcext:value-type="float">
            <text:p>29854750</text:p>
          </table:table-cell>
          <table:table-cell office:value-type="string" calcext:value-type="string">
            <text:p>ESCOLA MUNICIPAL MANOEL HENRIQUE DA SILVA BARRA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19" calcext:value-type="float">
            <text:p>29179319</text:p>
          </table:table-cell>
          <table:table-cell office:value-type="string" calcext:value-type="string">
            <text:p>ESCOLA MUNICIPAL CAMPINAS DE PIRAJ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94" calcext:value-type="float">
            <text:p>29179394</text:p>
          </table:table-cell>
          <table:table-cell office:value-type="string" calcext:value-type="string">
            <text:p>EE - CENTRO EDUCACIONAL CARNEIRO RIBEIRO - CLASSE 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548" calcext:value-type="float">
            <text:p>29179548</text:p>
          </table:table-cell>
          <table:table-cell office:value-type="string" calcext:value-type="string">
            <text:p>EE - CENTRO EDUCACIONAL CARNEIRO RIBEIRO - CLASSE 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629" calcext:value-type="float">
            <text:p>29179629</text:p>
          </table:table-cell>
          <table:table-cell office:value-type="string" calcext:value-type="string">
            <text:p>EE - CENTRO EDUCACIONAL CARNEIRO RIBEIRO - CLASSE 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244" calcext:value-type="float">
            <text:p>29180244</text:p>
          </table:table-cell>
          <table:table-cell office:value-type="string" calcext:value-type="string">
            <text:p>ESCOLA MUNICIPAL PROFESSORA SUZANA IMBASSAHY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69" calcext:value-type="float">
            <text:p>29182069</text:p>
          </table:table-cell>
          <table:table-cell office:value-type="string" calcext:value-type="string">
            <text:p>ESCOLA MUNICIPAL ADROALDO RIBEIRO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55" calcext:value-type="float">
            <text:p>29182255</text:p>
          </table:table-cell>
          <table:table-cell office:value-type="string" calcext:value-type="string">
            <text:p>COLEGIO ESTADUAL PROFESSORA ANFRISIA SANTIA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80" calcext:value-type="float">
            <text:p>29182280</text:p>
          </table:table-cell>
          <table:table-cell office:value-type="string" calcext:value-type="string">
            <text:p>EE - COLEGIO ESTADUAL URSULA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839" calcext:value-type="float">
            <text:p>29183839</text:p>
          </table:table-cell>
          <table:table-cell office:value-type="string" calcext:value-type="string">
            <text:p>EE - ESCOLA ESTADUAL PROFESSORA ARMANDINA MARQU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088" calcext:value-type="float">
            <text:p>29184088</text:p>
          </table:table-cell>
          <table:table-cell office:value-type="string" calcext:value-type="string">
            <text:p>ESCOLA MUNICIPAL ABRIGO FILHOS DO POV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320" calcext:value-type="float">
            <text:p>29184320</text:p>
          </table:table-cell>
          <table:table-cell office:value-type="string" calcext:value-type="string">
            <text:p>ESCOLA MUNICIPAL DR ANTONIO CARLOS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49" calcext:value-type="float">
            <text:p>29185149</text:p>
          </table:table-cell>
          <table:table-cell office:value-type="string" calcext:value-type="string">
            <text:p>ESCOLA ESTADUAL DR EDUARDO BIZARRIA MAME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51" calcext:value-type="float">
            <text:p>29185351</text:p>
          </table:table-cell>
          <table:table-cell office:value-type="string" calcext:value-type="string">
            <text:p>EE - COLEGIO ESTADUAL LEDA JESUINO DOS SAN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08" calcext:value-type="float">
            <text:p>29185408</text:p>
          </table:table-cell>
          <table:table-cell office:value-type="string" calcext:value-type="string">
            <text:p>EE - ESCOLA ESTADUAL PROFESSORA MARIINHA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59" calcext:value-type="float">
            <text:p>29185459</text:p>
          </table:table-cell>
          <table:table-cell office:value-type="string" calcext:value-type="string">
            <text:p>ESCOLA MUNICIPAL PADRE NORBER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793" calcext:value-type="float">
            <text:p>29185793</text:p>
          </table:table-cell>
          <table:table-cell office:value-type="string" calcext:value-type="string">
            <text:p>ESCOLA MUNICIPAL JOIR BRASILEI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23" calcext:value-type="float">
            <text:p>29185823</text:p>
          </table:table-cell>
          <table:table-cell office:value-type="string" calcext:value-type="string">
            <text:p>EE - ESCOLA ESTADUAL JURACY MAGALHAE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82" calcext:value-type="float">
            <text:p>29185882</text:p>
          </table:table-cell>
          <table:table-cell office:value-type="string" calcext:value-type="string">
            <text:p>EE - COLEGIO ESTADUAL LEOPOLDO DOS REI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285" calcext:value-type="float">
            <text:p>29186285</text:p>
          </table:table-cell>
          <table:table-cell office:value-type="string" calcext:value-type="string">
            <text:p>ESCOLA MUNICIPAL ALMIRANTE ERNESTO DE MOURAO S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366" calcext:value-type="float">
            <text:p>29186366</text:p>
          </table:table-cell>
          <table:table-cell office:value-type="string" calcext:value-type="string">
            <text:p>ESCOLA MUNICIPAL MARIA CONSTAN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36" calcext:value-type="float">
            <text:p>29186536</text:p>
          </table:table-cell>
          <table:table-cell office:value-type="string" calcext:value-type="string">
            <text:p>ESCOLA MUNICIPAL DE ILHA DE M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52" calcext:value-type="float">
            <text:p>29186552</text:p>
          </table:table-cell>
          <table:table-cell office:value-type="string" calcext:value-type="string">
            <text:p>EE - ESCOLA ESTADUAL PROFESSORA NATALIA VIN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625" calcext:value-type="float">
            <text:p>29186625</text:p>
          </table:table-cell>
          <table:table-cell office:value-type="string" calcext:value-type="string">
            <text:p>ESCOLA MUNICIPAL NOSSA SENHORA DE NAZ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749" calcext:value-type="float">
            <text:p>29186749</text:p>
          </table:table-cell>
          <table:table-cell office:value-type="string" calcext:value-type="string">
            <text:p>EE - ESCOLA OCRIDALINA MADU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79" calcext:value-type="float">
            <text:p>29187079</text:p>
          </table:table-cell>
          <table:table-cell office:value-type="string" calcext:value-type="string">
            <text:p>EE - ESCOLA PRESCILIANO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95" calcext:value-type="float">
            <text:p>29187095</text:p>
          </table:table-cell>
          <table:table-cell office:value-type="string" calcext:value-type="string">
            <text:p>EE - COLEGIO ESTADUAL PRINCESA IZAB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38" calcext:value-type="float">
            <text:p>29187338</text:p>
          </table:table-cell>
          <table:table-cell office:value-type="string" calcext:value-type="string">
            <text:p>ESCOLA MUNICIPAL PROFESSORA MARIA JOSE DE PAULA MOREIR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46" calcext:value-type="float">
            <text:p>29187346</text:p>
          </table:table-cell>
          <table:table-cell office:value-type="string" calcext:value-type="string">
            <text:p>EE - ESCOLA PROFESSOR ROBERTO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70" calcext:value-type="float">
            <text:p>29187370</text:p>
          </table:table-cell>
          <table:table-cell office:value-type="string" calcext:value-type="string">
            <text:p>ESCOLA MUNICIPAL PROFª ALEXANDRINA SANTOS P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770" calcext:value-type="float">
            <text:p>29187770</text:p>
          </table:table-cell>
          <table:table-cell office:value-type="string" calcext:value-type="string">
            <text:p>EE - ESCOLA SANTA EDWIRGEN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877" calcext:value-type="float">
            <text:p>29187877</text:p>
          </table:table-cell>
          <table:table-cell office:value-type="string" calcext:value-type="string">
            <text:p>EE - ESCOLA ESTADUAL PIERRE VERGE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31" calcext:value-type="float">
            <text:p>29188431</text:p>
          </table:table-cell>
          <table:table-cell office:value-type="string" calcext:value-type="string">
            <text:p>EE - ESCOLA TEODORO SAMPA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58" calcext:value-type="float">
            <text:p>29188458</text:p>
          </table:table-cell>
          <table:table-cell office:value-type="string" calcext:value-type="string">
            <text:p>EE - COLEGIO ESTADUAL TEREZA HELEN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95" calcext:value-type="float">
            <text:p>29188695</text:p>
          </table:table-cell>
          <table:table-cell office:value-type="string" calcext:value-type="string">
            <text:p>EE - ESCOLA VISCONDE DE ITAPAR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68" calcext:value-type="float">
            <text:p>29188768</text:p>
          </table:table-cell>
          <table:table-cell office:value-type="string" calcext:value-type="string">
            <text:p>EE - COLEGIO ESTADUAL JOSIAS DE ALMEIDA MEL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84" calcext:value-type="float">
            <text:p>29188784</text:p>
          </table:table-cell>
          <table:table-cell office:value-type="string" calcext:value-type="string">
            <text:p>EE - ESCOLA ESTADUAL DEPUTADO NAOMAR ALCANTA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71" calcext:value-type="float">
            <text:p>29189071</text:p>
          </table:table-cell>
          <table:table-cell office:value-type="string" calcext:value-type="string">
            <text:p>ESCOLA MUNICIPAL ALFREDO AMOR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80" calcext:value-type="float">
            <text:p>29189080</text:p>
          </table:table-cell>
          <table:table-cell office:value-type="string" calcext:value-type="string">
            <text:p>EE - COLEGIO ESTADUAL ALFRED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68" calcext:value-type="float">
            <text:p>29189268</text:p>
          </table:table-cell>
          <table:table-cell office:value-type="string" calcext:value-type="string">
            <text:p>EE - ESCOLA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675" calcext:value-type="float">
            <text:p>29189675</text:p>
          </table:table-cell>
          <table:table-cell office:value-type="string" calcext:value-type="string">
            <text:p>ESCOLA MUNICIPAL BRIGADEIRO EDUARDO GOMES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950" calcext:value-type="float">
            <text:p>29189950</text:p>
          </table:table-cell>
          <table:table-cell office:value-type="string" calcext:value-type="string">
            <text:p>EE - ESCOLA ESTADUAL CASTRO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61" calcext:value-type="float">
            <text:p>29190061</text:p>
          </table:table-cell>
          <table:table-cell office:value-type="string" calcext:value-type="string">
            <text:p>ESCOLA MUNICIPAL CIDADE DE JEQUI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18" calcext:value-type="float">
            <text:p>29190118</text:p>
          </table:table-cell>
          <table:table-cell office:value-type="string" calcext:value-type="string">
            <text:p>EE - ESCOLA CLARITA MARIANI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42" calcext:value-type="float">
            <text:p>29190142</text:p>
          </table:table-cell>
          <table:table-cell office:value-type="string" calcext:value-type="string">
            <text:p>EE - ESCOLA CLETO ARAPONG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274" calcext:value-type="float">
            <text:p>29190274</text:p>
          </table:table-cell>
          <table:table-cell office:value-type="string" calcext:value-type="string">
            <text:p>ESCOLA MUNICIPAL MARIA DOLOR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30" calcext:value-type="float">
            <text:p>29190630</text:p>
          </table:table-cell>
          <table:table-cell office:value-type="string" calcext:value-type="string">
            <text:p>EE - ESCOLA CUPERTINO DE LACER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57" calcext:value-type="float">
            <text:p>29190657</text:p>
          </table:table-cell>
          <table:table-cell office:value-type="string" calcext:value-type="string">
            <text:p>ESCOLA MUNICIPAL HELENA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20" calcext:value-type="float">
            <text:p>29190720</text:p>
          </table:table-cell>
          <table:table-cell office:value-type="string" calcext:value-type="string">
            <text:p>EE - COLEGIO ESTADUAL DANIEL LISBOA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16" calcext:value-type="float">
            <text:p>29190916</text:p>
          </table:table-cell>
          <table:table-cell office:value-type="string" calcext:value-type="string">
            <text:p>EE - COLEGIO ESTADUAL EDIVALDO BOAVENTU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32" calcext:value-type="float">
            <text:p>29190932</text:p>
          </table:table-cell>
          <table:table-cell office:value-type="string" calcext:value-type="string">
            <text:p>EE - COLEGIO ESTADUAL EURICLES DE MA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67" calcext:value-type="float">
            <text:p>29190967</text:p>
          </table:table-cell>
          <table:table-cell office:value-type="string" calcext:value-type="string">
            <text:p>EE - COLEGIO ESTADUAL GOVERNADOR OTAVIO MANGABEIR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75" calcext:value-type="float">
            <text:p>29190975</text:p>
          </table:table-cell>
          <table:table-cell office:value-type="string" calcext:value-type="string">
            <text:p>ESCOLA MUNICIPAL GOVERNADOR ROBERTO SAN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83" calcext:value-type="float">
            <text:p>29190983</text:p>
          </table:table-cell>
          <table:table-cell office:value-type="string" calcext:value-type="string">
            <text:p>ESCOLA MUNICIPAL IVONE VIEIRA LI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17" calcext:value-type="float">
            <text:p>29191017</text:p>
          </table:table-cell>
          <table:table-cell office:value-type="string" calcext:value-type="string">
            <text:p>EE - COLEGIO ESTADUAL MANOEL VITORIN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84" calcext:value-type="float">
            <text:p>29191084</text:p>
          </table:table-cell>
          <table:table-cell office:value-type="string" calcext:value-type="string">
            <text:p>EE - COLEGIO ESTADUAL PROFESSOR CARLOS SANT ANN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06" calcext:value-type="float">
            <text:p>29191106</text:p>
          </table:table-cell>
          <table:table-cell office:value-type="string" calcext:value-type="string">
            <text:p>EE - ESCOLA PROFESSORA CANDOLINA - CLASSE VI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14" calcext:value-type="float">
            <text:p>29191114</text:p>
          </table:table-cell>
          <table:table-cell office:value-type="string" calcext:value-type="string">
            <text:p>EE - COLEGIO ESTADUAL RUTH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30" calcext:value-type="float">
            <text:p>29191130</text:p>
          </table:table-cell>
          <table:table-cell office:value-type="string" calcext:value-type="string">
            <text:p>EE - COLEGIO ESTADUAL SATIRO D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49" calcext:value-type="float">
            <text:p>29191149</text:p>
          </table:table-cell>
          <table:table-cell office:value-type="string" calcext:value-type="string">
            <text:p>EE - COLEGIO ESTADUAL SOLANGE HORTELIO FRANC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65" calcext:value-type="float">
            <text:p>29191165</text:p>
          </table:table-cell>
          <table:table-cell office:value-type="string" calcext:value-type="string">
            <text:p>EE - COLEGIO ESTADUAL VISCONDE DE MAU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27" calcext:value-type="float">
            <text:p>29191327</text:p>
          </table:table-cell>
          <table:table-cell office:value-type="string" calcext:value-type="string">
            <text:p>ESCOLA MUNICIPAL LUIZA MAHIM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60" calcext:value-type="float">
            <text:p>29191360</text:p>
          </table:table-cell>
          <table:table-cell office:value-type="string" calcext:value-type="string">
            <text:p>EE - COLEGIO ESTADUAL DEPUTADO HENRIQUE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491" calcext:value-type="float">
            <text:p>29191491</text:p>
          </table:table-cell>
          <table:table-cell office:value-type="string" calcext:value-type="string">
            <text:p>ESCOLA DIVINO M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13" calcext:value-type="float">
            <text:p>29191513</text:p>
          </table:table-cell>
          <table:table-cell office:value-type="string" calcext:value-type="string">
            <text:p>EE - ESCOLA DE 1º GRAU JESUS CRIS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72" calcext:value-type="float">
            <text:p>29191572</text:p>
          </table:table-cell>
          <table:table-cell office:value-type="string" calcext:value-type="string">
            <text:p>EE - ESCOLA DOM AVELAR BRANDAO VIL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37" calcext:value-type="float">
            <text:p>29191637</text:p>
          </table:table-cell>
          <table:table-cell office:value-type="string" calcext:value-type="string">
            <text:p>EE - ESCOLA DONA JENNY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45" calcext:value-type="float">
            <text:p>29192145</text:p>
          </table:table-cell>
          <table:table-cell office:value-type="string" calcext:value-type="string">
            <text:p>EE - COLEGIO ESTADUAL RUY BARBOS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18" calcext:value-type="float">
            <text:p>29192218</text:p>
          </table:table-cell>
          <table:table-cell office:value-type="string" calcext:value-type="string">
            <text:p>EE - ESCOLA ESTADUAL RAUL 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26" calcext:value-type="float">
            <text:p>29192226</text:p>
          </table:table-cell>
          <table:table-cell office:value-type="string" calcext:value-type="string">
            <text:p>EE - COLEGIO ESTADUAL VALE DOS LAG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42" calcext:value-type="float">
            <text:p>29192242</text:p>
          </table:table-cell>
          <table:table-cell office:value-type="string" calcext:value-type="string">
            <text:p>EE - COLEGIO ESTADUAL MESTRE MOA DO KATE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11" calcext:value-type="float">
            <text:p>29192811</text:p>
          </table:table-cell>
          <table:table-cell office:value-type="string" calcext:value-type="string">
            <text:p>ESCOLA MUNICIPAL HILBERTO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38" calcext:value-type="float">
            <text:p>29192838</text:p>
          </table:table-cell>
          <table:table-cell office:value-type="string" calcext:value-type="string">
            <text:p>ESCOLA MUNICIPAL HILDETE BAHIA DE SOUZ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46" calcext:value-type="float">
            <text:p>29192846</text:p>
          </table:table-cell>
          <table:table-cell office:value-type="string" calcext:value-type="string">
            <text:p>ESCOLA MUNICIPAL HILDETE LOMAN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32" calcext:value-type="float">
            <text:p>29193532</text:p>
          </table:table-cell>
          <table:table-cell office:value-type="string" calcext:value-type="string">
            <text:p>EE - COLEGIO ESTADUAL MARECHAL MASCARENHAS DE MORA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56" calcext:value-type="float">
            <text:p>29193656</text:p>
          </table:table-cell>
          <table:table-cell office:value-type="string" calcext:value-type="string">
            <text:p>EE - ESCOLA MARIA ROMANA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99" calcext:value-type="float">
            <text:p>29193699</text:p>
          </table:table-cell>
          <table:table-cell office:value-type="string" calcext:value-type="string">
            <text:p>EE - COLEGIO ESTADUAL MARIO COSTA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737" calcext:value-type="float">
            <text:p>29193737</text:p>
          </table:table-cell>
          <table:table-cell office:value-type="string" calcext:value-type="string">
            <text:p>ESCOLA ESTADUAL MARQUES DE ABRANT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02" calcext:value-type="float">
            <text:p>29194202</text:p>
          </table:table-cell>
          <table:table-cell office:value-type="string" calcext:value-type="string">
            <text:p>ESCOLA MUNICIPAL DA PALESTI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37" calcext:value-type="float">
            <text:p>29194237</text:p>
          </table:table-cell>
          <table:table-cell office:value-type="string" calcext:value-type="string">
            <text:p>ESCOLA MUNICIPAL DE FAZENDA COU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53" calcext:value-type="float">
            <text:p>29194253</text:p>
          </table:table-cell>
          <table:table-cell office:value-type="string" calcext:value-type="string">
            <text:p>ESCOLA MUNICIPAL DE NOVA SUSSUARA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61" calcext:value-type="float">
            <text:p>29194261</text:p>
          </table:table-cell>
          <table:table-cell office:value-type="string" calcext:value-type="string">
            <text:p>ESCOLA MUNICIPAL DE PARIP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70" calcext:value-type="float">
            <text:p>29194270</text:p>
          </table:table-cell>
          <table:table-cell office:value-type="string" calcext:value-type="string">
            <text:p>ESCOLA MUNICIPAL DE PERIPERI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96" calcext:value-type="float">
            <text:p>29194296</text:p>
          </table:table-cell>
          <table:table-cell office:value-type="string" calcext:value-type="string">
            <text:p>ESCOLA MUNICIPAL DE PITUACU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318" calcext:value-type="float">
            <text:p>29194318</text:p>
          </table:table-cell>
          <table:table-cell office:value-type="string" calcext:value-type="string">
            <text:p>ESCOLA MUNICIPAL DE PLATAFOR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679" calcext:value-type="float">
            <text:p>29194679</text:p>
          </table:table-cell>
          <table:table-cell office:value-type="string" calcext:value-type="string">
            <text:p>ESCOLA MUNICIPAL NOSSA SENHORA DA PA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76" calcext:value-type="float">
            <text:p>29194776</text:p>
          </table:table-cell>
          <table:table-cell office:value-type="string" calcext:value-type="string">
            <text:p>EE - COLEGIO ESTADUAL NOSSA SENHORA DE FATIMA - DER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954" calcext:value-type="float">
            <text:p>29194954</text:p>
          </table:table-cell>
          <table:table-cell office:value-type="string" calcext:value-type="string">
            <text:p>ESCOLA MUNICIPAL OLGA FIGUEIREDO DE AZEVE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314" calcext:value-type="float">
            <text:p>29195314</text:p>
          </table:table-cell>
          <table:table-cell office:value-type="string" calcext:value-type="string">
            <text:p>ESCOLA MUNICIPAL PIRAJA DA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462" calcext:value-type="float">
            <text:p>29195462</text:p>
          </table:table-cell>
          <table:table-cell office:value-type="string" calcext:value-type="string">
            <text:p>EE - COLEGIO ESTADUAL PROFESSOR NOGUEIRA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900" calcext:value-type="float">
            <text:p>29195900</text:p>
          </table:table-cell>
          <table:table-cell office:value-type="string" calcext:value-type="string">
            <text:p>ESCOLA MUNICIPAL SANTA R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795" calcext:value-type="float">
            <text:p>29196795</text:p>
          </table:table-cell>
          <table:table-cell office:value-type="string" calcext:value-type="string">
            <text:p>ESCOLA MUNICIPAL VISCONDE DE CAIRU DE BROT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841" calcext:value-type="float">
            <text:p>29196841</text:p>
          </table:table-cell>
          <table:table-cell office:value-type="string" calcext:value-type="string">
            <text:p>EE - COLEGIO ESTADUAL ZUMBI DOS PALMARES - QUILOMBOL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36" calcext:value-type="float">
            <text:p>29198836</text:p>
          </table:table-cell>
          <table:table-cell office:value-type="string" calcext:value-type="string">
            <text:p>ESCOLA MUNICIPAL TEODORO SAMPAI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44" calcext:value-type="float">
            <text:p>29198844</text:p>
          </table:table-cell>
          <table:table-cell office:value-type="string" calcext:value-type="string">
            <text:p>ESCOLA MUNICIPAL CLERISTON ANDRADE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33" calcext:value-type="float">
            <text:p>29198933</text:p>
          </table:table-cell>
          <table:table-cell office:value-type="string" calcext:value-type="string">
            <text:p>ESCOLA MUNICIPAL D ARLETE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92" calcext:value-type="float">
            <text:p>29198992</text:p>
          </table:table-cell>
          <table:table-cell office:value-type="string" calcext:value-type="string">
            <text:p>GINASIO DO SERVIDOR PUBL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34" calcext:value-type="float">
            <text:p>29199034</text:p>
          </table:table-cell>
          <table:table-cell office:value-type="string" calcext:value-type="string">
            <text:p>EE - ESCOLA ESTADUAL MINISTRO PIRES 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50" calcext:value-type="float">
            <text:p>29199050</text:p>
          </table:table-cell>
          <table:table-cell office:value-type="string" calcext:value-type="string">
            <text:p>ESCOLA MUNICIPAL SEBASTIAO DI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69" calcext:value-type="float">
            <text:p>29199069</text:p>
          </table:table-cell>
          <table:table-cell office:value-type="string" calcext:value-type="string">
            <text:p>ESCOLA MUNICIPAL PROFESSOR ALEXANDRE LEAL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522" calcext:value-type="float">
            <text:p>29199522</text:p>
          </table:table-cell>
          <table:table-cell office:value-type="string" calcext:value-type="string">
            <text:p>INSTITUTO MUNICIPAL DE EDUCACAO PROFESSOR JOSE ARAPIRA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859" calcext:value-type="float">
            <text:p>29199859</text:p>
          </table:table-cell>
          <table:table-cell office:value-type="string" calcext:value-type="string">
            <text:p>NUCLEO EDUCACION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32" calcext:value-type="float">
            <text:p>29200032</text:p>
          </table:table-cell>
          <table:table-cell office:value-type="string" calcext:value-type="string">
            <text:p>EE - COLEGIO ESTADUAL PROFESSORA ANGELITA MORE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554" calcext:value-type="float">
            <text:p>29336554</text:p>
          </table:table-cell>
          <table:table-cell office:value-type="string" calcext:value-type="string">
            <text:p>ESCOLA MUNICIPAL DE ITACARANHA MANOEL FAUSTIN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624" calcext:value-type="float">
            <text:p>29357624</text:p>
          </table:table-cell>
          <table:table-cell office:value-type="string" calcext:value-type="string">
            <text:p>EE - ESCOLA ESTADUAL LEA LE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748" calcext:value-type="float">
            <text:p>29357748</text:p>
          </table:table-cell>
          <table:table-cell office:value-type="string" calcext:value-type="string">
            <text:p>ESCOLA ESTADUAL LUIZ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043" calcext:value-type="float">
            <text:p>29358043</text:p>
          </table:table-cell>
          <table:table-cell office:value-type="string" calcext:value-type="string">
            <text:p>ESCOLA MUNICIPAL ELYSIO ATHAYDE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140" calcext:value-type="float">
            <text:p>29358140</text:p>
          </table:table-cell>
          <table:table-cell office:value-type="string" calcext:value-type="string">
            <text:p>EE - ESCOLA ESTADUAL ANISIO TEIXEIRA - CLASSE V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9597" calcext:value-type="float">
            <text:p>29359597</text:p>
          </table:table-cell>
          <table:table-cell office:value-type="string" calcext:value-type="string">
            <text:p>EE - COLEGIO ESTADUAL FRANCISCO D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8138" calcext:value-type="float">
            <text:p>29368138</text:p>
          </table:table-cell>
          <table:table-cell office:value-type="string" calcext:value-type="string">
            <text:p>ESCOLA MUNICIPAL PROFESSOR ANTONIO CARVALHO GUED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9380" calcext:value-type="float">
            <text:p>29369380</text:p>
          </table:table-cell>
          <table:table-cell office:value-type="string" calcext:value-type="string">
            <text:p>ESCOLA GUIOMAR FLORENC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74677" calcext:value-type="float">
            <text:p>29374677</text:p>
          </table:table-cell>
          <table:table-cell office:value-type="string" calcext:value-type="string">
            <text:p>EE - ESCOLA ESTADUAL SEVERINO VIEIRA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4613" calcext:value-type="float">
            <text:p>29384613</text:p>
          </table:table-cell>
          <table:table-cell office:value-type="string" calcext:value-type="string">
            <text:p>ESCOLA MUNICIPAL AMELIA RODRIGUES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9335" calcext:value-type="float">
            <text:p>29399335</text:p>
          </table:table-cell>
          <table:table-cell office:value-type="string" calcext:value-type="string">
            <text:p>ESCOLA MUNICIPAL PROFESSOR CLAUDIO VEIG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23" calcext:value-type="float">
            <text:p>29404223</text:p>
          </table:table-cell>
          <table:table-cell office:value-type="string" calcext:value-type="string">
            <text:p>EE - COLEGIO ESTADUAL PROFESSOR LUIS DE MOURA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12" calcext:value-type="float">
            <text:p>29404312</text:p>
          </table:table-cell>
          <table:table-cell office:value-type="string" calcext:value-type="string">
            <text:p>EE - ESCOLA ESTADUAL PROFESSOR GERMANO MACHADO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436" calcext:value-type="float">
            <text:p>29404436</text:p>
          </table:table-cell>
          <table:table-cell office:value-type="string" calcext:value-type="string">
            <text:p>ESCOLA MUNICIPAL 15 DE OUTUB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592" calcext:value-type="float">
            <text:p>29404592</text:p>
          </table:table-cell>
          <table:table-cell office:value-type="string" calcext:value-type="string">
            <text:p>ESCOLA MUNICIPAL BARBOSA ROMEO</text:p>
          </table:table-cell>
          <table:table-cell office:value-type="string" calcext:value-type="string">
            <text:p>Municip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688" calcext:value-type="float">
            <text:p>29411688</text:p>
          </table:table-cell>
          <table:table-cell office:value-type="string" calcext:value-type="string">
            <text:p>EE - ESCOLA ESTADUAL PROFESSOR IGNACIO LUNEL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337" calcext:value-type="float">
            <text:p>29422337</text:p>
          </table:table-cell>
          <table:table-cell office:value-type="string" calcext:value-type="string">
            <text:p>EE - ESCOLA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5981" calcext:value-type="float">
            <text:p>29445981</text:p>
          </table:table-cell>
          <table:table-cell office:value-type="string" calcext:value-type="string">
            <text:p>ESCOLA MUNICIPAL PROFESSOR MANOEL DE ALMEIDA CRU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607" calcext:value-type="float">
            <text:p>29447607</text:p>
          </table:table-cell>
          <table:table-cell office:value-type="string" calcext:value-type="string">
            <text:p>ESCOLA MUNICIPAL ALLAN KARDEC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227" calcext:value-type="float">
            <text:p>29449227</text:p>
          </table:table-cell>
          <table:table-cell office:value-type="string" calcext:value-type="string">
            <text:p>ESCOLA MUNICIPAL JORGE AMA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6274" calcext:value-type="float">
            <text:p>29456274</text:p>
          </table:table-cell>
          <table:table-cell office:value-type="string" calcext:value-type="string">
            <text:p>ESCOLA MUNICIPAL 2 DE JULH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72857" calcext:value-type="float">
            <text:p>29472857</text:p>
          </table:table-cell>
          <table:table-cell office:value-type="string" calcext:value-type="string">
            <text:p>ESCOLA MUNICIPAL JARDIM DAS MARGARI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534801" calcext:value-type="float">
            <text:p>29534801</text:p>
          </table:table-cell>
          <table:table-cell office:value-type="string" calcext:value-type="string">
            <text:p>ESCOLA MUNICIPAL PROFESSORA OLGA METTIG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42727" calcext:value-type="float">
            <text:p>29842727</text:p>
          </table:table-cell>
          <table:table-cell office:value-type="string" calcext:value-type="string">
            <text:p>EE - COLEGIO ESTADUAL DEPUTADO HERCULANO MENEZE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54750" calcext:value-type="float">
            <text:p>29854750</text:p>
          </table:table-cell>
          <table:table-cell office:value-type="string" calcext:value-type="string">
            <text:p>ESCOLA MUNICIPAL MANOEL HENRIQUE DA SILVA BARRA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19" calcext:value-type="float">
            <text:p>29179319</text:p>
          </table:table-cell>
          <table:table-cell office:value-type="string" calcext:value-type="string">
            <text:p>ESCOLA MUNICIPAL CAMPINAS DE PIRAJ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94" calcext:value-type="float">
            <text:p>29179394</text:p>
          </table:table-cell>
          <table:table-cell office:value-type="string" calcext:value-type="string">
            <text:p>EE - CENTRO EDUCACIONAL CARNEIRO RIBEIRO - CLASSE 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548" calcext:value-type="float">
            <text:p>29179548</text:p>
          </table:table-cell>
          <table:table-cell office:value-type="string" calcext:value-type="string">
            <text:p>EE - CENTRO EDUCACIONAL CARNEIRO RIBEIRO - CLASSE 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629" calcext:value-type="float">
            <text:p>29179629</text:p>
          </table:table-cell>
          <table:table-cell office:value-type="string" calcext:value-type="string">
            <text:p>EE - CENTRO EDUCACIONAL CARNEIRO RIBEIRO - CLASSE 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244" calcext:value-type="float">
            <text:p>29180244</text:p>
          </table:table-cell>
          <table:table-cell office:value-type="string" calcext:value-type="string">
            <text:p>ESCOLA MUNICIPAL PROFESSORA SUZANA IMBASSAHY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69" calcext:value-type="float">
            <text:p>29182069</text:p>
          </table:table-cell>
          <table:table-cell office:value-type="string" calcext:value-type="string">
            <text:p>ESCOLA MUNICIPAL ADROALDO RIBEIRO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55" calcext:value-type="float">
            <text:p>29182255</text:p>
          </table:table-cell>
          <table:table-cell office:value-type="string" calcext:value-type="string">
            <text:p>COLEGIO ESTADUAL PROFESSORA ANFRISIA SANTIA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80" calcext:value-type="float">
            <text:p>29182280</text:p>
          </table:table-cell>
          <table:table-cell office:value-type="string" calcext:value-type="string">
            <text:p>EE - COLEGIO ESTADUAL URSULA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839" calcext:value-type="float">
            <text:p>29183839</text:p>
          </table:table-cell>
          <table:table-cell office:value-type="string" calcext:value-type="string">
            <text:p>EE - ESCOLA ESTADUAL PROFESSORA ARMANDINA MARQU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088" calcext:value-type="float">
            <text:p>29184088</text:p>
          </table:table-cell>
          <table:table-cell office:value-type="string" calcext:value-type="string">
            <text:p>ESCOLA MUNICIPAL ABRIGO FILHOS DO POV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320" calcext:value-type="float">
            <text:p>29184320</text:p>
          </table:table-cell>
          <table:table-cell office:value-type="string" calcext:value-type="string">
            <text:p>ESCOLA MUNICIPAL DR ANTONIO CARLOS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49" calcext:value-type="float">
            <text:p>29185149</text:p>
          </table:table-cell>
          <table:table-cell office:value-type="string" calcext:value-type="string">
            <text:p>ESCOLA ESTADUAL DR EDUARDO BIZARRIA MAME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51" calcext:value-type="float">
            <text:p>29185351</text:p>
          </table:table-cell>
          <table:table-cell office:value-type="string" calcext:value-type="string">
            <text:p>EE - COLEGIO ESTADUAL LEDA JESUINO DOS SAN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08" calcext:value-type="float">
            <text:p>29185408</text:p>
          </table:table-cell>
          <table:table-cell office:value-type="string" calcext:value-type="string">
            <text:p>EE - ESCOLA ESTADUAL PROFESSORA MARIINHA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59" calcext:value-type="float">
            <text:p>29185459</text:p>
          </table:table-cell>
          <table:table-cell office:value-type="string" calcext:value-type="string">
            <text:p>ESCOLA MUNICIPAL PADRE NORBER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793" calcext:value-type="float">
            <text:p>29185793</text:p>
          </table:table-cell>
          <table:table-cell office:value-type="string" calcext:value-type="string">
            <text:p>ESCOLA MUNICIPAL JOIR BRASILEI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23" calcext:value-type="float">
            <text:p>29185823</text:p>
          </table:table-cell>
          <table:table-cell office:value-type="string" calcext:value-type="string">
            <text:p>EE - ESCOLA ESTADUAL JURACY MAGALHAE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82" calcext:value-type="float">
            <text:p>29185882</text:p>
          </table:table-cell>
          <table:table-cell office:value-type="string" calcext:value-type="string">
            <text:p>EE - COLEGIO ESTADUAL LEOPOLDO DOS REI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285" calcext:value-type="float">
            <text:p>29186285</text:p>
          </table:table-cell>
          <table:table-cell office:value-type="string" calcext:value-type="string">
            <text:p>ESCOLA MUNICIPAL ALMIRANTE ERNESTO DE MOURAO S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366" calcext:value-type="float">
            <text:p>29186366</text:p>
          </table:table-cell>
          <table:table-cell office:value-type="string" calcext:value-type="string">
            <text:p>ESCOLA MUNICIPAL MARIA CONSTAN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36" calcext:value-type="float">
            <text:p>29186536</text:p>
          </table:table-cell>
          <table:table-cell office:value-type="string" calcext:value-type="string">
            <text:p>ESCOLA MUNICIPAL DE ILHA DE M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52" calcext:value-type="float">
            <text:p>29186552</text:p>
          </table:table-cell>
          <table:table-cell office:value-type="string" calcext:value-type="string">
            <text:p>EE - ESCOLA ESTADUAL PROFESSORA NATALIA VIN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625" calcext:value-type="float">
            <text:p>29186625</text:p>
          </table:table-cell>
          <table:table-cell office:value-type="string" calcext:value-type="string">
            <text:p>ESCOLA MUNICIPAL NOSSA SENHORA DE NAZ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749" calcext:value-type="float">
            <text:p>29186749</text:p>
          </table:table-cell>
          <table:table-cell office:value-type="string" calcext:value-type="string">
            <text:p>EE - ESCOLA OCRIDALINA MADU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79" calcext:value-type="float">
            <text:p>29187079</text:p>
          </table:table-cell>
          <table:table-cell office:value-type="string" calcext:value-type="string">
            <text:p>EE - ESCOLA PRESCILIANO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95" calcext:value-type="float">
            <text:p>29187095</text:p>
          </table:table-cell>
          <table:table-cell office:value-type="string" calcext:value-type="string">
            <text:p>EE - COLEGIO ESTADUAL PRINCESA IZAB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38" calcext:value-type="float">
            <text:p>29187338</text:p>
          </table:table-cell>
          <table:table-cell office:value-type="string" calcext:value-type="string">
            <text:p>ESCOLA MUNICIPAL PROFESSORA MARIA JOSE DE PAULA MOREIR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46" calcext:value-type="float">
            <text:p>29187346</text:p>
          </table:table-cell>
          <table:table-cell office:value-type="string" calcext:value-type="string">
            <text:p>EE - ESCOLA PROFESSOR ROBERTO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70" calcext:value-type="float">
            <text:p>29187370</text:p>
          </table:table-cell>
          <table:table-cell office:value-type="string" calcext:value-type="string">
            <text:p>ESCOLA MUNICIPAL PROFª ALEXANDRINA SANTOS P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770" calcext:value-type="float">
            <text:p>29187770</text:p>
          </table:table-cell>
          <table:table-cell office:value-type="string" calcext:value-type="string">
            <text:p>EE - ESCOLA SANTA EDWIRGEN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877" calcext:value-type="float">
            <text:p>29187877</text:p>
          </table:table-cell>
          <table:table-cell office:value-type="string" calcext:value-type="string">
            <text:p>EE - ESCOLA ESTADUAL PIERRE VERGE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31" calcext:value-type="float">
            <text:p>29188431</text:p>
          </table:table-cell>
          <table:table-cell office:value-type="string" calcext:value-type="string">
            <text:p>EE - ESCOLA TEODORO SAMPA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58" calcext:value-type="float">
            <text:p>29188458</text:p>
          </table:table-cell>
          <table:table-cell office:value-type="string" calcext:value-type="string">
            <text:p>EE - COLEGIO ESTADUAL TEREZA HELEN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95" calcext:value-type="float">
            <text:p>29188695</text:p>
          </table:table-cell>
          <table:table-cell office:value-type="string" calcext:value-type="string">
            <text:p>EE - ESCOLA VISCONDE DE ITAPAR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68" calcext:value-type="float">
            <text:p>29188768</text:p>
          </table:table-cell>
          <table:table-cell office:value-type="string" calcext:value-type="string">
            <text:p>EE - COLEGIO ESTADUAL JOSIAS DE ALMEIDA MEL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84" calcext:value-type="float">
            <text:p>29188784</text:p>
          </table:table-cell>
          <table:table-cell office:value-type="string" calcext:value-type="string">
            <text:p>EE - ESCOLA ESTADUAL DEPUTADO NAOMAR ALCANTA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71" calcext:value-type="float">
            <text:p>29189071</text:p>
          </table:table-cell>
          <table:table-cell office:value-type="string" calcext:value-type="string">
            <text:p>ESCOLA MUNICIPAL ALFREDO AMOR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80" calcext:value-type="float">
            <text:p>29189080</text:p>
          </table:table-cell>
          <table:table-cell office:value-type="string" calcext:value-type="string">
            <text:p>EE - COLEGIO ESTADUAL ALFRED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68" calcext:value-type="float">
            <text:p>29189268</text:p>
          </table:table-cell>
          <table:table-cell office:value-type="string" calcext:value-type="string">
            <text:p>EE - ESCOLA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675" calcext:value-type="float">
            <text:p>29189675</text:p>
          </table:table-cell>
          <table:table-cell office:value-type="string" calcext:value-type="string">
            <text:p>ESCOLA MUNICIPAL BRIGADEIRO EDUARDO GOM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950" calcext:value-type="float">
            <text:p>29189950</text:p>
          </table:table-cell>
          <table:table-cell office:value-type="string" calcext:value-type="string">
            <text:p>EE - ESCOLA ESTADUAL CASTRO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61" calcext:value-type="float">
            <text:p>29190061</text:p>
          </table:table-cell>
          <table:table-cell office:value-type="string" calcext:value-type="string">
            <text:p>ESCOLA MUNICIPAL CIDADE DE JEQUI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18" calcext:value-type="float">
            <text:p>29190118</text:p>
          </table:table-cell>
          <table:table-cell office:value-type="string" calcext:value-type="string">
            <text:p>EE - ESCOLA CLARITA MARIA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42" calcext:value-type="float">
            <text:p>29190142</text:p>
          </table:table-cell>
          <table:table-cell office:value-type="string" calcext:value-type="string">
            <text:p>EE - ESCOLA CLETO ARAPONG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274" calcext:value-type="float">
            <text:p>29190274</text:p>
          </table:table-cell>
          <table:table-cell office:value-type="string" calcext:value-type="string">
            <text:p>ESCOLA MUNICIPAL MARIA DOLOR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30" calcext:value-type="float">
            <text:p>29190630</text:p>
          </table:table-cell>
          <table:table-cell office:value-type="string" calcext:value-type="string">
            <text:p>EE - ESCOLA CUPERTINO DE LACER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57" calcext:value-type="float">
            <text:p>29190657</text:p>
          </table:table-cell>
          <table:table-cell office:value-type="string" calcext:value-type="string">
            <text:p>ESCOLA MUNICIPAL HELENA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20" calcext:value-type="float">
            <text:p>29190720</text:p>
          </table:table-cell>
          <table:table-cell office:value-type="string" calcext:value-type="string">
            <text:p>EE - COLEGIO ESTADUAL DANIEL LISBO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16" calcext:value-type="float">
            <text:p>29190916</text:p>
          </table:table-cell>
          <table:table-cell office:value-type="string" calcext:value-type="string">
            <text:p>EE - COLEGIO ESTADUAL EDIVALDO BOAVENTU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32" calcext:value-type="float">
            <text:p>29190932</text:p>
          </table:table-cell>
          <table:table-cell office:value-type="string" calcext:value-type="string">
            <text:p>EE - COLEGIO ESTADUAL EURICLES DE MA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67" calcext:value-type="float">
            <text:p>29190967</text:p>
          </table:table-cell>
          <table:table-cell office:value-type="string" calcext:value-type="string">
            <text:p>EE - COLEGIO ESTADUAL GOVERNADOR OTAVIO MANGAB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75" calcext:value-type="float">
            <text:p>29190975</text:p>
          </table:table-cell>
          <table:table-cell office:value-type="string" calcext:value-type="string">
            <text:p>ESCOLA MUNICIPAL GOVERNADOR ROBERTO SAN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83" calcext:value-type="float">
            <text:p>29190983</text:p>
          </table:table-cell>
          <table:table-cell office:value-type="string" calcext:value-type="string">
            <text:p>ESCOLA MUNICIPAL IVONE VIEIRA LI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17" calcext:value-type="float">
            <text:p>29191017</text:p>
          </table:table-cell>
          <table:table-cell office:value-type="string" calcext:value-type="string">
            <text:p>EE - COLEGIO ESTADUAL MANOEL VITORIN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84" calcext:value-type="float">
            <text:p>29191084</text:p>
          </table:table-cell>
          <table:table-cell office:value-type="string" calcext:value-type="string">
            <text:p>EE - COLEGIO ESTADUAL PROFESSOR CARLOS SANT ANN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06" calcext:value-type="float">
            <text:p>29191106</text:p>
          </table:table-cell>
          <table:table-cell office:value-type="string" calcext:value-type="string">
            <text:p>EE - ESCOLA PROFESSORA CANDOLINA - CLASSE VII - TEMPO INTEGRAL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14" calcext:value-type="float">
            <text:p>29191114</text:p>
          </table:table-cell>
          <table:table-cell office:value-type="string" calcext:value-type="string">
            <text:p>EE - COLEGIO ESTADUAL RUTH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30" calcext:value-type="float">
            <text:p>29191130</text:p>
          </table:table-cell>
          <table:table-cell office:value-type="string" calcext:value-type="string">
            <text:p>EE - COLEGIO ESTADUAL SATIRO D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49" calcext:value-type="float">
            <text:p>29191149</text:p>
          </table:table-cell>
          <table:table-cell office:value-type="string" calcext:value-type="string">
            <text:p>EE - COLEGIO ESTADUAL SOLANGE HORTELIO FRANC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65" calcext:value-type="float">
            <text:p>29191165</text:p>
          </table:table-cell>
          <table:table-cell office:value-type="string" calcext:value-type="string">
            <text:p>EE - COLEGIO ESTADUAL VISCONDE DE MAU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27" calcext:value-type="float">
            <text:p>29191327</text:p>
          </table:table-cell>
          <table:table-cell office:value-type="string" calcext:value-type="string">
            <text:p>ESCOLA MUNICIPAL LUIZA MAH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60" calcext:value-type="float">
            <text:p>29191360</text:p>
          </table:table-cell>
          <table:table-cell office:value-type="string" calcext:value-type="string">
            <text:p>EE - COLEGIO ESTADUAL DEPUTADO HENRIQUE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491" calcext:value-type="float">
            <text:p>29191491</text:p>
          </table:table-cell>
          <table:table-cell office:value-type="string" calcext:value-type="string">
            <text:p>ESCOLA DIVINO M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13" calcext:value-type="float">
            <text:p>29191513</text:p>
          </table:table-cell>
          <table:table-cell office:value-type="string" calcext:value-type="string">
            <text:p>EE - ESCOLA DE 1º GRAU JESUS CRIS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72" calcext:value-type="float">
            <text:p>29191572</text:p>
          </table:table-cell>
          <table:table-cell office:value-type="string" calcext:value-type="string">
            <text:p>EE - ESCOLA DOM AVELAR BRANDAO VIL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37" calcext:value-type="float">
            <text:p>29191637</text:p>
          </table:table-cell>
          <table:table-cell office:value-type="string" calcext:value-type="string">
            <text:p>EE - ESCOLA DONA JENNY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45" calcext:value-type="float">
            <text:p>29192145</text:p>
          </table:table-cell>
          <table:table-cell office:value-type="string" calcext:value-type="string">
            <text:p>EE - COLEGIO ESTADUAL RUY BARBOS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18" calcext:value-type="float">
            <text:p>29192218</text:p>
          </table:table-cell>
          <table:table-cell office:value-type="string" calcext:value-type="string">
            <text:p>EE - ESCOLA ESTADUAL RAUL 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26" calcext:value-type="float">
            <text:p>29192226</text:p>
          </table:table-cell>
          <table:table-cell office:value-type="string" calcext:value-type="string">
            <text:p>EE - COLEGIO ESTADUAL VALE DOS LAG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42" calcext:value-type="float">
            <text:p>29192242</text:p>
          </table:table-cell>
          <table:table-cell office:value-type="string" calcext:value-type="string">
            <text:p>EE - COLEGIO ESTADUAL MESTRE MOA DO KATE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11" calcext:value-type="float">
            <text:p>29192811</text:p>
          </table:table-cell>
          <table:table-cell office:value-type="string" calcext:value-type="string">
            <text:p>ESCOLA MUNICIPAL HILBERTO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38" calcext:value-type="float">
            <text:p>29192838</text:p>
          </table:table-cell>
          <table:table-cell office:value-type="string" calcext:value-type="string">
            <text:p>ESCOLA MUNICIPAL HILDETE BAHIA DE SOUZ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46" calcext:value-type="float">
            <text:p>29192846</text:p>
          </table:table-cell>
          <table:table-cell office:value-type="string" calcext:value-type="string">
            <text:p>ESCOLA MUNICIPAL HILDETE LOMAN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32" calcext:value-type="float">
            <text:p>29193532</text:p>
          </table:table-cell>
          <table:table-cell office:value-type="string" calcext:value-type="string">
            <text:p>EE - COLEGIO ESTADUAL MARECHAL MASCARENHAS DE MORAI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56" calcext:value-type="float">
            <text:p>29193656</text:p>
          </table:table-cell>
          <table:table-cell office:value-type="string" calcext:value-type="string">
            <text:p>EE - ESCOLA MARIA ROMANA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99" calcext:value-type="float">
            <text:p>29193699</text:p>
          </table:table-cell>
          <table:table-cell office:value-type="string" calcext:value-type="string">
            <text:p>EE - COLEGIO ESTADUAL MARIO COSTA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737" calcext:value-type="float">
            <text:p>29193737</text:p>
          </table:table-cell>
          <table:table-cell office:value-type="string" calcext:value-type="string">
            <text:p>ESCOLA ESTADUAL MARQUES DE ABRANT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02" calcext:value-type="float">
            <text:p>29194202</text:p>
          </table:table-cell>
          <table:table-cell office:value-type="string" calcext:value-type="string">
            <text:p>ESCOLA MUNICIPAL DA PALESTI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37" calcext:value-type="float">
            <text:p>29194237</text:p>
          </table:table-cell>
          <table:table-cell office:value-type="string" calcext:value-type="string">
            <text:p>ESCOLA MUNICIPAL DE FAZENDA COU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53" calcext:value-type="float">
            <text:p>29194253</text:p>
          </table:table-cell>
          <table:table-cell office:value-type="string" calcext:value-type="string">
            <text:p>ESCOLA MUNICIPAL DE NOVA SUSSUARA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61" calcext:value-type="float">
            <text:p>29194261</text:p>
          </table:table-cell>
          <table:table-cell office:value-type="string" calcext:value-type="string">
            <text:p>ESCOLA MUNICIPAL DE PARIP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70" calcext:value-type="float">
            <text:p>29194270</text:p>
          </table:table-cell>
          <table:table-cell office:value-type="string" calcext:value-type="string">
            <text:p>ESCOLA MUNICIPAL DE PERIPERI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96" calcext:value-type="float">
            <text:p>29194296</text:p>
          </table:table-cell>
          <table:table-cell office:value-type="string" calcext:value-type="string">
            <text:p>ESCOLA MUNICIPAL DE PITUACU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318" calcext:value-type="float">
            <text:p>29194318</text:p>
          </table:table-cell>
          <table:table-cell office:value-type="string" calcext:value-type="string">
            <text:p>ESCOLA MUNICIPAL DE PLATAFOR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679" calcext:value-type="float">
            <text:p>29194679</text:p>
          </table:table-cell>
          <table:table-cell office:value-type="string" calcext:value-type="string">
            <text:p>ESCOLA MUNICIPAL NOSSA SENHORA DA PA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76" calcext:value-type="float">
            <text:p>29194776</text:p>
          </table:table-cell>
          <table:table-cell office:value-type="string" calcext:value-type="string">
            <text:p>EE - COLEGIO ESTADUAL NOSSA SENHORA DE FATIMA - DER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954" calcext:value-type="float">
            <text:p>29194954</text:p>
          </table:table-cell>
          <table:table-cell office:value-type="string" calcext:value-type="string">
            <text:p>ESCOLA MUNICIPAL OLGA FIGUEIREDO DE AZEVE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314" calcext:value-type="float">
            <text:p>29195314</text:p>
          </table:table-cell>
          <table:table-cell office:value-type="string" calcext:value-type="string">
            <text:p>ESCOLA MUNICIPAL PIRAJA DA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462" calcext:value-type="float">
            <text:p>29195462</text:p>
          </table:table-cell>
          <table:table-cell office:value-type="string" calcext:value-type="string">
            <text:p>EE - COLEGIO ESTADUAL PROFESSOR NOGUEIRA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900" calcext:value-type="float">
            <text:p>29195900</text:p>
          </table:table-cell>
          <table:table-cell office:value-type="string" calcext:value-type="string">
            <text:p>ESCOLA MUNICIPAL SANTA R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795" calcext:value-type="float">
            <text:p>29196795</text:p>
          </table:table-cell>
          <table:table-cell office:value-type="string" calcext:value-type="string">
            <text:p>ESCOLA MUNICIPAL VISCONDE DE CAIRU DE BROT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841" calcext:value-type="float">
            <text:p>29196841</text:p>
          </table:table-cell>
          <table:table-cell office:value-type="string" calcext:value-type="string">
            <text:p>EE - COLEGIO ESTADUAL ZUMBI DOS PALMARES - QUILOMBOL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36" calcext:value-type="float">
            <text:p>29198836</text:p>
          </table:table-cell>
          <table:table-cell office:value-type="string" calcext:value-type="string">
            <text:p>ESCOLA MUNICIPAL TEODORO SAMPAIO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44" calcext:value-type="float">
            <text:p>29198844</text:p>
          </table:table-cell>
          <table:table-cell office:value-type="string" calcext:value-type="string">
            <text:p>ESCOLA MUNICIPAL CLERISTON ANDRA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33" calcext:value-type="float">
            <text:p>29198933</text:p>
          </table:table-cell>
          <table:table-cell office:value-type="string" calcext:value-type="string">
            <text:p>ESCOLA MUNICIPAL D ARLETE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92" calcext:value-type="float">
            <text:p>29198992</text:p>
          </table:table-cell>
          <table:table-cell office:value-type="string" calcext:value-type="string">
            <text:p>GINASIO DO SERVIDOR PUBL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34" calcext:value-type="float">
            <text:p>29199034</text:p>
          </table:table-cell>
          <table:table-cell office:value-type="string" calcext:value-type="string">
            <text:p>EE - ESCOLA ESTADUAL MINISTRO PIRES 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50" calcext:value-type="float">
            <text:p>29199050</text:p>
          </table:table-cell>
          <table:table-cell office:value-type="string" calcext:value-type="string">
            <text:p>ESCOLA MUNICIPAL SEBASTIAO DI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69" calcext:value-type="float">
            <text:p>29199069</text:p>
          </table:table-cell>
          <table:table-cell office:value-type="string" calcext:value-type="string">
            <text:p>ESCOLA MUNICIPAL PROFESSOR ALEXANDRE LEAL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522" calcext:value-type="float">
            <text:p>29199522</text:p>
          </table:table-cell>
          <table:table-cell office:value-type="string" calcext:value-type="string">
            <text:p>INSTITUTO MUNICIPAL DE EDUCACAO PROFESSOR JOSE ARAPIRA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859" calcext:value-type="float">
            <text:p>29199859</text:p>
          </table:table-cell>
          <table:table-cell office:value-type="string" calcext:value-type="string">
            <text:p>NUCLEO EDUCACION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32" calcext:value-type="float">
            <text:p>29200032</text:p>
          </table:table-cell>
          <table:table-cell office:value-type="string" calcext:value-type="string">
            <text:p>EE - COLEGIO ESTADUAL PROFESSORA ANGELITA MORE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554" calcext:value-type="float">
            <text:p>29336554</text:p>
          </table:table-cell>
          <table:table-cell office:value-type="string" calcext:value-type="string">
            <text:p>ESCOLA MUNICIPAL DE ITACARANHA MANOEL FAUSTIN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624" calcext:value-type="float">
            <text:p>29357624</text:p>
          </table:table-cell>
          <table:table-cell office:value-type="string" calcext:value-type="string">
            <text:p>EE - ESCOLA ESTADUAL LEA LE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748" calcext:value-type="float">
            <text:p>29357748</text:p>
          </table:table-cell>
          <table:table-cell office:value-type="string" calcext:value-type="string">
            <text:p>ESCOLA ESTADUAL LUIZ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043" calcext:value-type="float">
            <text:p>29358043</text:p>
          </table:table-cell>
          <table:table-cell office:value-type="string" calcext:value-type="string">
            <text:p>ESCOLA MUNICIPAL ELYSIO ATHAY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140" calcext:value-type="float">
            <text:p>29358140</text:p>
          </table:table-cell>
          <table:table-cell office:value-type="string" calcext:value-type="string">
            <text:p>EE - ESCOLA ESTADUAL ANISIO TEIXEIRA - CLASSE V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9597" calcext:value-type="float">
            <text:p>29359597</text:p>
          </table:table-cell>
          <table:table-cell office:value-type="string" calcext:value-type="string">
            <text:p>EE - COLEGIO ESTADUAL FRANCISCO DA CONCEICAO MENEZE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8138" calcext:value-type="float">
            <text:p>29368138</text:p>
          </table:table-cell>
          <table:table-cell office:value-type="string" calcext:value-type="string">
            <text:p>ESCOLA MUNICIPAL PROFESSOR ANTONIO CARVALHO GUED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9380" calcext:value-type="float">
            <text:p>29369380</text:p>
          </table:table-cell>
          <table:table-cell office:value-type="string" calcext:value-type="string">
            <text:p>ESCOLA GUIOMAR FLORENC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74677" calcext:value-type="float">
            <text:p>29374677</text:p>
          </table:table-cell>
          <table:table-cell office:value-type="string" calcext:value-type="string">
            <text:p>EE - ESCOLA ESTADUAL SEVERINO VIEI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4613" calcext:value-type="float">
            <text:p>29384613</text:p>
          </table:table-cell>
          <table:table-cell office:value-type="string" calcext:value-type="string">
            <text:p>ESCOLA MUNICIPAL AMELIA RODRIGU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9335" calcext:value-type="float">
            <text:p>29399335</text:p>
          </table:table-cell>
          <table:table-cell office:value-type="string" calcext:value-type="string">
            <text:p>ESCOLA MUNICIPAL PROFESSOR CLAUDIO VEIG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23" calcext:value-type="float">
            <text:p>29404223</text:p>
          </table:table-cell>
          <table:table-cell office:value-type="string" calcext:value-type="string">
            <text:p>EE - COLEGIO ESTADUAL PROFESSOR LUIS DE MOURA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12" calcext:value-type="float">
            <text:p>29404312</text:p>
          </table:table-cell>
          <table:table-cell office:value-type="string" calcext:value-type="string">
            <text:p>EE - ESCOLA ESTADUAL PROFESSOR GERMANO MACHADO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436" calcext:value-type="float">
            <text:p>29404436</text:p>
          </table:table-cell>
          <table:table-cell office:value-type="string" calcext:value-type="string">
            <text:p>ESCOLA MUNICIPAL 15 DE OUTUB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592" calcext:value-type="float">
            <text:p>29404592</text:p>
          </table:table-cell>
          <table:table-cell office:value-type="string" calcext:value-type="string">
            <text:p>ESCOLA MUNICIPAL BARBOSA ROME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688" calcext:value-type="float">
            <text:p>29411688</text:p>
          </table:table-cell>
          <table:table-cell office:value-type="string" calcext:value-type="string">
            <text:p>EE - ESCOLA ESTADUAL PROFESSOR IGNACIO LUNEL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337" calcext:value-type="float">
            <text:p>29422337</text:p>
          </table:table-cell>
          <table:table-cell office:value-type="string" calcext:value-type="string">
            <text:p>EE - ESCOLA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5981" calcext:value-type="float">
            <text:p>29445981</text:p>
          </table:table-cell>
          <table:table-cell office:value-type="string" calcext:value-type="string">
            <text:p>ESCOLA MUNICIPAL PROFESSOR MANOEL DE ALMEIDA CRU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607" calcext:value-type="float">
            <text:p>29447607</text:p>
          </table:table-cell>
          <table:table-cell office:value-type="string" calcext:value-type="string">
            <text:p>ESCOLA MUNICIPAL ALLAN KARDEC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227" calcext:value-type="float">
            <text:p>29449227</text:p>
          </table:table-cell>
          <table:table-cell office:value-type="string" calcext:value-type="string">
            <text:p>ESCOLA MUNICIPAL JORGE AMA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6274" calcext:value-type="float">
            <text:p>29456274</text:p>
          </table:table-cell>
          <table:table-cell office:value-type="string" calcext:value-type="string">
            <text:p>ESCOLA MUNICIPAL 2 DE JULH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72857" calcext:value-type="float">
            <text:p>29472857</text:p>
          </table:table-cell>
          <table:table-cell office:value-type="string" calcext:value-type="string">
            <text:p>ESCOLA MUNICIPAL JARDIM DAS MARGARI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534801" calcext:value-type="float">
            <text:p>29534801</text:p>
          </table:table-cell>
          <table:table-cell office:value-type="string" calcext:value-type="string">
            <text:p>ESCOLA MUNICIPAL PROFESSORA OLGA METTIG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42727" calcext:value-type="float">
            <text:p>29842727</text:p>
          </table:table-cell>
          <table:table-cell office:value-type="string" calcext:value-type="string">
            <text:p>EE - COLEGIO ESTADUAL DEPUTADO HERCULAN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54750" calcext:value-type="float">
            <text:p>29854750</text:p>
          </table:table-cell>
          <table:table-cell office:value-type="string" calcext:value-type="string">
            <text:p>ESCOLA MUNICIPAL MANOEL HENRIQUE DA SILVA BARRA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19" calcext:value-type="float">
            <text:p>29179319</text:p>
          </table:table-cell>
          <table:table-cell office:value-type="string" calcext:value-type="string">
            <text:p>ESCOLA MUNICIPAL CAMPINAS DE PIRAJ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394" calcext:value-type="float">
            <text:p>29179394</text:p>
          </table:table-cell>
          <table:table-cell office:value-type="string" calcext:value-type="string">
            <text:p>EE - CENTRO EDUCACIONAL CARNEIRO RIBEIRO - CLASSE 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491" calcext:value-type="float">
            <text:p>29179491</text:p>
          </table:table-cell>
          <table:table-cell office:value-type="string" calcext:value-type="string">
            <text:p>EE - CENTRO EDUCACIONAL CARNEIRO RIBEIRO - CLASSE I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548" calcext:value-type="float">
            <text:p>29179548</text:p>
          </table:table-cell>
          <table:table-cell office:value-type="string" calcext:value-type="string">
            <text:p>EE - CENTRO EDUCACIONAL CARNEIRO RIBEIRO - CLASSE 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79629" calcext:value-type="float">
            <text:p>29179629</text:p>
          </table:table-cell>
          <table:table-cell office:value-type="string" calcext:value-type="string">
            <text:p>EE - CENTRO EDUCACIONAL CARNEIRO RIBEIRO - CLASSE 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0244" calcext:value-type="float">
            <text:p>29180244</text:p>
          </table:table-cell>
          <table:table-cell office:value-type="string" calcext:value-type="string">
            <text:p>ESCOLA MUNICIPAL PROFESSORA SUZANA IMBASSAHY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19" calcext:value-type="float">
            <text:p>29181119</text:p>
          </table:table-cell>
          <table:table-cell office:value-type="string" calcext:value-type="string">
            <text:p>EE - COLEGIO ESTADUAL LUIZ TARQUINI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143" calcext:value-type="float">
            <text:p>29181143</text:p>
          </table:table-cell>
          <table:table-cell office:value-type="string" calcext:value-type="string">
            <text:p>EE - COLEGIO ESTADUAL LUIS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29" calcext:value-type="float">
            <text:p>29181429</text:p>
          </table:table-cell>
          <table:table-cell office:value-type="string" calcext:value-type="string">
            <text:p>EE - COLEGIO DA POLICIA MILITAR - UNIDADE I CPM DENDEZEI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488" calcext:value-type="float">
            <text:p>29181488</text:p>
          </table:table-cell>
          <table:table-cell office:value-type="string" calcext:value-type="string">
            <text:p>EE - COLEGIO ESTADUAL GOVERNADOR LOMANTO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534" calcext:value-type="float">
            <text:p>29181534</text:p>
          </table:table-cell>
          <table:table-cell office:value-type="string" calcext:value-type="string">
            <text:p>EE - COLEGIO ESTADUAL NELSON MAND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1631" calcext:value-type="float">
            <text:p>29181631</text:p>
          </table:table-cell>
          <table:table-cell office:value-type="string" calcext:value-type="string">
            <text:p>EE - COLEGIO POLIVALENTE DO CABU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34" calcext:value-type="float">
            <text:p>29182034</text:p>
          </table:table-cell>
          <table:table-cell office:value-type="string" calcext:value-type="string">
            <text:p>EE - COLEGIO ESTADUAL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42" calcext:value-type="float">
            <text:p>29182042</text:p>
          </table:table-cell>
          <table:table-cell office:value-type="string" calcext:value-type="string">
            <text:p>EE - COLEGIO ESTADUAL HELENA CELESTIN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50" calcext:value-type="float">
            <text:p>29182050</text:p>
          </table:table-cell>
          <table:table-cell office:value-type="string" calcext:value-type="string">
            <text:p>EE - COLEGIO ESTADUAL TEREZ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69" calcext:value-type="float">
            <text:p>29182069</text:p>
          </table:table-cell>
          <table:table-cell office:value-type="string" calcext:value-type="string">
            <text:p>ESCOLA MUNICIPAL ADROALDO RIBEIRO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85" calcext:value-type="float">
            <text:p>29182085</text:p>
          </table:table-cell>
          <table:table-cell office:value-type="string" calcext:value-type="string">
            <text:p>EE - COLEGIO ESTADUAL ALVARO AUGUSTO DA SILVA - CLASSE V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093" calcext:value-type="float">
            <text:p>29182093</text:p>
          </table:table-cell>
          <table:table-cell office:value-type="string" calcext:value-type="string">
            <text:p>EE - COLEGIO ESTADUAL AZEVEDO FERNAN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07" calcext:value-type="float">
            <text:p>29182107</text:p>
          </table:table-cell>
          <table:table-cell office:value-type="string" calcext:value-type="string">
            <text:p>EE - COLEGIO ESTADUAL CARNEIRO RIBEIRO FI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15" calcext:value-type="float">
            <text:p>29182115</text:p>
          </table:table-cell>
          <table:table-cell office:value-type="string" calcext:value-type="string">
            <text:p>EE - COLEGIO DA POLICIA MILITAR- CPM DONA LEONOR CALMON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58" calcext:value-type="float">
            <text:p>29182158</text:p>
          </table:table-cell>
          <table:table-cell office:value-type="string" calcext:value-type="string">
            <text:p>EE - COLEGIO ESTADUAL EVARISTO DA VEIGA - TEMPO INTEGRAL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66" calcext:value-type="float">
            <text:p>29182166</text:p>
          </table:table-cell>
          <table:table-cell office:value-type="string" calcext:value-type="string">
            <text:p>EE - COLEGIO ESTADU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74" calcext:value-type="float">
            <text:p>29182174</text:p>
          </table:table-cell>
          <table:table-cell office:value-type="string" calcext:value-type="string">
            <text:p>EE - COLEGIO ESTADUAL HELENA MATHEU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82" calcext:value-type="float">
            <text:p>29182182</text:p>
          </table:table-cell>
          <table:table-cell office:value-type="string" calcext:value-type="string">
            <text:p>EE - COLEGIO ESTADUAL YPIRANG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190" calcext:value-type="float">
            <text:p>29182190</text:p>
          </table:table-cell>
          <table:table-cell office:value-type="string" calcext:value-type="string">
            <text:p>EE - COLEGIO DA POLICIA MILITAR - CPM JOAO FLORENCI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39" calcext:value-type="float">
            <text:p>29182239</text:p>
          </table:table-cell>
          <table:table-cell office:value-type="string" calcext:value-type="string">
            <text:p>EE - COLEGIO ESTADUAL PEDRO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47" calcext:value-type="float">
            <text:p>29182247</text:p>
          </table:table-cell>
          <table:table-cell office:value-type="string" calcext:value-type="string">
            <text:p>EE - COLEGIO ESTADUAL DO STIEP CARLOS MARIGHEL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55" calcext:value-type="float">
            <text:p>29182255</text:p>
          </table:table-cell>
          <table:table-cell office:value-type="string" calcext:value-type="string">
            <text:p>COLEGIO ESTADUAL PROFESSORA ANFRISIA SANTIA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71" calcext:value-type="float">
            <text:p>29182271</text:p>
          </table:table-cell>
          <table:table-cell office:value-type="string" calcext:value-type="string">
            <text:p>EE - COLEGIO ESTADUAL RAPHAEL SERRAVALL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280" calcext:value-type="float">
            <text:p>29182280</text:p>
          </table:table-cell>
          <table:table-cell office:value-type="string" calcext:value-type="string">
            <text:p>EE - COLEGIO ESTADUAL URSULA CATHARI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395" calcext:value-type="float">
            <text:p>29182395</text:p>
          </table:table-cell>
          <table:table-cell office:value-type="string" calcext:value-type="string">
            <text:p>COLEGIO MILITAR DE SALVADOR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89" calcext:value-type="float">
            <text:p>29182689</text:p>
          </table:table-cell>
          <table:table-cell office:value-type="string" calcext:value-type="string">
            <text:p>EE - COLEGIO ESTADUAL ALMIRANTE BARR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697" calcext:value-type="float">
            <text:p>29182697</text:p>
          </table:table-cell>
          <table:table-cell office:value-type="string" calcext:value-type="string">
            <text:p>EE - COLEGIO ESTADUAL CLERISTON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19" calcext:value-type="float">
            <text:p>29182719</text:p>
          </table:table-cell>
          <table:table-cell office:value-type="string" calcext:value-type="string">
            <text:p>EE - COLEGIO ESTADUAL FREDERICO CO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2735" calcext:value-type="float">
            <text:p>29182735</text:p>
          </table:table-cell>
          <table:table-cell office:value-type="string" calcext:value-type="string">
            <text:p>EE - COLEGIO ESTADUAL RUBEN DAR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839" calcext:value-type="float">
            <text:p>29183839</text:p>
          </table:table-cell>
          <table:table-cell office:value-type="string" calcext:value-type="string">
            <text:p>EE - ESCOLA ESTADUAL PROFESSORA ARMANDINA MARQUES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3987" calcext:value-type="float">
            <text:p>29183987</text:p>
          </table:table-cell>
          <table:table-cell office:value-type="string" calcext:value-type="string">
            <text:p>EE - COLEGIO ESTADUAL MARCILIO DIA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088" calcext:value-type="float">
            <text:p>29184088</text:p>
          </table:table-cell>
          <table:table-cell office:value-type="string" calcext:value-type="string">
            <text:p>ESCOLA MUNICIPAL ABRIGO FILHOS DO POV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320" calcext:value-type="float">
            <text:p>29184320</text:p>
          </table:table-cell>
          <table:table-cell office:value-type="string" calcext:value-type="string">
            <text:p>ESCOLA MUNICIPAL DR ANTONIO CARLOS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460" calcext:value-type="float">
            <text:p>29184460</text:p>
          </table:table-cell>
          <table:table-cell office:value-type="string" calcext:value-type="string">
            <text:p>EE - COLEGIO ESTADUAL DEMOCRATICO BERTHOLDO CIRILO DOS RE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16" calcext:value-type="float">
            <text:p>29184916</text:p>
          </table:table-cell>
          <table:table-cell office:value-type="string" calcext:value-type="string">
            <text:p>EE - COLEGIO ESTADUAL DESEMBARGADOR PEDRO RIB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32" calcext:value-type="float">
            <text:p>29184932</text:p>
          </table:table-cell>
          <table:table-cell office:value-type="string" calcext:value-type="string">
            <text:p>EE - COLEGIO ESTADUAL PROFESSOR EDSON CARNEIRO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4983" calcext:value-type="float">
            <text:p>29184983</text:p>
          </table:table-cell>
          <table:table-cell office:value-type="string" calcext:value-type="string">
            <text:p>EE - COLEGIO ESTADUAL PROFESSORA LEILA RUBENS FONSE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49" calcext:value-type="float">
            <text:p>29185149</text:p>
          </table:table-cell>
          <table:table-cell office:value-type="string" calcext:value-type="string">
            <text:p>ESCOLA ESTADUAL DR EDUARDO BIZARRIA MAME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173" calcext:value-type="float">
            <text:p>29185173</text:p>
          </table:table-cell>
          <table:table-cell office:value-type="string" calcext:value-type="string">
            <text:p>EE - COLEGIO ESTADUAL RAFAEL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351" calcext:value-type="float">
            <text:p>29185351</text:p>
          </table:table-cell>
          <table:table-cell office:value-type="string" calcext:value-type="string">
            <text:p>EE - COLEGIO ESTADUAL LEDA JESUINO DOS SAN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08" calcext:value-type="float">
            <text:p>29185408</text:p>
          </table:table-cell>
          <table:table-cell office:value-type="string" calcext:value-type="string">
            <text:p>EE - ESCOLA ESTADUAL PROFESSORA MARIINHA TAVA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459" calcext:value-type="float">
            <text:p>29185459</text:p>
          </table:table-cell>
          <table:table-cell office:value-type="string" calcext:value-type="string">
            <text:p>ESCOLA MUNICIPAL PADRE NORBER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793" calcext:value-type="float">
            <text:p>29185793</text:p>
          </table:table-cell>
          <table:table-cell office:value-type="string" calcext:value-type="string">
            <text:p>ESCOLA MUNICIPAL JOIR BRASILEI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23" calcext:value-type="float">
            <text:p>29185823</text:p>
          </table:table-cell>
          <table:table-cell office:value-type="string" calcext:value-type="string">
            <text:p>EE - ESCOLA ESTADUAL JURACY MAGALHAE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5882" calcext:value-type="float">
            <text:p>29185882</text:p>
          </table:table-cell>
          <table:table-cell office:value-type="string" calcext:value-type="string">
            <text:p>EE - COLEGIO ESTADUAL LEOPOLDO DOS REI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285" calcext:value-type="float">
            <text:p>29186285</text:p>
          </table:table-cell>
          <table:table-cell office:value-type="string" calcext:value-type="string">
            <text:p>ESCOLA MUNICIPAL ALMIRANTE ERNESTO DE MOURAO S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366" calcext:value-type="float">
            <text:p>29186366</text:p>
          </table:table-cell>
          <table:table-cell office:value-type="string" calcext:value-type="string">
            <text:p>ESCOLA MUNICIPAL MARIA CONSTAN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36" calcext:value-type="float">
            <text:p>29186536</text:p>
          </table:table-cell>
          <table:table-cell office:value-type="string" calcext:value-type="string">
            <text:p>ESCOLA MUNICIPAL DE ILHA DE M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552" calcext:value-type="float">
            <text:p>29186552</text:p>
          </table:table-cell>
          <table:table-cell office:value-type="string" calcext:value-type="string">
            <text:p>EE - ESCOLA ESTADUAL PROFESSORA NATALIA VIN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625" calcext:value-type="float">
            <text:p>29186625</text:p>
          </table:table-cell>
          <table:table-cell office:value-type="string" calcext:value-type="string">
            <text:p>ESCOLA MUNICIPAL NOSSA SENHORA DE NAZAR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749" calcext:value-type="float">
            <text:p>29186749</text:p>
          </table:table-cell>
          <table:table-cell office:value-type="string" calcext:value-type="string">
            <text:p>EE - ESCOLA OCRIDALINA MADUR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6935" calcext:value-type="float">
            <text:p>29186935</text:p>
          </table:table-cell>
          <table:table-cell office:value-type="string" calcext:value-type="string">
            <text:p>EE - COLEGIO ESTADUAL PADRE JOSE VASCONCEL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01" calcext:value-type="float">
            <text:p>29187001</text:p>
          </table:table-cell>
          <table:table-cell office:value-type="string" calcext:value-type="string">
            <text:p>EE - COLEGIO ESTADUAL POLIVALENTE DE AMARALI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10" calcext:value-type="float">
            <text:p>29187010</text:p>
          </table:table-cell>
          <table:table-cell office:value-type="string" calcext:value-type="string">
            <text:p>EE - COLEGIO ESTADUAL POLIVALENTE SAN DI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79" calcext:value-type="float">
            <text:p>29187079</text:p>
          </table:table-cell>
          <table:table-cell office:value-type="string" calcext:value-type="string">
            <text:p>EE - ESCOLA PRESCILIANO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095" calcext:value-type="float">
            <text:p>29187095</text:p>
          </table:table-cell>
          <table:table-cell office:value-type="string" calcext:value-type="string">
            <text:p>EE - COLEGIO ESTADUAL PRINCESA IZAB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03" calcext:value-type="float">
            <text:p>29187303</text:p>
          </table:table-cell>
          <table:table-cell office:value-type="string" calcext:value-type="string">
            <text:p>EE - COLEGIO ESTADUAL LUIZ FERNANDO MACEDO COST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20" calcext:value-type="float">
            <text:p>29187320</text:p>
          </table:table-cell>
          <table:table-cell office:value-type="string" calcext:value-type="string">
            <text:p>EE - CENTRO ESTADUAL DE EDUCACAO PROFISSIONAL EM GESTAO NEGOCIOS E TURISMO LUIZ NAVARRO DE BRI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38" calcext:value-type="float">
            <text:p>29187338</text:p>
          </table:table-cell>
          <table:table-cell office:value-type="string" calcext:value-type="string">
            <text:p>ESCOLA MUNICIPAL PROFESSORA MARIA JOSE DE PAULA MOREIR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46" calcext:value-type="float">
            <text:p>29187346</text:p>
          </table:table-cell>
          <table:table-cell office:value-type="string" calcext:value-type="string">
            <text:p>EE - ESCOLA PROFESSOR ROBERTO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370" calcext:value-type="float">
            <text:p>29187370</text:p>
          </table:table-cell>
          <table:table-cell office:value-type="string" calcext:value-type="string">
            <text:p>ESCOLA MUNICIPAL PROFª ALEXANDRINA SANTOS P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419" calcext:value-type="float">
            <text:p>29187419</text:p>
          </table:table-cell>
          <table:table-cell office:value-type="string" calcext:value-type="string">
            <text:p>EE - COLEGIO ESTADUAL PROFESSORA ELISABETH CHAVES VEL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583" calcext:value-type="float">
            <text:p>29187583</text:p>
          </table:table-cell>
          <table:table-cell office:value-type="string" calcext:value-type="string">
            <text:p>EE - COLEGIO ESTADUAL RENAN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770" calcext:value-type="float">
            <text:p>29187770</text:p>
          </table:table-cell>
          <table:table-cell office:value-type="string" calcext:value-type="string">
            <text:p>EE - ESCOLA SANTA EDWIRGEN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7877" calcext:value-type="float">
            <text:p>29187877</text:p>
          </table:table-cell>
          <table:table-cell office:value-type="string" calcext:value-type="string">
            <text:p>EE - ESCOLA ESTADUAL PIERRE VERGE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270" calcext:value-type="float">
            <text:p>29188270</text:p>
          </table:table-cell>
          <table:table-cell office:value-type="string" calcext:value-type="string">
            <text:p>EE - COLEGIO ESTADUAL SANTA RITA DE CASS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31" calcext:value-type="float">
            <text:p>29188431</text:p>
          </table:table-cell>
          <table:table-cell office:value-type="string" calcext:value-type="string">
            <text:p>EE - ESCOLA TEODORO SAMPA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458" calcext:value-type="float">
            <text:p>29188458</text:p>
          </table:table-cell>
          <table:table-cell office:value-type="string" calcext:value-type="string">
            <text:p>EE - COLEGIO ESTADUAL TEREZA HELEN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01" calcext:value-type="float">
            <text:p>29188601</text:p>
          </table:table-cell>
          <table:table-cell office:value-type="string" calcext:value-type="string">
            <text:p>EE - COLEGIO ESTADUAL VITOR SOARES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695" calcext:value-type="float">
            <text:p>29188695</text:p>
          </table:table-cell>
          <table:table-cell office:value-type="string" calcext:value-type="string">
            <text:p>EE - ESCOLA VISCONDE DE ITAPAR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68" calcext:value-type="float">
            <text:p>29188768</text:p>
          </table:table-cell>
          <table:table-cell office:value-type="string" calcext:value-type="string">
            <text:p>EE - COLEGIO ESTADUAL JOSIAS DE ALMEIDA MEL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84" calcext:value-type="float">
            <text:p>29188784</text:p>
          </table:table-cell>
          <table:table-cell office:value-type="string" calcext:value-type="string">
            <text:p>EE - ESCOLA ESTADUAL DEPUTADO NAOMAR ALCANTA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792" calcext:value-type="float">
            <text:p>29188792</text:p>
          </table:table-cell>
          <table:table-cell office:value-type="string" calcext:value-type="string">
            <text:p>EE - COLEGIO ESTADUAL ARTUR DE SAL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8903" calcext:value-type="float">
            <text:p>29188903</text:p>
          </table:table-cell>
          <table:table-cell office:value-type="string" calcext:value-type="string">
            <text:p>EE - COLEGIO ESTADUAL ABILIO CESAR BORG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12" calcext:value-type="float">
            <text:p>29189012</text:p>
          </table:table-cell>
          <table:table-cell office:value-type="string" calcext:value-type="string">
            <text:p>EE - COLEGIO ESTADUAL DOUTOR AILTON PINTO DE ANDRA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47" calcext:value-type="float">
            <text:p>29189047</text:p>
          </table:table-cell>
          <table:table-cell office:value-type="string" calcext:value-type="string">
            <text:p>EE - COLEGIO ESTADUAL ALBERTO VALENC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71" calcext:value-type="float">
            <text:p>29189071</text:p>
          </table:table-cell>
          <table:table-cell office:value-type="string" calcext:value-type="string">
            <text:p>ESCOLA MUNICIPAL ALFREDO AMOR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080" calcext:value-type="float">
            <text:p>29189080</text:p>
          </table:table-cell>
          <table:table-cell office:value-type="string" calcext:value-type="string">
            <text:p>EE - COLEGIO ESTADUAL ALFREDO MAGALHA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41" calcext:value-type="float">
            <text:p>29189241</text:p>
          </table:table-cell>
          <table:table-cell office:value-type="string" calcext:value-type="string">
            <text:p>EE - COLEGIO ESTADUAL ANFRISIA SANTIAG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268" calcext:value-type="float">
            <text:p>29189268</text:p>
          </table:table-cell>
          <table:table-cell office:value-type="string" calcext:value-type="string">
            <text:p>EE - ESCOLA ANTONIO CARLOS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454" calcext:value-type="float">
            <text:p>29189454</text:p>
          </table:table-cell>
          <table:table-cell office:value-type="string" calcext:value-type="string">
            <text:p>EE - COLEGIO ESTADUAL ASSIS CHATEAUBRIAND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675" calcext:value-type="float">
            <text:p>29189675</text:p>
          </table:table-cell>
          <table:table-cell office:value-type="string" calcext:value-type="string">
            <text:p>ESCOLA MUNICIPAL BRIGADEIRO EDUARDO GOM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89950" calcext:value-type="float">
            <text:p>29189950</text:p>
          </table:table-cell>
          <table:table-cell office:value-type="string" calcext:value-type="string">
            <text:p>EE - ESCOLA ESTADUAL CASTRO 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02" calcext:value-type="float">
            <text:p>29190002</text:p>
          </table:table-cell>
          <table:table-cell office:value-type="string" calcext:value-type="string">
            <text:p>EE - COLEGIO ESTADUAL CELINA PINHO - CLASSE VII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061" calcext:value-type="float">
            <text:p>29190061</text:p>
          </table:table-cell>
          <table:table-cell office:value-type="string" calcext:value-type="string">
            <text:p>ESCOLA MUNICIPAL CIDADE DE JEQUIE</text:p>
          </table:table-cell>
          <table:table-cell office:value-type="string" calcext:value-type="string">
            <text:p>Municip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18" calcext:value-type="float">
            <text:p>29190118</text:p>
          </table:table-cell>
          <table:table-cell office:value-type="string" calcext:value-type="string">
            <text:p>EE - ESCOLA CLARITA MARIA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142" calcext:value-type="float">
            <text:p>29190142</text:p>
          </table:table-cell>
          <table:table-cell office:value-type="string" calcext:value-type="string">
            <text:p>EE - ESCOLA CLETO ARAPONG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274" calcext:value-type="float">
            <text:p>29190274</text:p>
          </table:table-cell>
          <table:table-cell office:value-type="string" calcext:value-type="string">
            <text:p>ESCOLA MUNICIPAL MARIA DOLOR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363" calcext:value-type="float">
            <text:p>29190363</text:p>
          </table:table-cell>
          <table:table-cell office:value-type="string" calcext:value-type="string">
            <text:p>EE - COLEGIO ESTADUAL CONSELHEIRO VICENTE PACHECO DE OLIVEIRA-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30" calcext:value-type="float">
            <text:p>29190630</text:p>
          </table:table-cell>
          <table:table-cell office:value-type="string" calcext:value-type="string">
            <text:p>EE - ESCOLA CUPERTINO DE LACER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657" calcext:value-type="float">
            <text:p>29190657</text:p>
          </table:table-cell>
          <table:table-cell office:value-type="string" calcext:value-type="string">
            <text:p>ESCOLA MUNICIPAL HELENA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20" calcext:value-type="float">
            <text:p>29190720</text:p>
          </table:table-cell>
          <table:table-cell office:value-type="string" calcext:value-type="string">
            <text:p>EE - COLEGIO ESTADUAL DANIEL LISBO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38" calcext:value-type="float">
            <text:p>29190738</text:p>
          </table:table-cell>
          <table:table-cell office:value-type="string" calcext:value-type="string">
            <text:p>EE - COLEGIO ESTADUAL DANTAS JUNIO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54" calcext:value-type="float">
            <text:p>29190754</text:p>
          </table:table-cell>
          <table:table-cell office:value-type="string" calcext:value-type="string">
            <text:p>EE - COLEGIO ESTADUAL DOUTOR JOAO PEDRO DOS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770" calcext:value-type="float">
            <text:p>29190770</text:p>
          </table:table-cell>
          <table:table-cell office:value-type="string" calcext:value-type="string">
            <text:p>EE - COLEGIO ESTADUAL ALBERTO SANTOS DUMONT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35" calcext:value-type="float">
            <text:p>29190835</text:p>
          </table:table-cell>
          <table:table-cell office:value-type="string" calcext:value-type="string">
            <text:p>EE - COLEGIO ESTADUAL BRIGADEIRO EDUARDO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51" calcext:value-type="float">
            <text:p>29190851</text:p>
          </table:table-cell>
          <table:table-cell office:value-type="string" calcext:value-type="string">
            <text:p>EE - COLEGIO ESTADUAL CESARE CASA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60" calcext:value-type="float">
            <text:p>29190860</text:p>
          </table:table-cell>
          <table:table-cell office:value-type="string" calcext:value-type="string">
            <text:p>EE - COLEGIO ESTADUAL CIDADE DE CURITIB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78" calcext:value-type="float">
            <text:p>29190878</text:p>
          </table:table-cell>
          <table:table-cell office:value-type="string" calcext:value-type="string">
            <text:p>EE - COLEGIO ESTADUAL COSME DE FAR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894" calcext:value-type="float">
            <text:p>29190894</text:p>
          </table:table-cell>
          <table:table-cell office:value-type="string" calcext:value-type="string">
            <text:p>EE - COLEGIO ESTADUAL DEPUTADO ROGERIO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08" calcext:value-type="float">
            <text:p>29190908</text:p>
          </table:table-cell>
          <table:table-cell office:value-type="string" calcext:value-type="string">
            <text:p>EE - COLEGIO ESTADUAL LUIS ROGERIO DE SOUZ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16" calcext:value-type="float">
            <text:p>29190916</text:p>
          </table:table-cell>
          <table:table-cell office:value-type="string" calcext:value-type="string">
            <text:p>EE - COLEGIO ESTADUAL EDIVALDO BOAVENTU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32" calcext:value-type="float">
            <text:p>29190932</text:p>
          </table:table-cell>
          <table:table-cell office:value-type="string" calcext:value-type="string">
            <text:p>EE - COLEGIO ESTADUAL EURICLES DE MA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67" calcext:value-type="float">
            <text:p>29190967</text:p>
          </table:table-cell>
          <table:table-cell office:value-type="string" calcext:value-type="string">
            <text:p>EE - COLEGIO ESTADUAL GOVERNADOR OTAVIO MANGAB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75" calcext:value-type="float">
            <text:p>29190975</text:p>
          </table:table-cell>
          <table:table-cell office:value-type="string" calcext:value-type="string">
            <text:p>ESCOLA MUNICIPAL GOVERNADOR ROBERTO SANT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83" calcext:value-type="float">
            <text:p>29190983</text:p>
          </table:table-cell>
          <table:table-cell office:value-type="string" calcext:value-type="string">
            <text:p>ESCOLA MUNICIPAL IVONE VIEIRA LI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0991" calcext:value-type="float">
            <text:p>29190991</text:p>
          </table:table-cell>
          <table:table-cell office:value-type="string" calcext:value-type="string">
            <text:p>EE - COLEGIO ESTADUAL JOAO DAS BO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09" calcext:value-type="float">
            <text:p>29191009</text:p>
          </table:table-cell>
          <table:table-cell office:value-type="string" calcext:value-type="string">
            <text:p>EE - COLEGIO ESTADUAL KLEBER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17" calcext:value-type="float">
            <text:p>29191017</text:p>
          </table:table-cell>
          <table:table-cell office:value-type="string" calcext:value-type="string">
            <text:p>EE - COLEGIO ESTADUAL MANOEL VITORIN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41" calcext:value-type="float">
            <text:p>29191041</text:p>
          </table:table-cell>
          <table:table-cell office:value-type="string" calcext:value-type="string">
            <text:p>EE - COLEGIO ESTADUAL PADRE PALM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68" calcext:value-type="float">
            <text:p>29191068</text:p>
          </table:table-cell>
          <table:table-cell office:value-type="string" calcext:value-type="string">
            <text:p>EE - COLEGIO ESTADUAL PINTO DE AGUIAR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84" calcext:value-type="float">
            <text:p>29191084</text:p>
          </table:table-cell>
          <table:table-cell office:value-type="string" calcext:value-type="string">
            <text:p>EE - COLEGIO ESTADUAL PROFESSOR CARLOS SANT ANN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092" calcext:value-type="float">
            <text:p>29191092</text:p>
          </table:table-cell>
          <table:table-cell office:value-type="string" calcext:value-type="string">
            <text:p>EE - COLEGIO ESTADUAL EDVALDO FERNANDE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06" calcext:value-type="float">
            <text:p>29191106</text:p>
          </table:table-cell>
          <table:table-cell office:value-type="string" calcext:value-type="string">
            <text:p>EE - ESCOLA PROFESSORA CANDOLINA - CLASSE VII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14" calcext:value-type="float">
            <text:p>29191114</text:p>
          </table:table-cell>
          <table:table-cell office:value-type="string" calcext:value-type="string">
            <text:p>EE - COLEGIO ESTADUAL RUTH PACHE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30" calcext:value-type="float">
            <text:p>29191130</text:p>
          </table:table-cell>
          <table:table-cell office:value-type="string" calcext:value-type="string">
            <text:p>EE - COLEGIO ESTADUAL SATIRO DI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49" calcext:value-type="float">
            <text:p>29191149</text:p>
          </table:table-cell>
          <table:table-cell office:value-type="string" calcext:value-type="string">
            <text:p>EE - COLEGIO ESTADUAL SOLANGE HORTELIO FRANC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57" calcext:value-type="float">
            <text:p>29191157</text:p>
          </table:table-cell>
          <table:table-cell office:value-type="string" calcext:value-type="string">
            <text:p>EE - COLEGIO ESTADUAL VERA LUX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65" calcext:value-type="float">
            <text:p>29191165</text:p>
          </table:table-cell>
          <table:table-cell office:value-type="string" calcext:value-type="string">
            <text:p>EE - COLEGIO ESTADUAL VISCONDE DE MAU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173" calcext:value-type="float">
            <text:p>29191173</text:p>
          </table:table-cell>
          <table:table-cell office:value-type="string" calcext:value-type="string">
            <text:p>EE - COLEGIO ESTADUAL YEDA BARRADAS CARN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11" calcext:value-type="float">
            <text:p>29191211</text:p>
          </table:table-cell>
          <table:table-cell office:value-type="string" calcext:value-type="string">
            <text:p>EE - COLEGIO ESTADUAL DE APLICACAO ANISIO TEIX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270" calcext:value-type="float">
            <text:p>29191270</text:p>
          </table:table-cell>
          <table:table-cell office:value-type="string" calcext:value-type="string">
            <text:p>EE - COLEGIO ESTADUAL BENTO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27" calcext:value-type="float">
            <text:p>29191327</text:p>
          </table:table-cell>
          <table:table-cell office:value-type="string" calcext:value-type="string">
            <text:p>ESCOLA MUNICIPAL LUIZA MAHIM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35" calcext:value-type="float">
            <text:p>29191335</text:p>
          </table:table-cell>
          <table:table-cell office:value-type="string" calcext:value-type="string">
            <text:p>EE - COLEGIO ESTADUAL BATISTA NE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43" calcext:value-type="float">
            <text:p>29191343</text:p>
          </table:table-cell>
          <table:table-cell office:value-type="string" calcext:value-type="string">
            <text:p>EE - COLEGIO ESTADUAL PROFESSOR ROMULO ALMEI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60" calcext:value-type="float">
            <text:p>29191360</text:p>
          </table:table-cell>
          <table:table-cell office:value-type="string" calcext:value-type="string">
            <text:p>EE - COLEGIO ESTADUAL DEPUTADO HENRIQUE BRITO - TEMPO INTEGRAL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378" calcext:value-type="float">
            <text:p>29191378</text:p>
          </table:table-cell>
          <table:table-cell office:value-type="string" calcext:value-type="string">
            <text:p>EE - COLEGIO ESTADUAL DEPUTADO LUIS EDUARDO MAGALH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491" calcext:value-type="float">
            <text:p>29191491</text:p>
          </table:table-cell>
          <table:table-cell office:value-type="string" calcext:value-type="string">
            <text:p>ESCOLA DIVINO M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13" calcext:value-type="float">
            <text:p>29191513</text:p>
          </table:table-cell>
          <table:table-cell office:value-type="string" calcext:value-type="string">
            <text:p>EE - ESCOLA DE 1º GRAU JESUS CRIS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572" calcext:value-type="float">
            <text:p>29191572</text:p>
          </table:table-cell>
          <table:table-cell office:value-type="string" calcext:value-type="string">
            <text:p>EE - ESCOLA DOM AVELAR BRANDAO VILEL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637" calcext:value-type="float">
            <text:p>29191637</text:p>
          </table:table-cell>
          <table:table-cell office:value-type="string" calcext:value-type="string">
            <text:p>EE - ESCOLA DONA JENNY GOM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1920" calcext:value-type="float">
            <text:p>29191920</text:p>
          </table:table-cell>
          <table:table-cell office:value-type="string" calcext:value-type="string">
            <text:p>EE - COLEGIO ESTADUAL ERALDO TINO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13" calcext:value-type="float">
            <text:p>29192013</text:p>
          </table:table-cell>
          <table:table-cell office:value-type="string" calcext:value-type="string">
            <text:p>EE - COLEGIO ESTADUAL ANA BERNARD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21" calcext:value-type="float">
            <text:p>29192021</text:p>
          </table:table-cell>
          <table:table-cell office:value-type="string" calcext:value-type="string">
            <text:p>EE - COLEGIO ESTADUAL LUIZ JOSE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30" calcext:value-type="float">
            <text:p>29192030</text:p>
          </table:table-cell>
          <table:table-cell office:value-type="string" calcext:value-type="string">
            <text:p>EE - COLEGIO ESTADUAL MINISTRO ALIOMAR BALEEI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64" calcext:value-type="float">
            <text:p>29192064</text:p>
          </table:table-cell>
          <table:table-cell office:value-type="string" calcext:value-type="string">
            <text:p>EE - COLEGIO ESTADUAL EDSON TENORIO D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080" calcext:value-type="float">
            <text:p>29192080</text:p>
          </table:table-cell>
          <table:table-cell office:value-type="string" calcext:value-type="string">
            <text:p>EE - COLEGIO ESTADUAL PROFESSORA MARIA ANITA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29" calcext:value-type="float">
            <text:p>29192129</text:p>
          </table:table-cell>
          <table:table-cell office:value-type="string" calcext:value-type="string">
            <text:p>EE - COLEGIO ESTADUAL BOLIVAR SANT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37" calcext:value-type="float">
            <text:p>29192137</text:p>
          </table:table-cell>
          <table:table-cell office:value-type="string" calcext:value-type="string">
            <text:p>EE - COLEGIO ESTADUAL DINAH GONCALV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45" calcext:value-type="float">
            <text:p>29192145</text:p>
          </table:table-cell>
          <table:table-cell office:value-type="string" calcext:value-type="string">
            <text:p>EE - COLEGIO ESTADUAL RUY BARBOS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53" calcext:value-type="float">
            <text:p>29192153</text:p>
          </table:table-cell>
          <table:table-cell office:value-type="string" calcext:value-type="string">
            <text:p>EE - COLEGIO ESTADUAL PROFESSOR NELSON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70" calcext:value-type="float">
            <text:p>29192170</text:p>
          </table:table-cell>
          <table:table-cell office:value-type="string" calcext:value-type="string">
            <text:p>EE - COLEGIO ESTADUAL NORMA RIBEIRO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188" calcext:value-type="float">
            <text:p>29192188</text:p>
          </table:table-cell>
          <table:table-cell office:value-type="string" calcext:value-type="string">
            <text:p>EE - COLEGIO ESTADUAL CELIA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18" calcext:value-type="float">
            <text:p>29192218</text:p>
          </table:table-cell>
          <table:table-cell office:value-type="string" calcext:value-type="string">
            <text:p>EE - ESCOLA ESTADUAL RAUL 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26" calcext:value-type="float">
            <text:p>29192226</text:p>
          </table:table-cell>
          <table:table-cell office:value-type="string" calcext:value-type="string">
            <text:p>EE - COLEGIO ESTADUAL VALE DOS LAG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42" calcext:value-type="float">
            <text:p>29192242</text:p>
          </table:table-cell>
          <table:table-cell office:value-type="string" calcext:value-type="string">
            <text:p>EE - COLEGIO ESTADUAL MESTRE MOA DO KATE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77" calcext:value-type="float">
            <text:p>29192277</text:p>
          </table:table-cell>
          <table:table-cell office:value-type="string" calcext:value-type="string">
            <text:p>EE - COLEGIO ESTADUAL DONA MORA GUIMARA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85" calcext:value-type="float">
            <text:p>29192285</text:p>
          </table:table-cell>
          <table:table-cell office:value-type="string" calcext:value-type="string">
            <text:p>EE - COLEGIO ESTADUAL JOSE TOBIAS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293" calcext:value-type="float">
            <text:p>29192293</text:p>
          </table:table-cell>
          <table:table-cell office:value-type="string" calcext:value-type="string">
            <text:p>EE - COLEGIO ESTADUAL HEITOR VILLA LOB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07" calcext:value-type="float">
            <text:p>29192307</text:p>
          </table:table-cell>
          <table:table-cell office:value-type="string" calcext:value-type="string">
            <text:p>EE - COLEGIO ESTADUAL HELENA MAGALHAES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331" calcext:value-type="float">
            <text:p>29192331</text:p>
          </table:table-cell>
          <table:table-cell office:value-type="string" calcext:value-type="string">
            <text:p>EE - COLEGIO ESTADUAL PROFESSORA MARILEINE DA SILVA - ANTIGA UEE MARCIA MECC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17" calcext:value-type="float">
            <text:p>29192617</text:p>
          </table:table-cell>
          <table:table-cell office:value-type="string" calcext:value-type="string">
            <text:p>EE - COLEGIO ESTADUAL GENERAL DIONISI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50" calcext:value-type="float">
            <text:p>29192650</text:p>
          </table:table-cell>
          <table:table-cell office:value-type="string" calcext:value-type="string">
            <text:p>EE - COLEGIO ESTADUAL PROFESSORA GEORGINA RAMOS DA SILV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684" calcext:value-type="float">
            <text:p>29192684</text:p>
          </table:table-cell>
          <table:table-cell office:value-type="string" calcext:value-type="string">
            <text:p>EE - COLEGIO ESTADUAL PRESIDENTE GETULIO VARG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790" calcext:value-type="float">
            <text:p>29192790</text:p>
          </table:table-cell>
          <table:table-cell office:value-type="string" calcext:value-type="string">
            <text:p>EE - COLEGIO ESTADUAL HENRIQUETA MARTINS CATHARINO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11" calcext:value-type="float">
            <text:p>29192811</text:p>
          </table:table-cell>
          <table:table-cell office:value-type="string" calcext:value-type="string">
            <text:p>ESCOLA MUNICIPAL HILBERTO SILV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38" calcext:value-type="float">
            <text:p>29192838</text:p>
          </table:table-cell>
          <table:table-cell office:value-type="string" calcext:value-type="string">
            <text:p>ESCOLA MUNICIPAL HILDETE BAHIA DE SOUZ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46" calcext:value-type="float">
            <text:p>29192846</text:p>
          </table:table-cell>
          <table:table-cell office:value-type="string" calcext:value-type="string">
            <text:p>ESCOLA MUNICIPAL HILDETE LOMANT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2889" calcext:value-type="float">
            <text:p>29192889</text:p>
          </table:table-cell>
          <table:table-cell office:value-type="string" calcext:value-type="string">
            <text:p>EE - COLEGIO ESTADUAL DOIS DE JULH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095" calcext:value-type="float">
            <text:p>29193095</text:p>
          </table:table-cell>
          <table:table-cell office:value-type="string" calcext:value-type="string">
            <text:p>EE - COLEGIO ESTADUAL JOAO CARIB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32" calcext:value-type="float">
            <text:p>29193532</text:p>
          </table:table-cell>
          <table:table-cell office:value-type="string" calcext:value-type="string">
            <text:p>EE - COLEGIO ESTADUAL MARECHAL MASCARENHAS DE MORAI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567" calcext:value-type="float">
            <text:p>29193567</text:p>
          </table:table-cell>
          <table:table-cell office:value-type="string" calcext:value-type="string">
            <text:p>EE - COLEGIO ESTADUAL MARIA AMELIA SAN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56" calcext:value-type="float">
            <text:p>29193656</text:p>
          </table:table-cell>
          <table:table-cell office:value-type="string" calcext:value-type="string">
            <text:p>EE - ESCOLA MARIA ROMANA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699" calcext:value-type="float">
            <text:p>29193699</text:p>
          </table:table-cell>
          <table:table-cell office:value-type="string" calcext:value-type="string">
            <text:p>EE - COLEGIO ESTADUAL MARIO COSTA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737" calcext:value-type="float">
            <text:p>29193737</text:p>
          </table:table-cell>
          <table:table-cell office:value-type="string" calcext:value-type="string">
            <text:p>ESCOLA ESTADUAL MARQUES DE ABRANT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3966" calcext:value-type="float">
            <text:p>29193966</text:p>
          </table:table-cell>
          <table:table-cell office:value-type="string" calcext:value-type="string">
            <text:p>EE - COLEGIO ESTADUAL MONSENHOR MANOEL BARBOS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02" calcext:value-type="float">
            <text:p>29194202</text:p>
          </table:table-cell>
          <table:table-cell office:value-type="string" calcext:value-type="string">
            <text:p>ESCOLA MUNICIPAL DA PALESTI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37" calcext:value-type="float">
            <text:p>29194237</text:p>
          </table:table-cell>
          <table:table-cell office:value-type="string" calcext:value-type="string">
            <text:p>ESCOLA MUNICIPAL DE FAZENDA COUTOS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53" calcext:value-type="float">
            <text:p>29194253</text:p>
          </table:table-cell>
          <table:table-cell office:value-type="string" calcext:value-type="string">
            <text:p>ESCOLA MUNICIPAL DE NOVA SUSSUARAN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61" calcext:value-type="float">
            <text:p>29194261</text:p>
          </table:table-cell>
          <table:table-cell office:value-type="string" calcext:value-type="string">
            <text:p>ESCOLA MUNICIPAL DE PARIP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70" calcext:value-type="float">
            <text:p>29194270</text:p>
          </table:table-cell>
          <table:table-cell office:value-type="string" calcext:value-type="string">
            <text:p>ESCOLA MUNICIPAL DE PERIPERI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296" calcext:value-type="float">
            <text:p>29194296</text:p>
          </table:table-cell>
          <table:table-cell office:value-type="string" calcext:value-type="string">
            <text:p>ESCOLA MUNICIPAL DE PITUACU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318" calcext:value-type="float">
            <text:p>29194318</text:p>
          </table:table-cell>
          <table:table-cell office:value-type="string" calcext:value-type="string">
            <text:p>ESCOLA MUNICIPAL DE PLATAFORM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679" calcext:value-type="float">
            <text:p>29194679</text:p>
          </table:table-cell>
          <table:table-cell office:value-type="string" calcext:value-type="string">
            <text:p>ESCOLA MUNICIPAL NOSSA SENHORA DA PA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50" calcext:value-type="float">
            <text:p>29194750</text:p>
          </table:table-cell>
          <table:table-cell office:value-type="string" calcext:value-type="string">
            <text:p>EE - COLEGIO ESTADUAL NOSSA SENHORA DE FAT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776" calcext:value-type="float">
            <text:p>29194776</text:p>
          </table:table-cell>
          <table:table-cell office:value-type="string" calcext:value-type="string">
            <text:p>EE - COLEGIO ESTADUAL NOSSA SENHORA DE FATIMA - DERB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4954" calcext:value-type="float">
            <text:p>29194954</text:p>
          </table:table-cell>
          <table:table-cell office:value-type="string" calcext:value-type="string">
            <text:p>ESCOLA MUNICIPAL OLGA FIGUEIREDO DE AZEVED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314" calcext:value-type="float">
            <text:p>29195314</text:p>
          </table:table-cell>
          <table:table-cell office:value-type="string" calcext:value-type="string">
            <text:p>ESCOLA MUNICIPAL PIRAJA DA SILVA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462" calcext:value-type="float">
            <text:p>29195462</text:p>
          </table:table-cell>
          <table:table-cell office:value-type="string" calcext:value-type="string">
            <text:p>EE - COLEGIO ESTADUAL PROFESSOR NOGUEIRA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5900" calcext:value-type="float">
            <text:p>29195900</text:p>
          </table:table-cell>
          <table:table-cell office:value-type="string" calcext:value-type="string">
            <text:p>ESCOLA MUNICIPAL SANTA RI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434" calcext:value-type="float">
            <text:p>29196434</text:p>
          </table:table-cell>
          <table:table-cell office:value-type="string" calcext:value-type="string">
            <text:p>EE - CENTRO ESTADUAL DE EDUCACAO PROFISSIONAL EM CONTROLE E PROCESSOS INDUSTRIAIS NEWTON SUCUP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795" calcext:value-type="float">
            <text:p>29196795</text:p>
          </table:table-cell>
          <table:table-cell office:value-type="string" calcext:value-type="string">
            <text:p>ESCOLA MUNICIPAL VISCONDE DE CAIRU DE BROT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6841" calcext:value-type="float">
            <text:p>29196841</text:p>
          </table:table-cell>
          <table:table-cell office:value-type="string" calcext:value-type="string">
            <text:p>EE - COLEGIO ESTADUAL ZUMBI DOS PALMARES - QUILOMBOL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780" calcext:value-type="float">
            <text:p>29198780</text:p>
          </table:table-cell>
          <table:table-cell office:value-type="string" calcext:value-type="string">
            <text:p>EE - COLEGIO ESTADUAL PROFESSOR DORIVAL PASS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36" calcext:value-type="float">
            <text:p>29198836</text:p>
          </table:table-cell>
          <table:table-cell office:value-type="string" calcext:value-type="string">
            <text:p>ESCOLA MUNICIPAL TEODORO SAMPAI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844" calcext:value-type="float">
            <text:p>29198844</text:p>
          </table:table-cell>
          <table:table-cell office:value-type="string" calcext:value-type="string">
            <text:p>ESCOLA MUNICIPAL CLERISTON ANDRA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33" calcext:value-type="float">
            <text:p>29198933</text:p>
          </table:table-cell>
          <table:table-cell office:value-type="string" calcext:value-type="string">
            <text:p>ESCOLA MUNICIPAL D ARLETE MAGALHA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8992" calcext:value-type="float">
            <text:p>29198992</text:p>
          </table:table-cell>
          <table:table-cell office:value-type="string" calcext:value-type="string">
            <text:p>GINASIO DO SERVIDOR PUBL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26" calcext:value-type="float">
            <text:p>29199026</text:p>
          </table:table-cell>
          <table:table-cell office:value-type="string" calcext:value-type="string">
            <text:p>EE - COLEGIO ESTADUAL PAULO AMERICO DE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34" calcext:value-type="float">
            <text:p>29199034</text:p>
          </table:table-cell>
          <table:table-cell office:value-type="string" calcext:value-type="string">
            <text:p>EE - ESCOLA ESTADUAL MINISTRO PIRES E ALBUQUE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50" calcext:value-type="float">
            <text:p>29199050</text:p>
          </table:table-cell>
          <table:table-cell office:value-type="string" calcext:value-type="string">
            <text:p>ESCOLA MUNICIPAL SEBASTIAO DI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069" calcext:value-type="float">
            <text:p>29199069</text:p>
          </table:table-cell>
          <table:table-cell office:value-type="string" calcext:value-type="string">
            <text:p>ESCOLA MUNICIPAL PROFESSOR ALEXANDRE LEAL COST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522" calcext:value-type="float">
            <text:p>29199522</text:p>
          </table:table-cell>
          <table:table-cell office:value-type="string" calcext:value-type="string">
            <text:p>INSTITUTO MUNICIPAL DE EDUCACAO PROFESSOR JOSE ARAPIRA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859" calcext:value-type="float">
            <text:p>29199859</text:p>
          </table:table-cell>
          <table:table-cell office:value-type="string" calcext:value-type="string">
            <text:p>NUCLEO EDUCACIONAL GOES CALMON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199930" calcext:value-type="float">
            <text:p>29199930</text:p>
          </table:table-cell>
          <table:table-cell office:value-type="string" calcext:value-type="string">
            <text:p>EE - COLEGIO ESTADUAL MONTEIRO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24" calcext:value-type="float">
            <text:p>29200024</text:p>
          </table:table-cell>
          <table:table-cell office:value-type="string" calcext:value-type="string">
            <text:p>EE - COLEGIO ESTADUAL RAYMUNDO DE ALMEIDA GOUVE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32" calcext:value-type="float">
            <text:p>29200032</text:p>
          </table:table-cell>
          <table:table-cell office:value-type="string" calcext:value-type="string">
            <text:p>EE - COLEGIO ESTADUAL PROFESSORA ANGELITA MOREN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200075" calcext:value-type="float">
            <text:p>29200075</text:p>
          </table:table-cell>
          <table:table-cell office:value-type="string" calcext:value-type="string">
            <text:p>EE - COLEGIO ESTADUAL SARA VIOLETA DE MELLO KERTESZ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473" calcext:value-type="float">
            <text:p>29336473</text:p>
          </table:table-cell>
          <table:table-cell office:value-type="string" calcext:value-type="string">
            <text:p>EE - COLEGIO ESTADUAL PROFESSOR CARLOS ALBERTO CERQU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554" calcext:value-type="float">
            <text:p>29336554</text:p>
          </table:table-cell>
          <table:table-cell office:value-type="string" calcext:value-type="string">
            <text:p>ESCOLA MUNICIPAL DE ITACARANHA MANOEL FAUSTIN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36708" calcext:value-type="float">
            <text:p>29336708</text:p>
          </table:table-cell>
          <table:table-cell office:value-type="string" calcext:value-type="string">
            <text:p>EE - COLEGIO ESTADUAL EDUARDO BAHIANA</text:p>
          </table:table-cell>
          <table:table-cell office:value-type="string" calcext:value-type="string">
            <text:p>Estad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43160" calcext:value-type="float">
            <text:p>29343160</text:p>
          </table:table-cell>
          <table:table-cell office:value-type="string" calcext:value-type="string">
            <text:p>EE - COLEGIO ESTADUAL PROFESSOR CARLOS BARR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624" calcext:value-type="float">
            <text:p>29357624</text:p>
          </table:table-cell>
          <table:table-cell office:value-type="string" calcext:value-type="string">
            <text:p>EE - ESCOLA ESTADUAL LEA LEAL</text:p>
          </table:table-cell>
          <table:table-cell office:value-type="string" calcext:value-type="string">
            <text:p>Esta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748" calcext:value-type="float">
            <text:p>29357748</text:p>
          </table:table-cell>
          <table:table-cell office:value-type="string" calcext:value-type="string">
            <text:p>ESCOLA ESTADUAL LUIZ VIAN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29" calcext:value-type="float">
            <text:p>29357829</text:p>
          </table:table-cell>
          <table:table-cell office:value-type="string" calcext:value-type="string">
            <text:p>EE - COLEGIO ESTADUAL DALVA MATOS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7896" calcext:value-type="float">
            <text:p>29357896</text:p>
          </table:table-cell>
          <table:table-cell office:value-type="string" calcext:value-type="string">
            <text:p>EE - COLEGIO ESTADUAL CPM LUIZ TARQUINI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043" calcext:value-type="float">
            <text:p>29358043</text:p>
          </table:table-cell>
          <table:table-cell office:value-type="string" calcext:value-type="string">
            <text:p>ESCOLA MUNICIPAL ELYSIO ATHAYD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8140" calcext:value-type="float">
            <text:p>29358140</text:p>
          </table:table-cell>
          <table:table-cell office:value-type="string" calcext:value-type="string">
            <text:p>EE - ESCOLA ESTADUAL ANISIO TEIXEIRA - CLASSE VI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59597" calcext:value-type="float">
            <text:p>29359597</text:p>
          </table:table-cell>
          <table:table-cell office:value-type="string" calcext:value-type="string">
            <text:p>EE - COLEGIO ESTADUAL FRANCISCO DA CONCEICA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0960" calcext:value-type="float">
            <text:p>29360960</text:p>
          </table:table-cell>
          <table:table-cell office:value-type="string" calcext:value-type="string">
            <text:p>EE - COLEGIO ESTADUAL RAYMUNDO MAT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8138" calcext:value-type="float">
            <text:p>29368138</text:p>
          </table:table-cell>
          <table:table-cell office:value-type="string" calcext:value-type="string">
            <text:p>ESCOLA MUNICIPAL PROFESSOR ANTONIO CARVALHO GUED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69380" calcext:value-type="float">
            <text:p>29369380</text:p>
          </table:table-cell>
          <table:table-cell office:value-type="string" calcext:value-type="string">
            <text:p>ESCOLA GUIOMAR FLORENC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74677" calcext:value-type="float">
            <text:p>29374677</text:p>
          </table:table-cell>
          <table:table-cell office:value-type="string" calcext:value-type="string">
            <text:p>EE - ESCOLA ESTADUAL SEVERINO VIEIRA - TEMPO INTEG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2017" calcext:value-type="float">
            <text:p>29382017</text:p>
          </table:table-cell>
          <table:table-cell office:value-type="string" calcext:value-type="string">
            <text:p>EE - COLEGIO ESTADUAL OLIVEIRA BRITO - TEMPO INTEGRAL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4613" calcext:value-type="float">
            <text:p>29384613</text:p>
          </table:table-cell>
          <table:table-cell office:value-type="string" calcext:value-type="string">
            <text:p>ESCOLA MUNICIPAL AMELIA RODRIGUE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35" calcext:value-type="float">
            <text:p>29386535</text:p>
          </table:table-cell>
          <table:table-cell office:value-type="string" calcext:value-type="string">
            <text:p>EE - COLEGIO ESTADUAL LINDENBERGUE CARDOS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86543" calcext:value-type="float">
            <text:p>29386543</text:p>
          </table:table-cell>
          <table:table-cell office:value-type="string" calcext:value-type="string">
            <text:p>EE - COLEGIO ESTADUAL JOSE AUGUSTO TOURINHO DANTA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399335" calcext:value-type="float">
            <text:p>29399335</text:p>
          </table:table-cell>
          <table:table-cell office:value-type="string" calcext:value-type="string">
            <text:p>ESCOLA MUNICIPAL PROFESSOR CLAUDIO VEIG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23" calcext:value-type="float">
            <text:p>29404223</text:p>
          </table:table-cell>
          <table:table-cell office:value-type="string" calcext:value-type="string">
            <text:p>EE - COLEGIO ESTADUAL PROFESSOR LUIS DE MOURA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40" calcext:value-type="float">
            <text:p>29404240</text:p>
          </table:table-cell>
          <table:table-cell office:value-type="string" calcext:value-type="string">
            <text:p>EE - COLEGIO ESTADUAL PROFESSORA MARIA ODETTE PITHON RAYN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66" calcext:value-type="float">
            <text:p>29404266</text:p>
          </table:table-cell>
          <table:table-cell office:value-type="string" calcext:value-type="string">
            <text:p>EE - COLEGIO ESTADUAL SETE DE SET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74" calcext:value-type="float">
            <text:p>29404274</text:p>
          </table:table-cell>
          <table:table-cell office:value-type="string" calcext:value-type="string">
            <text:p>EE - COLEGIO ESTADUAL PROFESSORA NOEMIA REG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82" calcext:value-type="float">
            <text:p>29404282</text:p>
          </table:table-cell>
          <table:table-cell office:value-type="string" calcext:value-type="string">
            <text:p>EE - COLEGIO ESTADUAL DE PRAIA GRAND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290" calcext:value-type="float">
            <text:p>29404290</text:p>
          </table:table-cell>
          <table:table-cell office:value-type="string" calcext:value-type="string">
            <text:p>EE - COLEGIO ESTADUAL PROFESSOR JOSE BARRETO DE ARAUJO BAST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04" calcext:value-type="float">
            <text:p>29404304</text:p>
          </table:table-cell>
          <table:table-cell office:value-type="string" calcext:value-type="string">
            <text:p>EE - COLEGIO ESTADUAL FILADELFI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12" calcext:value-type="float">
            <text:p>29404312</text:p>
          </table:table-cell>
          <table:table-cell office:value-type="string" calcext:value-type="string">
            <text:p>EE - ESCOLA ESTADUAL PROFESSOR GERMANO MACHADO NE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20" calcext:value-type="float">
            <text:p>29404320</text:p>
          </table:table-cell>
          <table:table-cell office:value-type="string" calcext:value-type="string">
            <text:p>EE - COLEGIO ESTADUAL PROFESSOR FELIPE BUSQUET ANGLAD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39" calcext:value-type="float">
            <text:p>29404339</text:p>
          </table:table-cell>
          <table:table-cell office:value-type="string" calcext:value-type="string">
            <text:p>EE - COLEGIO ESTADUAL PROFESSORA MARIA DE LOURDES PARADA FRANCH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371" calcext:value-type="float">
            <text:p>29404371</text:p>
          </table:table-cell>
          <table:table-cell office:value-type="string" calcext:value-type="string">
            <text:p>EE - COLEGIO ESTADUAL PROFESSOR ARISTIDES DE SOUZA OLIVEIR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436" calcext:value-type="float">
            <text:p>29404436</text:p>
          </table:table-cell>
          <table:table-cell office:value-type="string" calcext:value-type="string">
            <text:p>ESCOLA MUNICIPAL 15 DE OUTUBR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592" calcext:value-type="float">
            <text:p>29404592</text:p>
          </table:table-cell>
          <table:table-cell office:value-type="string" calcext:value-type="string">
            <text:p>ESCOLA MUNICIPAL BARBOSA ROME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762" calcext:value-type="float">
            <text:p>29404762</text:p>
          </table:table-cell>
          <table:table-cell office:value-type="string" calcext:value-type="string">
            <text:p>EE - COLEGIO ESTADUAL 15 DE NOVEMBR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04991" calcext:value-type="float">
            <text:p>29404991</text:p>
          </table:table-cell>
          <table:table-cell office:value-type="string" calcext:value-type="string">
            <text:p>EE - COLEGIO ESTADUAL 29 DE MAR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491" calcext:value-type="float">
            <text:p>29411491</text:p>
          </table:table-cell>
          <table:table-cell office:value-type="string" calcext:value-type="string">
            <text:p>EE - COLEGIO ESTADUAL PROFESSORA MARIA BERNADETE BRANDA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1688" calcext:value-type="float">
            <text:p>29411688</text:p>
          </table:table-cell>
          <table:table-cell office:value-type="string" calcext:value-type="string">
            <text:p>EE - ESCOLA ESTADUAL PROFESSOR IGNACIO LUNELL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14903" calcext:value-type="float">
            <text:p>29414903</text:p>
          </table:table-cell>
          <table:table-cell office:value-type="string" calcext:value-type="string">
            <text:p>EE - COLEGIO ESTADUAL DE PLATAFORMA</text:p>
          </table:table-cell>
          <table:table-cell office:value-type="string" calcext:value-type="string">
            <text:p>Esta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2337" calcext:value-type="float">
            <text:p>29422337</text:p>
          </table:table-cell>
          <table:table-cell office:value-type="string" calcext:value-type="string">
            <text:p>EE - ESCOLA ESTADUAL ROTARY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27428" calcext:value-type="float">
            <text:p>29427428</text:p>
          </table:table-cell>
          <table:table-cell office:value-type="string" calcext:value-type="string">
            <text:p>EE - COLEGIO ESTADUAL DE PAU DA LIM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6877" calcext:value-type="float">
            <text:p>29436877</text:p>
          </table:table-cell>
          <table:table-cell office:value-type="string" calcext:value-type="string">
            <text:p>EE - COLEGIO ESTADUAL SATELIT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377" calcext:value-type="float">
            <text:p>29437377</text:p>
          </table:table-cell>
          <table:table-cell office:value-type="string" calcext:value-type="string">
            <text:p>EE - COLEGIO DA POLICIA MILITAR - UNIDADE II CPM LOBAT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7598" calcext:value-type="float">
            <text:p>29437598</text:p>
          </table:table-cell>
          <table:table-cell office:value-type="string" calcext:value-type="string">
            <text:p>EE - COLEGIO ESTADUAL SAO DANIEL COMBONI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38934" calcext:value-type="float">
            <text:p>29438934</text:p>
          </table:table-cell>
          <table:table-cell office:value-type="string" calcext:value-type="string">
            <text:p>EE - COLEGIO ESTADUAL MESTRE PAULO DOS ANJO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4667" calcext:value-type="float">
            <text:p>29444667</text:p>
          </table:table-cell>
          <table:table-cell office:value-type="string" calcext:value-type="string">
            <text:p>EE - COLEGIO ESTADUAL ANA CRISTINA PRAZERES MATA PIR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5981" calcext:value-type="float">
            <text:p>29445981</text:p>
          </table:table-cell>
          <table:table-cell office:value-type="string" calcext:value-type="string">
            <text:p>ESCOLA MUNICIPAL PROFESSOR MANOEL DE ALMEIDA CRUZ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7607" calcext:value-type="float">
            <text:p>29447607</text:p>
          </table:table-cell>
          <table:table-cell office:value-type="string" calcext:value-type="string">
            <text:p>ESCOLA MUNICIPAL ALLAN KARDEC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49227" calcext:value-type="float">
            <text:p>29449227</text:p>
          </table:table-cell>
          <table:table-cell office:value-type="string" calcext:value-type="string">
            <text:p>ESCOLA MUNICIPAL JORGE AMADO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56274" calcext:value-type="float">
            <text:p>29456274</text:p>
          </table:table-cell>
          <table:table-cell office:value-type="string" calcext:value-type="string">
            <text:p>ESCOLA MUNICIPAL 2 DE JULHO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67934" calcext:value-type="float">
            <text:p>29467934</text:p>
          </table:table-cell>
          <table:table-cell office:value-type="string" calcext:value-type="string">
            <text:p>EE - COLEGIO ESTADUAL DE NOVA ESPERAN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472857" calcext:value-type="float">
            <text:p>29472857</text:p>
          </table:table-cell>
          <table:table-cell office:value-type="string" calcext:value-type="string">
            <text:p>ESCOLA MUNICIPAL JARDIM DAS MARGARI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534801" calcext:value-type="float">
            <text:p>29534801</text:p>
          </table:table-cell>
          <table:table-cell office:value-type="string" calcext:value-type="string">
            <text:p>ESCOLA MUNICIPAL PROFESSORA OLGA METTIG</text:p>
          </table:table-cell>
          <table:table-cell office:value-type="string" calcext:value-type="string">
            <text:p>Munici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42727" calcext:value-type="float">
            <text:p>29842727</text:p>
          </table:table-cell>
          <table:table-cell office:value-type="string" calcext:value-type="string">
            <text:p>EE - COLEGIO ESTADUAL DEPUTADO HERCULANO MENEZES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Salvador</text:p>
          </table:table-cell>
          <table:table-cell office:value-type="float" office:value="29854750" calcext:value-type="float">
            <text:p>29854750</text:p>
          </table:table-cell>
          <table:table-cell office:value-type="string" calcext:value-type="string">
            <text:p>ESCOLA MUNICIPAL MANOEL HENRIQUE DA SILVA BARRADA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79319" calcext:value-type="float">
            <text:p>29179319</text:p>
          </table:table-cell>
          <table:table-cell table:style-name="ce2" office:value-type="string" calcext:value-type="string">
            <text:p>ESCOLA MUNICIPAL CAMPINAS DE PIRAJ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79394" calcext:value-type="float">
            <text:p>29179394</text:p>
          </table:table-cell>
          <table:table-cell table:style-name="ce2" office:value-type="string" calcext:value-type="string">
            <text:p>EE - CENTRO EDUCACIONAL CARNEIRO RIBEIRO - CLASSE II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79491" calcext:value-type="float">
            <text:p>29179491</text:p>
          </table:table-cell>
          <table:table-cell table:style-name="ce2" office:value-type="string" calcext:value-type="string">
            <text:p>EE - CENTRO EDUCACIONAL CARNEIRO RIBEIRO - CLASSE IV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79548" calcext:value-type="float">
            <text:p>29179548</text:p>
          </table:table-cell>
          <table:table-cell table:style-name="ce2" office:value-type="string" calcext:value-type="string">
            <text:p>EE - CENTRO EDUCACIONAL CARNEIRO RIBEIRO - CLASSE I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79629" calcext:value-type="float">
            <text:p>29179629</text:p>
          </table:table-cell>
          <table:table-cell table:style-name="ce2" office:value-type="string" calcext:value-type="string">
            <text:p>EE - CENTRO EDUCACIONAL CARNEIRO RIBEIRO - CLASSE III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0244" calcext:value-type="float">
            <text:p>29180244</text:p>
          </table:table-cell>
          <table:table-cell table:style-name="ce2" office:value-type="string" calcext:value-type="string">
            <text:p>ESCOLA MUNICIPAL PROFESSORA SUZANA IMBASSAHY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1119" calcext:value-type="float">
            <text:p>29181119</text:p>
          </table:table-cell>
          <table:table-cell table:style-name="ce2" office:value-type="string" calcext:value-type="string">
            <text:p>EE - COLEGIO ESTADUAL LUIZ TARQUINI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1143" calcext:value-type="float">
            <text:p>29181143</text:p>
          </table:table-cell>
          <table:table-cell table:style-name="ce2" office:value-type="string" calcext:value-type="string">
            <text:p>EE - COLEGIO ESTADUAL LUIZ VIAN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1429" calcext:value-type="float">
            <text:p>29181429</text:p>
          </table:table-cell>
          <table:table-cell table:style-name="ce2" office:value-type="string" calcext:value-type="string">
            <text:p>EE - COLEGIO DA POLICIA MILITAR - UNIDADE I CPM DENDEZEIR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5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1470" calcext:value-type="float">
            <text:p>29181470</text:p>
          </table:table-cell>
          <table:table-cell table:style-name="ce2" office:value-type="string" calcext:value-type="string">
            <text:p>EE - COLEGIO ESTADUAL DUQUE DE CAXIA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1488" calcext:value-type="float">
            <text:p>29181488</text:p>
          </table:table-cell>
          <table:table-cell table:style-name="ce2" office:value-type="string" calcext:value-type="string">
            <text:p>EE - COLEGIO ESTADUAL GOVERNADOR LOMANTO JUNIOR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1534" calcext:value-type="float">
            <text:p>29181534</text:p>
          </table:table-cell>
          <table:table-cell table:style-name="ce2" office:value-type="string" calcext:value-type="string">
            <text:p>EE - COLEGIO ESTADUAL NELSON MANDEL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1631" calcext:value-type="float">
            <text:p>29181631</text:p>
          </table:table-cell>
          <table:table-cell table:style-name="ce2" office:value-type="string" calcext:value-type="string">
            <text:p>EE - COLEGIO ESTADUAL MAE STELL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034" calcext:value-type="float">
            <text:p>29182034</text:p>
          </table:table-cell>
          <table:table-cell table:style-name="ce2" office:value-type="string" calcext:value-type="string">
            <text:p>EE - COLEGIO ESTADUAL ANTONIO CARLOS MAGALHA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042" calcext:value-type="float">
            <text:p>29182042</text:p>
          </table:table-cell>
          <table:table-cell table:style-name="ce2" office:value-type="string" calcext:value-type="string">
            <text:p>EE - COLEGIO ESTADUAL HELENA CELESTINO MAGALHAE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050" calcext:value-type="float">
            <text:p>29182050</text:p>
          </table:table-cell>
          <table:table-cell table:style-name="ce2" office:value-type="string" calcext:value-type="string">
            <text:p>EE - COLEGIO ESTADUAL TEREZA CONCEICAO MENEZ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069" calcext:value-type="float">
            <text:p>29182069</text:p>
          </table:table-cell>
          <table:table-cell table:style-name="ce2" office:value-type="string" calcext:value-type="string">
            <text:p>ESCOLA MUNICIPAL ADROALDO RIBEIRO COST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085" calcext:value-type="float">
            <text:p>29182085</text:p>
          </table:table-cell>
          <table:table-cell table:style-name="ce2" office:value-type="string" calcext:value-type="string">
            <text:p>EE - COLEGIO ESTADUAL ALVARO AUGUSTO DA SILVA - CLASSE V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093" calcext:value-type="float">
            <text:p>29182093</text:p>
          </table:table-cell>
          <table:table-cell table:style-name="ce2" office:value-type="string" calcext:value-type="string">
            <text:p>EE - COLEGIO ESTADUAL AZEVEDO FERNAND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107" calcext:value-type="float">
            <text:p>29182107</text:p>
          </table:table-cell>
          <table:table-cell table:style-name="ce2" office:value-type="string" calcext:value-type="string">
            <text:p>EE - COLEGIO ESTADUAL CARNEIRO RIBEIRO FILH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115" calcext:value-type="float">
            <text:p>29182115</text:p>
          </table:table-cell>
          <table:table-cell table:style-name="ce2" office:value-type="string" calcext:value-type="string">
            <text:p>EE - COLEGIO DA POLICIA MILITAR- CPM DONA LEONOR CALMON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158" calcext:value-type="float">
            <text:p>29182158</text:p>
          </table:table-cell>
          <table:table-cell table:style-name="ce2" office:value-type="string" calcext:value-type="string">
            <text:p>EE - COLEGIO ESTADUAL EVARISTO DA VEIG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166" calcext:value-type="float">
            <text:p>29182166</text:p>
          </table:table-cell>
          <table:table-cell table:style-name="ce2" office:value-type="string" calcext:value-type="string">
            <text:p>EE - COLEGIO ESTADUAL GOES CALMON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174" calcext:value-type="float">
            <text:p>29182174</text:p>
          </table:table-cell>
          <table:table-cell table:style-name="ce2" office:value-type="string" calcext:value-type="string">
            <text:p>EE - COLEGIO ESTADUAL HELENA MATHEU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182" calcext:value-type="float">
            <text:p>29182182</text:p>
          </table:table-cell>
          <table:table-cell table:style-name="ce2" office:value-type="string" calcext:value-type="string">
            <text:p>EE - COLEGIO ESTADUAL YPIRANG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190" calcext:value-type="float">
            <text:p>29182190</text:p>
          </table:table-cell>
          <table:table-cell table:style-name="ce2" office:value-type="string" calcext:value-type="string">
            <text:p>EE - COLEGIO DA POLICIA MILITAR - CPM JOAO FLORENCIO GOM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5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239" calcext:value-type="float">
            <text:p>29182239</text:p>
          </table:table-cell>
          <table:table-cell table:style-name="ce2" office:value-type="string" calcext:value-type="string">
            <text:p>EE - COLEGIO ESTADUAL PEDRO CALMON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247" calcext:value-type="float">
            <text:p>29182247</text:p>
          </table:table-cell>
          <table:table-cell table:style-name="ce2" office:value-type="string" calcext:value-type="string">
            <text:p>EE - COLEGIO ESTADUAL DO STIEP CARLOS MARIGHELL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255" calcext:value-type="float">
            <text:p>29182255</text:p>
          </table:table-cell>
          <table:table-cell table:style-name="ce2" office:value-type="string" calcext:value-type="string">
            <text:p>COLEGIO ESTADUAL PROFESSORA ANFRISIA SANTIAG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271" calcext:value-type="float">
            <text:p>29182271</text:p>
          </table:table-cell>
          <table:table-cell table:style-name="ce2" office:value-type="string" calcext:value-type="string">
            <text:p>EE - COLEGIO ESTADUAL RAPHAEL SERRAVALL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280" calcext:value-type="float">
            <text:p>29182280</text:p>
          </table:table-cell>
          <table:table-cell table:style-name="ce2" office:value-type="string" calcext:value-type="string">
            <text:p>EE - COLEGIO ESTADUAL URSULA CATHARIN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395" calcext:value-type="float">
            <text:p>29182395</text:p>
          </table:table-cell>
          <table:table-cell table:style-name="ce2" office:value-type="string" calcext:value-type="string">
            <text:p>COLEGIO MILITAR DE SALVADOR</text:p>
          </table:table-cell>
          <table:table-cell table:style-name="ce2" office:value-type="string" calcext:value-type="string">
            <text:p>Feder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565" calcext:value-type="float">
            <text:p>29182565</text:p>
          </table:table-cell>
          <table:table-cell table:style-name="ce2" office:value-type="string" calcext:value-type="string">
            <text:p>EE - COLEGIO ESTADUAL ROTARY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689" calcext:value-type="float">
            <text:p>29182689</text:p>
          </table:table-cell>
          <table:table-cell table:style-name="ce2" office:value-type="string" calcext:value-type="string">
            <text:p>EE - COLEGIO ESTADUAL ALMIRANTE BARROS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697" calcext:value-type="float">
            <text:p>29182697</text:p>
          </table:table-cell>
          <table:table-cell table:style-name="ce2" office:value-type="string" calcext:value-type="string">
            <text:p>EE - COLEGIO ESTADUAL CLERISTON ANDRAD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719" calcext:value-type="float">
            <text:p>29182719</text:p>
          </table:table-cell>
          <table:table-cell table:style-name="ce2" office:value-type="string" calcext:value-type="string">
            <text:p>EE - COLEGIO ESTADUAL FREDERICO COST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2735" calcext:value-type="float">
            <text:p>29182735</text:p>
          </table:table-cell>
          <table:table-cell table:style-name="ce2" office:value-type="string" calcext:value-type="string">
            <text:p>EE - COLEGIO ESTADUAL RUBEN DARI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3839" calcext:value-type="float">
            <text:p>29183839</text:p>
          </table:table-cell>
          <table:table-cell table:style-name="ce2" office:value-type="string" calcext:value-type="string">
            <text:p>EE - ESCOLA ESTADUAL PROFESSORA ARMANDINA MARQU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3987" calcext:value-type="float">
            <text:p>29183987</text:p>
          </table:table-cell>
          <table:table-cell table:style-name="ce2" office:value-type="string" calcext:value-type="string">
            <text:p>EE - COLEGIO ESTADUAL MARCILIO DIA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4088" calcext:value-type="float">
            <text:p>29184088</text:p>
          </table:table-cell>
          <table:table-cell table:style-name="ce2" office:value-type="string" calcext:value-type="string">
            <text:p>ESCOLA MUNICIPAL ABRIGO FILHOS DO POV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4320" calcext:value-type="float">
            <text:p>29184320</text:p>
          </table:table-cell>
          <table:table-cell table:style-name="ce2" office:value-type="string" calcext:value-type="string">
            <text:p>ESCOLA MUNICIPAL DR ANTONIO CARLOS MAGALHAE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4460" calcext:value-type="float">
            <text:p>29184460</text:p>
          </table:table-cell>
          <table:table-cell table:style-name="ce2" office:value-type="string" calcext:value-type="string">
            <text:p>EE - COLEGIO ESTADUAL DEMOCRATICO BERTHOLDO CIRILO DOS REI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4916" calcext:value-type="float">
            <text:p>29184916</text:p>
          </table:table-cell>
          <table:table-cell table:style-name="ce2" office:value-type="string" calcext:value-type="string">
            <text:p>EE - COLEGIO ESTADUAL DESEMBARGADOR PEDRO RIBEIR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4932" calcext:value-type="float">
            <text:p>29184932</text:p>
          </table:table-cell>
          <table:table-cell table:style-name="ce2" office:value-type="string" calcext:value-type="string">
            <text:p>EE - COLEGIO ESTADUAL PROFESSOR EDSON CARNEIR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4983" calcext:value-type="float">
            <text:p>29184983</text:p>
          </table:table-cell>
          <table:table-cell table:style-name="ce2" office:value-type="string" calcext:value-type="string">
            <text:p>EE - COLEGIO ESTADUAL PROFESSORA LEILA RUBENS FONSEC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5149" calcext:value-type="float">
            <text:p>29185149</text:p>
          </table:table-cell>
          <table:table-cell table:style-name="ce2" office:value-type="string" calcext:value-type="string">
            <text:p>ESCOLA ESTADUAL DR EDUARDO BIZARRIA MAMED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5173" calcext:value-type="float">
            <text:p>29185173</text:p>
          </table:table-cell>
          <table:table-cell table:style-name="ce2" office:value-type="string" calcext:value-type="string">
            <text:p>EE - COLEGIO ESTADUAL RAFAEL OLIV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5351" calcext:value-type="float">
            <text:p>29185351</text:p>
          </table:table-cell>
          <table:table-cell table:style-name="ce2" office:value-type="string" calcext:value-type="string">
            <text:p>EE - COLEGIO ESTADUAL LEDA JESUINO DOS SANTO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5408" calcext:value-type="float">
            <text:p>29185408</text:p>
          </table:table-cell>
          <table:table-cell table:style-name="ce2" office:value-type="string" calcext:value-type="string">
            <text:p>EE - ESCOLA ESTADUAL PROFESSORA MARIINHA TAVAR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5459" calcext:value-type="float">
            <text:p>29185459</text:p>
          </table:table-cell>
          <table:table-cell table:style-name="ce2" office:value-type="string" calcext:value-type="string">
            <text:p>ESCOLA MUNICIPAL PADRE NORBERT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5793" calcext:value-type="float">
            <text:p>29185793</text:p>
          </table:table-cell>
          <table:table-cell table:style-name="ce2" office:value-type="string" calcext:value-type="string">
            <text:p>ESCOLA MUNICIPAL JOIR BRASILEIR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5823" calcext:value-type="float">
            <text:p>29185823</text:p>
          </table:table-cell>
          <table:table-cell table:style-name="ce2" office:value-type="string" calcext:value-type="string">
            <text:p>EE - ESCOLA ESTADUAL JURACY MAGALHAES JUNIOR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5882" calcext:value-type="float">
            <text:p>29185882</text:p>
          </table:table-cell>
          <table:table-cell table:style-name="ce2" office:value-type="string" calcext:value-type="string">
            <text:p>EE - COLEGIO ESTADUAL LEOPOLDO DOS REI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6285" calcext:value-type="float">
            <text:p>29186285</text:p>
          </table:table-cell>
          <table:table-cell table:style-name="ce2" office:value-type="string" calcext:value-type="string">
            <text:p>ESCOLA MUNICIPAL ALMIRANTE ERNESTO DE MOURAO S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6366" calcext:value-type="float">
            <text:p>29186366</text:p>
          </table:table-cell>
          <table:table-cell table:style-name="ce2" office:value-type="string" calcext:value-type="string">
            <text:p>ESCOLA MUNICIPAL MARIA CONSTANC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6536" calcext:value-type="float">
            <text:p>29186536</text:p>
          </table:table-cell>
          <table:table-cell table:style-name="ce2" office:value-type="string" calcext:value-type="string">
            <text:p>ESCOLA MUNICIPAL DE ILHA DE MARE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6552" calcext:value-type="float">
            <text:p>29186552</text:p>
          </table:table-cell>
          <table:table-cell table:style-name="ce2" office:value-type="string" calcext:value-type="string">
            <text:p>EE - ESCOLA ESTADUAL PROFESSORA NATALIA VINHA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6625" calcext:value-type="float">
            <text:p>29186625</text:p>
          </table:table-cell>
          <table:table-cell table:style-name="ce2" office:value-type="string" calcext:value-type="string">
            <text:p>ESCOLA MUNICIPAL NOSSA SENHORA DE NAZARE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6749" calcext:value-type="float">
            <text:p>29186749</text:p>
          </table:table-cell>
          <table:table-cell table:style-name="ce2" office:value-type="string" calcext:value-type="string">
            <text:p>EE - ESCOLA ESTADUAL OCRIDALINA MADUR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6935" calcext:value-type="float">
            <text:p>29186935</text:p>
          </table:table-cell>
          <table:table-cell table:style-name="ce2" office:value-type="string" calcext:value-type="string">
            <text:p>EE - COLEGIO ESTADUAL PADRE JOSE VASCONCEL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3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001" calcext:value-type="float">
            <text:p>29187001</text:p>
          </table:table-cell>
          <table:table-cell table:style-name="ce2" office:value-type="string" calcext:value-type="string">
            <text:p>EE - COLEGIO ESTADUAL POLIVALENTE DE AMARALIN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010" calcext:value-type="float">
            <text:p>29187010</text:p>
          </table:table-cell>
          <table:table-cell table:style-name="ce2" office:value-type="string" calcext:value-type="string">
            <text:p>EE - COLEGIO ESTADUAL POLIVALENTE SAN DIEG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079" calcext:value-type="float">
            <text:p>29187079</text:p>
          </table:table-cell>
          <table:table-cell table:style-name="ce2" office:value-type="string" calcext:value-type="string">
            <text:p>EE - ESCOLA PRESCILIANO SILV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095" calcext:value-type="float">
            <text:p>29187095</text:p>
          </table:table-cell>
          <table:table-cell table:style-name="ce2" office:value-type="string" calcext:value-type="string">
            <text:p>EE - COLEGIO ESTADUAL PRINCESA IZABE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303" calcext:value-type="float">
            <text:p>29187303</text:p>
          </table:table-cell>
          <table:table-cell table:style-name="ce2" office:value-type="string" calcext:value-type="string">
            <text:p>EE - COLEGIO ESTADUAL LUIZ FERNANDO MACEDO COST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320" calcext:value-type="float">
            <text:p>29187320</text:p>
          </table:table-cell>
          <table:table-cell table:style-name="ce2" office:value-type="string" calcext:value-type="string">
            <text:p>EE - CENTRO ESTADUAL DE EDUCACAO PROFISSIONAL EM GESTAO NEGOCIOS E TURISMO LUIZ NAVARRO DE BRIT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338" calcext:value-type="float">
            <text:p>29187338</text:p>
          </table:table-cell>
          <table:table-cell table:style-name="ce2" office:value-type="string" calcext:value-type="string">
            <text:p>ESCOLA MUNICIPAL PROFESSORA MARIA JOSE DE PAULA MOREIR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346" calcext:value-type="float">
            <text:p>29187346</text:p>
          </table:table-cell>
          <table:table-cell table:style-name="ce2" office:value-type="string" calcext:value-type="string">
            <text:p>EE - ESCOLA PROFESSOR ROBERTO SANT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370" calcext:value-type="float">
            <text:p>29187370</text:p>
          </table:table-cell>
          <table:table-cell table:style-name="ce2" office:value-type="string" calcext:value-type="string">
            <text:p>ESCOLA MUNICIPAL PROFª ALEXANDRINA SANTOS PIT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419" calcext:value-type="float">
            <text:p>29187419</text:p>
          </table:table-cell>
          <table:table-cell table:style-name="ce2" office:value-type="string" calcext:value-type="string">
            <text:p>EE - COLEGIO ESTADUAL PROFESSORA ELISABETH CHAVES VELOS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583" calcext:value-type="float">
            <text:p>29187583</text:p>
          </table:table-cell>
          <table:table-cell table:style-name="ce2" office:value-type="string" calcext:value-type="string">
            <text:p>EE - COLEGIO ESTADUAL RENAN BALEEIR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770" calcext:value-type="float">
            <text:p>29187770</text:p>
          </table:table-cell>
          <table:table-cell table:style-name="ce2" office:value-type="string" calcext:value-type="string">
            <text:p>EE - ESCOLA SANTA EDWIRGEN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7877" calcext:value-type="float">
            <text:p>29187877</text:p>
          </table:table-cell>
          <table:table-cell table:style-name="ce2" office:value-type="string" calcext:value-type="string">
            <text:p>EE - ESCOLA ESTADUAL PIERRE VERGER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8270" calcext:value-type="float">
            <text:p>29188270</text:p>
          </table:table-cell>
          <table:table-cell table:style-name="ce2" office:value-type="string" calcext:value-type="string">
            <text:p>EE - COLEGIO ESTADUAL SANTA RITA DE CASSI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8431" calcext:value-type="float">
            <text:p>29188431</text:p>
          </table:table-cell>
          <table:table-cell table:style-name="ce2" office:value-type="string" calcext:value-type="string">
            <text:p>EE - ESCOLA ESTADUAL TEODORO SAMPAI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8458" calcext:value-type="float">
            <text:p>29188458</text:p>
          </table:table-cell>
          <table:table-cell table:style-name="ce2" office:value-type="string" calcext:value-type="string">
            <text:p>EE - COLEGIO ESTADUAL TEREZA HELENA MATA PIR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8601" calcext:value-type="float">
            <text:p>29188601</text:p>
          </table:table-cell>
          <table:table-cell table:style-name="ce2" office:value-type="string" calcext:value-type="string">
            <text:p>EE - COLEGIO ESTADUAL VITOR SOAR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8695" calcext:value-type="float">
            <text:p>29188695</text:p>
          </table:table-cell>
          <table:table-cell table:style-name="ce2" office:value-type="string" calcext:value-type="string">
            <text:p>EE - ESCOLA VISCONDE DE ITAPARIC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8768" calcext:value-type="float">
            <text:p>29188768</text:p>
          </table:table-cell>
          <table:table-cell table:style-name="ce2" office:value-type="string" calcext:value-type="string">
            <text:p>EE - COLEGIO ESTADUAL JOSIAS DE ALMEIDA MEL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8784" calcext:value-type="float">
            <text:p>29188784</text:p>
          </table:table-cell>
          <table:table-cell table:style-name="ce2" office:value-type="string" calcext:value-type="string">
            <text:p>EE - ESCOLA ESTADUAL DEPUTADO NAOMAR ALCANTAR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8792" calcext:value-type="float">
            <text:p>29188792</text:p>
          </table:table-cell>
          <table:table-cell table:style-name="ce2" office:value-type="string" calcext:value-type="string">
            <text:p>EE - COLEGIO ESTADUAL ARTUR DE SAL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8903" calcext:value-type="float">
            <text:p>29188903</text:p>
          </table:table-cell>
          <table:table-cell table:style-name="ce2" office:value-type="string" calcext:value-type="string">
            <text:p>EE - COLEGIO ESTADUAL ABILIO CESAR BORGE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9012" calcext:value-type="float">
            <text:p>29189012</text:p>
          </table:table-cell>
          <table:table-cell table:style-name="ce2" office:value-type="string" calcext:value-type="string">
            <text:p>EE - COLEGIO ESTADUAL DOUTOR AILTON PINTO DE ANDRAD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9047" calcext:value-type="float">
            <text:p>29189047</text:p>
          </table:table-cell>
          <table:table-cell table:style-name="ce2" office:value-type="string" calcext:value-type="string">
            <text:p>EE - COLEGIO ESTADUAL ALBERTO VALENC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9071" calcext:value-type="float">
            <text:p>29189071</text:p>
          </table:table-cell>
          <table:table-cell table:style-name="ce2" office:value-type="string" calcext:value-type="string">
            <text:p>ESCOLA MUNICIPAL ALFREDO AMORIM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9080" calcext:value-type="float">
            <text:p>29189080</text:p>
          </table:table-cell>
          <table:table-cell table:style-name="ce2" office:value-type="string" calcext:value-type="string">
            <text:p>EE - COLEGIO ESTADUAL ALFREDO MAGALHAE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9241" calcext:value-type="float">
            <text:p>29189241</text:p>
          </table:table-cell>
          <table:table-cell table:style-name="ce2" office:value-type="string" calcext:value-type="string">
            <text:p>EE - COLEGIO ESTADUAL ANFRISIA SANTIAG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9268" calcext:value-type="float">
            <text:p>29189268</text:p>
          </table:table-cell>
          <table:table-cell table:style-name="ce2" office:value-type="string" calcext:value-type="string">
            <text:p>EE - ESCOLA ANTONIO CARLOS MAGALHA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9454" calcext:value-type="float">
            <text:p>29189454</text:p>
          </table:table-cell>
          <table:table-cell table:style-name="ce2" office:value-type="string" calcext:value-type="string">
            <text:p>EE - COLEGIO ESTADUAL ASSIS CHATEAUBRIAND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9675" calcext:value-type="float">
            <text:p>29189675</text:p>
          </table:table-cell>
          <table:table-cell table:style-name="ce2" office:value-type="string" calcext:value-type="string">
            <text:p>ESCOLA MUNICIPAL BRIGADEIRO EDUARDO GOME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89950" calcext:value-type="float">
            <text:p>29189950</text:p>
          </table:table-cell>
          <table:table-cell table:style-name="ce2" office:value-type="string" calcext:value-type="string">
            <text:p>EE - ESCOLA ESTADUAL CASTRO ALV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002" calcext:value-type="float">
            <text:p>29190002</text:p>
          </table:table-cell>
          <table:table-cell table:style-name="ce2" office:value-type="string" calcext:value-type="string">
            <text:p>EE - COLEGIO ESTADUAL CELINA PINHO - CLASSE VIII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061" calcext:value-type="float">
            <text:p>29190061</text:p>
          </table:table-cell>
          <table:table-cell table:style-name="ce2" office:value-type="string" calcext:value-type="string">
            <text:p>ESCOLA MUNICIPAL CIDADE DE JEQUIE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118" calcext:value-type="float">
            <text:p>29190118</text:p>
          </table:table-cell>
          <table:table-cell table:style-name="ce2" office:value-type="string" calcext:value-type="string">
            <text:p>EE - ESCOLA CLARITA MARIANI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142" calcext:value-type="float">
            <text:p>29190142</text:p>
          </table:table-cell>
          <table:table-cell table:style-name="ce2" office:value-type="string" calcext:value-type="string">
            <text:p>EE - ESCOLA CLETO ARAPONG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274" calcext:value-type="float">
            <text:p>29190274</text:p>
          </table:table-cell>
          <table:table-cell table:style-name="ce2" office:value-type="string" calcext:value-type="string">
            <text:p>ESCOLA MUNICIPAL MARIA DOLORE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363" calcext:value-type="float">
            <text:p>29190363</text:p>
          </table:table-cell>
          <table:table-cell table:style-name="ce2" office:value-type="string" calcext:value-type="string">
            <text:p>EE - COLEGIO ESTADUAL CONSELHEIRO VICENTE PACHECO DE OLIVEIRA-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630" calcext:value-type="float">
            <text:p>29190630</text:p>
          </table:table-cell>
          <table:table-cell table:style-name="ce2" office:value-type="string" calcext:value-type="string">
            <text:p>EE - ESCOLA CUPERTINO DE LACERD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657" calcext:value-type="float">
            <text:p>29190657</text:p>
          </table:table-cell>
          <table:table-cell table:style-name="ce2" office:value-type="string" calcext:value-type="string">
            <text:p>ESCOLA MUNICIPAL HELENA MAGALHAE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681" calcext:value-type="float">
            <text:p>29190681</text:p>
          </table:table-cell>
          <table:table-cell table:style-name="ce2" office:value-type="string" calcext:value-type="string">
            <text:p>ESCOLA MUNICIPAL COMUNITARIA DA HISTARTE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5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720" calcext:value-type="float">
            <text:p>29190720</text:p>
          </table:table-cell>
          <table:table-cell table:style-name="ce2" office:value-type="string" calcext:value-type="string">
            <text:p>EE - COLEGIO ESTADUAL DANIEL LISBO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738" calcext:value-type="float">
            <text:p>29190738</text:p>
          </table:table-cell>
          <table:table-cell table:style-name="ce2" office:value-type="string" calcext:value-type="string">
            <text:p>EE - COLEGIO ESTADUAL DANTAS JUNIOR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754" calcext:value-type="float">
            <text:p>29190754</text:p>
          </table:table-cell>
          <table:table-cell table:style-name="ce2" office:value-type="string" calcext:value-type="string">
            <text:p>EE - COLEGIO ESTADUAL DOUTOR JOAO PEDRO DOS SANT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770" calcext:value-type="float">
            <text:p>29190770</text:p>
          </table:table-cell>
          <table:table-cell table:style-name="ce2" office:value-type="string" calcext:value-type="string">
            <text:p>EE - COLEGIO ESTADUAL ALBERTO SANTOS DUMONT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835" calcext:value-type="float">
            <text:p>29190835</text:p>
          </table:table-cell>
          <table:table-cell table:style-name="ce2" office:value-type="string" calcext:value-type="string">
            <text:p>EE - COLEGIO ESTADUAL BRIGADEIRO EDUARDO GOM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851" calcext:value-type="float">
            <text:p>29190851</text:p>
          </table:table-cell>
          <table:table-cell table:style-name="ce2" office:value-type="string" calcext:value-type="string">
            <text:p>EE - COLEGIO ESTADUAL CESARE CASALI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860" calcext:value-type="float">
            <text:p>29190860</text:p>
          </table:table-cell>
          <table:table-cell table:style-name="ce2" office:value-type="string" calcext:value-type="string">
            <text:p>EE - COLEGIO ESTADUAL CIDADE DE CURITIB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878" calcext:value-type="float">
            <text:p>29190878</text:p>
          </table:table-cell>
          <table:table-cell table:style-name="ce2" office:value-type="string" calcext:value-type="string">
            <text:p>EE - COLEGIO ESTADUAL COSME DE FARIA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894" calcext:value-type="float">
            <text:p>29190894</text:p>
          </table:table-cell>
          <table:table-cell table:style-name="ce2" office:value-type="string" calcext:value-type="string">
            <text:p>EE - COLEGIO ESTADUAL DEPUTADO ROGERIO REG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908" calcext:value-type="float">
            <text:p>29190908</text:p>
          </table:table-cell>
          <table:table-cell table:style-name="ce2" office:value-type="string" calcext:value-type="string">
            <text:p>EE - COLEGIO ESTADUAL LUIS ROGERIO DE SOUZ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3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916" calcext:value-type="float">
            <text:p>29190916</text:p>
          </table:table-cell>
          <table:table-cell table:style-name="ce2" office:value-type="string" calcext:value-type="string">
            <text:p>EE - COLEGIO ESTADUAL EDIVALDO BOAVENTU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932" calcext:value-type="float">
            <text:p>29190932</text:p>
          </table:table-cell>
          <table:table-cell table:style-name="ce2" office:value-type="string" calcext:value-type="string">
            <text:p>EE - COLEGIO ESTADUAL EURICLES DE MAT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967" calcext:value-type="float">
            <text:p>29190967</text:p>
          </table:table-cell>
          <table:table-cell table:style-name="ce2" office:value-type="string" calcext:value-type="string">
            <text:p>EE - COLEGIO ESTADUAL GOVERNADOR OTAVIO MANGAB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975" calcext:value-type="float">
            <text:p>29190975</text:p>
          </table:table-cell>
          <table:table-cell table:style-name="ce2" office:value-type="string" calcext:value-type="string">
            <text:p>ESCOLA MUNICIPAL GOVERNADOR ROBERTO SANTO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983" calcext:value-type="float">
            <text:p>29190983</text:p>
          </table:table-cell>
          <table:table-cell table:style-name="ce2" office:value-type="string" calcext:value-type="string">
            <text:p>ESCOLA MUNICIPAL IVONE VIEIRA LIM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0991" calcext:value-type="float">
            <text:p>29190991</text:p>
          </table:table-cell>
          <table:table-cell table:style-name="ce2" office:value-type="string" calcext:value-type="string">
            <text:p>EE - COLEGIO ESTADUAL JOAO DAS BOTA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009" calcext:value-type="float">
            <text:p>29191009</text:p>
          </table:table-cell>
          <table:table-cell table:style-name="ce2" office:value-type="string" calcext:value-type="string">
            <text:p>EE - COLEGIO ESTADUAL KLEBER PACHEC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017" calcext:value-type="float">
            <text:p>29191017</text:p>
          </table:table-cell>
          <table:table-cell table:style-name="ce2" office:value-type="string" calcext:value-type="string">
            <text:p>EE - COLEGIO ESTADUAL MANOEL VITORIN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041" calcext:value-type="float">
            <text:p>29191041</text:p>
          </table:table-cell>
          <table:table-cell table:style-name="ce2" office:value-type="string" calcext:value-type="string">
            <text:p>EE - COLEGIO ESTADUAL PADRE PALM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068" calcext:value-type="float">
            <text:p>29191068</text:p>
          </table:table-cell>
          <table:table-cell table:style-name="ce2" office:value-type="string" calcext:value-type="string">
            <text:p>EE - COLEGIO ESTADUAL PINTO DE AGUIAR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084" calcext:value-type="float">
            <text:p>29191084</text:p>
          </table:table-cell>
          <table:table-cell table:style-name="ce2" office:value-type="string" calcext:value-type="string">
            <text:p>EE - COLEGIO ESTADUAL PROFESSOR CARLOS SANT ANN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092" calcext:value-type="float">
            <text:p>29191092</text:p>
          </table:table-cell>
          <table:table-cell table:style-name="ce2" office:value-type="string" calcext:value-type="string">
            <text:p>EE - COLEGIO ESTADUAL EDVALDO FERNANDE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106" calcext:value-type="float">
            <text:p>29191106</text:p>
          </table:table-cell>
          <table:table-cell table:style-name="ce2" office:value-type="string" calcext:value-type="string">
            <text:p>EE - ESCOLA PROFESSORA CANDOLINA - CLASSE VII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114" calcext:value-type="float">
            <text:p>29191114</text:p>
          </table:table-cell>
          <table:table-cell table:style-name="ce2" office:value-type="string" calcext:value-type="string">
            <text:p>EE - COLEGIO ESTADUAL RUTH PACHEC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130" calcext:value-type="float">
            <text:p>29191130</text:p>
          </table:table-cell>
          <table:table-cell table:style-name="ce2" office:value-type="string" calcext:value-type="string">
            <text:p>EE - COLEGIO ESTADUAL SATIRO DIA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149" calcext:value-type="float">
            <text:p>29191149</text:p>
          </table:table-cell>
          <table:table-cell table:style-name="ce2" office:value-type="string" calcext:value-type="string">
            <text:p>EE - COLEGIO ESTADUAL SOLANGE HORTELIO FRANC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157" calcext:value-type="float">
            <text:p>29191157</text:p>
          </table:table-cell>
          <table:table-cell table:style-name="ce2" office:value-type="string" calcext:value-type="string">
            <text:p>EE - COLEGIO ESTADUAL VERA LUX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165" calcext:value-type="float">
            <text:p>29191165</text:p>
          </table:table-cell>
          <table:table-cell table:style-name="ce2" office:value-type="string" calcext:value-type="string">
            <text:p>EE - COLEGIO ESTADUAL VISCONDE DE MAU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173" calcext:value-type="float">
            <text:p>29191173</text:p>
          </table:table-cell>
          <table:table-cell table:style-name="ce2" office:value-type="string" calcext:value-type="string">
            <text:p>EE - COLEGIO ESTADUAL YEDA BARRADAS CARNEIR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211" calcext:value-type="float">
            <text:p>29191211</text:p>
          </table:table-cell>
          <table:table-cell table:style-name="ce2" office:value-type="string" calcext:value-type="string">
            <text:p>EE - COLEGIO ESTADUAL DE APLICACAO ANISIO TEIX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270" calcext:value-type="float">
            <text:p>29191270</text:p>
          </table:table-cell>
          <table:table-cell table:style-name="ce2" office:value-type="string" calcext:value-type="string">
            <text:p>EE - COLEGIO ESTADUAL BENTO GONCALV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327" calcext:value-type="float">
            <text:p>29191327</text:p>
          </table:table-cell>
          <table:table-cell table:style-name="ce2" office:value-type="string" calcext:value-type="string">
            <text:p>ESCOLA MUNICIPAL LUIZA MAHIM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335" calcext:value-type="float">
            <text:p>29191335</text:p>
          </table:table-cell>
          <table:table-cell table:style-name="ce2" office:value-type="string" calcext:value-type="string">
            <text:p>EE - COLEGIO ESTADUAL BATISTA NEV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343" calcext:value-type="float">
            <text:p>29191343</text:p>
          </table:table-cell>
          <table:table-cell table:style-name="ce2" office:value-type="string" calcext:value-type="string">
            <text:p>EE - COLEGIO ESTADUAL PROFESSOR ROMULO ALMEID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360" calcext:value-type="float">
            <text:p>29191360</text:p>
          </table:table-cell>
          <table:table-cell table:style-name="ce2" office:value-type="string" calcext:value-type="string">
            <text:p>EE - COLEGIO ESTADUAL DEPUTADO HENRIQUE BRIT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378" calcext:value-type="float">
            <text:p>29191378</text:p>
          </table:table-cell>
          <table:table-cell table:style-name="ce2" office:value-type="string" calcext:value-type="string">
            <text:p>EE - COLEGIO ESTADUAL DEPUTADO LUIS EDUARDO MAGALHA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491" calcext:value-type="float">
            <text:p>29191491</text:p>
          </table:table-cell>
          <table:table-cell table:style-name="ce2" office:value-type="string" calcext:value-type="string">
            <text:p>ESCOLA DIVINO MESTR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513" calcext:value-type="float">
            <text:p>29191513</text:p>
          </table:table-cell>
          <table:table-cell table:style-name="ce2" office:value-type="string" calcext:value-type="string">
            <text:p>EE - ESCOLA DE 1º GRAU JESUS CRIST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5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572" calcext:value-type="float">
            <text:p>29191572</text:p>
          </table:table-cell>
          <table:table-cell table:style-name="ce2" office:value-type="string" calcext:value-type="string">
            <text:p>EE - ESCOLA ESTADUAL DOM AVELAR BRANDAO VILEL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637" calcext:value-type="float">
            <text:p>29191637</text:p>
          </table:table-cell>
          <table:table-cell table:style-name="ce2" office:value-type="string" calcext:value-type="string">
            <text:p>EE - ESCOLA DONA JENNY GOM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1920" calcext:value-type="float">
            <text:p>29191920</text:p>
          </table:table-cell>
          <table:table-cell table:style-name="ce2" office:value-type="string" calcext:value-type="string">
            <text:p>EE - COLEGIO ESTADUAL ERALDO TINOC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013" calcext:value-type="float">
            <text:p>29192013</text:p>
          </table:table-cell>
          <table:table-cell table:style-name="ce2" office:value-type="string" calcext:value-type="string">
            <text:p>EE - COLEGIO ESTADUAL ANA BERNARD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021" calcext:value-type="float">
            <text:p>29192021</text:p>
          </table:table-cell>
          <table:table-cell table:style-name="ce2" office:value-type="string" calcext:value-type="string">
            <text:p>EE - COLEGIO ESTADUAL LUIZ JOSE DE OLIV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030" calcext:value-type="float">
            <text:p>29192030</text:p>
          </table:table-cell>
          <table:table-cell table:style-name="ce2" office:value-type="string" calcext:value-type="string">
            <text:p>EE - COLEGIO ESTADUAL MINISTRO ALIOMAR BALEEIR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064" calcext:value-type="float">
            <text:p>29192064</text:p>
          </table:table-cell>
          <table:table-cell table:style-name="ce2" office:value-type="string" calcext:value-type="string">
            <text:p>EE - COLEGIO ESTADUAL EDSON TENORIO DE ALBUQUERQU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080" calcext:value-type="float">
            <text:p>29192080</text:p>
          </table:table-cell>
          <table:table-cell table:style-name="ce2" office:value-type="string" calcext:value-type="string">
            <text:p>EE - COLEGIO ESTADUAL PROFESSORA MARIA ANIT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129" calcext:value-type="float">
            <text:p>29192129</text:p>
          </table:table-cell>
          <table:table-cell table:style-name="ce2" office:value-type="string" calcext:value-type="string">
            <text:p>EE - COLEGIO ESTADUAL BOLIVAR SANTAN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137" calcext:value-type="float">
            <text:p>29192137</text:p>
          </table:table-cell>
          <table:table-cell table:style-name="ce2" office:value-type="string" calcext:value-type="string">
            <text:p>EE - COLEGIO ESTADUAL DINAH GONCALV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145" calcext:value-type="float">
            <text:p>29192145</text:p>
          </table:table-cell>
          <table:table-cell table:style-name="ce2" office:value-type="string" calcext:value-type="string">
            <text:p>EE - COLEGIO ESTADUAL RUY BARBOS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153" calcext:value-type="float">
            <text:p>29192153</text:p>
          </table:table-cell>
          <table:table-cell table:style-name="ce2" office:value-type="string" calcext:value-type="string">
            <text:p>EE - COLEGIO ESTADUAL PROFESSOR NELSON BARR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170" calcext:value-type="float">
            <text:p>29192170</text:p>
          </table:table-cell>
          <table:table-cell table:style-name="ce2" office:value-type="string" calcext:value-type="string">
            <text:p>EE - COLEGIO ESTADUAL NORMA RIBEIR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188" calcext:value-type="float">
            <text:p>29192188</text:p>
          </table:table-cell>
          <table:table-cell table:style-name="ce2" office:value-type="string" calcext:value-type="string">
            <text:p>EE - COLEGIO ESTADUAL CELIA MATA PIR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218" calcext:value-type="float">
            <text:p>29192218</text:p>
          </table:table-cell>
          <table:table-cell table:style-name="ce2" office:value-type="string" calcext:value-type="string">
            <text:p>EE - ESCOLA ESTADUAL RAUL S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226" calcext:value-type="float">
            <text:p>29192226</text:p>
          </table:table-cell>
          <table:table-cell table:style-name="ce2" office:value-type="string" calcext:value-type="string">
            <text:p>EE - COLEGIO ESTADUAL VALE DOS LAG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242" calcext:value-type="float">
            <text:p>29192242</text:p>
          </table:table-cell>
          <table:table-cell table:style-name="ce2" office:value-type="string" calcext:value-type="string">
            <text:p>EE - COLEGIO ESTADUAL MESTRE MOA DO KATENDE - ANTIGO COL EST VICTOR CIVIT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277" calcext:value-type="float">
            <text:p>29192277</text:p>
          </table:table-cell>
          <table:table-cell table:style-name="ce2" office:value-type="string" calcext:value-type="string">
            <text:p>EE - COLEGIO ESTADUAL DONA MORA GUIMARA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285" calcext:value-type="float">
            <text:p>29192285</text:p>
          </table:table-cell>
          <table:table-cell table:style-name="ce2" office:value-type="string" calcext:value-type="string">
            <text:p>EE - COLEGIO ESTADUAL JOSE TOBIAS NET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293" calcext:value-type="float">
            <text:p>29192293</text:p>
          </table:table-cell>
          <table:table-cell table:style-name="ce2" office:value-type="string" calcext:value-type="string">
            <text:p>EE - COLEGIO ESTADUAL HEITOR VILLA LOB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307" calcext:value-type="float">
            <text:p>29192307</text:p>
          </table:table-cell>
          <table:table-cell table:style-name="ce2" office:value-type="string" calcext:value-type="string">
            <text:p>EE - COLEGIO ESTADUAL HELENA MAGALHA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3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331" calcext:value-type="float">
            <text:p>29192331</text:p>
          </table:table-cell>
          <table:table-cell table:style-name="ce2" office:value-type="string" calcext:value-type="string">
            <text:p>EE - COLEGIO ESTADUAL PROFESSORA MARILEINE DA SILVA - ANTIGA UEE MARCIA MECCI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617" calcext:value-type="float">
            <text:p>29192617</text:p>
          </table:table-cell>
          <table:table-cell table:style-name="ce2" office:value-type="string" calcext:value-type="string">
            <text:p>EE - COLEGIO ESTADUAL GENERAL DIONISIO CERQU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650" calcext:value-type="float">
            <text:p>29192650</text:p>
          </table:table-cell>
          <table:table-cell table:style-name="ce2" office:value-type="string" calcext:value-type="string">
            <text:p>EE - COLEGIO ESTADUAL PROFESSORA GEORGINA RAMOS DA SILV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684" calcext:value-type="float">
            <text:p>29192684</text:p>
          </table:table-cell>
          <table:table-cell table:style-name="ce2" office:value-type="string" calcext:value-type="string">
            <text:p>EE - COLEGIO ESTADUAL PRESIDENTE GETULIO VARGA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790" calcext:value-type="float">
            <text:p>29192790</text:p>
          </table:table-cell>
          <table:table-cell table:style-name="ce2" office:value-type="string" calcext:value-type="string">
            <text:p>EE - COLEGIO ESTADUAL HENRIQUETA MARTINS CATHARIN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811" calcext:value-type="float">
            <text:p>29192811</text:p>
          </table:table-cell>
          <table:table-cell table:style-name="ce2" office:value-type="string" calcext:value-type="string">
            <text:p>ESCOLA MUNICIPAL HILBERTO SILV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838" calcext:value-type="float">
            <text:p>29192838</text:p>
          </table:table-cell>
          <table:table-cell table:style-name="ce2" office:value-type="string" calcext:value-type="string">
            <text:p>ESCOLA MUNICIPAL HILDETE BAHIA DE SOUZ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5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846" calcext:value-type="float">
            <text:p>29192846</text:p>
          </table:table-cell>
          <table:table-cell table:style-name="ce2" office:value-type="string" calcext:value-type="string">
            <text:p>ESCOLA MUNICIPAL HILDETE LOMANT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2889" calcext:value-type="float">
            <text:p>29192889</text:p>
          </table:table-cell>
          <table:table-cell table:style-name="ce2" office:value-type="string" calcext:value-type="string">
            <text:p>EE - COLEGIO ESTADUAL DOIS DE JULH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9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3095" calcext:value-type="float">
            <text:p>29193095</text:p>
          </table:table-cell>
          <table:table-cell table:style-name="ce2" office:value-type="string" calcext:value-type="string">
            <text:p>EE - COLEGIO ESTADUAL JOAO CARIB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3290" calcext:value-type="float">
            <text:p>29193290</text:p>
          </table:table-cell>
          <table:table-cell table:style-name="ce2" office:value-type="string" calcext:value-type="string">
            <text:p>ESCOLA MUNICIPAL LEOVICIA ANDRADE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3532" calcext:value-type="float">
            <text:p>29193532</text:p>
          </table:table-cell>
          <table:table-cell table:style-name="ce2" office:value-type="string" calcext:value-type="string">
            <text:p>EE - COLEGIO ESTADUAL MARECHAL MASCARENHAS DE MORAI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3567" calcext:value-type="float">
            <text:p>29193567</text:p>
          </table:table-cell>
          <table:table-cell table:style-name="ce2" office:value-type="string" calcext:value-type="string">
            <text:p>EE - COLEGIO ESTADUAL MARIA AMELIA SANT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3656" calcext:value-type="float">
            <text:p>29193656</text:p>
          </table:table-cell>
          <table:table-cell table:style-name="ce2" office:value-type="string" calcext:value-type="string">
            <text:p>EE - ESCOLA ESTADUAL MARIA ROMANA CALMON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3699" calcext:value-type="float">
            <text:p>29193699</text:p>
          </table:table-cell>
          <table:table-cell table:style-name="ce2" office:value-type="string" calcext:value-type="string">
            <text:p>EE - COLEGIO ESTADUAL MARIO COSTA NET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3737" calcext:value-type="float">
            <text:p>29193737</text:p>
          </table:table-cell>
          <table:table-cell table:style-name="ce2" office:value-type="string" calcext:value-type="string">
            <text:p>ESCOLA ESTADUAL MARQUES DE ABRANT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3966" calcext:value-type="float">
            <text:p>29193966</text:p>
          </table:table-cell>
          <table:table-cell table:style-name="ce2" office:value-type="string" calcext:value-type="string">
            <text:p>EE - COLEGIO ESTADUAL MONSENHOR MANOEL BARBOS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202" calcext:value-type="float">
            <text:p>29194202</text:p>
          </table:table-cell>
          <table:table-cell table:style-name="ce2" office:value-type="string" calcext:value-type="string">
            <text:p>ESCOLA MUNICIPAL DA PALESTIN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237" calcext:value-type="float">
            <text:p>29194237</text:p>
          </table:table-cell>
          <table:table-cell table:style-name="ce2" office:value-type="string" calcext:value-type="string">
            <text:p>ESCOLA MUNICIPAL DE FAZENDA COUTO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253" calcext:value-type="float">
            <text:p>29194253</text:p>
          </table:table-cell>
          <table:table-cell table:style-name="ce2" office:value-type="string" calcext:value-type="string">
            <text:p>ESCOLA MUNICIPAL DE NOVA SUSSUARAN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261" calcext:value-type="float">
            <text:p>29194261</text:p>
          </table:table-cell>
          <table:table-cell table:style-name="ce2" office:value-type="string" calcext:value-type="string">
            <text:p>ESCOLA MUNICIPAL DE PARIPE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270" calcext:value-type="float">
            <text:p>29194270</text:p>
          </table:table-cell>
          <table:table-cell table:style-name="ce2" office:value-type="string" calcext:value-type="string">
            <text:p>ESCOLA MUNICIPAL DE PERIPERI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296" calcext:value-type="float">
            <text:p>29194296</text:p>
          </table:table-cell>
          <table:table-cell table:style-name="ce2" office:value-type="string" calcext:value-type="string">
            <text:p>ESCOLA MUNICIPAL DE PITUACU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318" calcext:value-type="float">
            <text:p>29194318</text:p>
          </table:table-cell>
          <table:table-cell table:style-name="ce2" office:value-type="string" calcext:value-type="string">
            <text:p>CENTRO MUNICIPAL DE EDUCACAO INFANTIL DEPUTADO LOURIVAL EVANGELISTA COST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679" calcext:value-type="float">
            <text:p>29194679</text:p>
          </table:table-cell>
          <table:table-cell table:style-name="ce2" office:value-type="string" calcext:value-type="string">
            <text:p>ESCOLA MUNICIPAL NOSSA SENHORA DA PAZ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750" calcext:value-type="float">
            <text:p>29194750</text:p>
          </table:table-cell>
          <table:table-cell table:style-name="ce2" office:value-type="string" calcext:value-type="string">
            <text:p>EE - COLEGIO ESTADUAL NOSSA SENHORA DE FATIM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776" calcext:value-type="float">
            <text:p>29194776</text:p>
          </table:table-cell>
          <table:table-cell table:style-name="ce2" office:value-type="string" calcext:value-type="string">
            <text:p>EE - COLEGIO ESTADUAL NOSSA SENHORA DE FATIMA - DERB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4954" calcext:value-type="float">
            <text:p>29194954</text:p>
          </table:table-cell>
          <table:table-cell table:style-name="ce2" office:value-type="string" calcext:value-type="string">
            <text:p>ESCOLA MUNICIPAL OLGA FIGUEIREDO DE AZEVED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5314" calcext:value-type="float">
            <text:p>29195314</text:p>
          </table:table-cell>
          <table:table-cell table:style-name="ce2" office:value-type="string" calcext:value-type="string">
            <text:p>ESCOLA MUNICIPAL PIRAJA DA SILV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5462" calcext:value-type="float">
            <text:p>29195462</text:p>
          </table:table-cell>
          <table:table-cell table:style-name="ce2" office:value-type="string" calcext:value-type="string">
            <text:p>EE - COLEGIO ESTADUAL PROFESSOR NOGUEIRA PASSO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5900" calcext:value-type="float">
            <text:p>29195900</text:p>
          </table:table-cell>
          <table:table-cell table:style-name="ce2" office:value-type="string" calcext:value-type="string">
            <text:p>ESCOLA MUNICIPAL SANTA RIT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6434" calcext:value-type="float">
            <text:p>29196434</text:p>
          </table:table-cell>
          <table:table-cell table:style-name="ce2" office:value-type="string" calcext:value-type="string">
            <text:p>EE - CENTRO ESTADUAL DE EDUCACAO PROFISSIONAL EM CONTROLE E PROCESSOS INDUSTRIAIS NEWTON SUCUP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6795" calcext:value-type="float">
            <text:p>29196795</text:p>
          </table:table-cell>
          <table:table-cell table:style-name="ce2" office:value-type="string" calcext:value-type="string">
            <text:p>ESCOLA MUNICIPAL VISCONDE DE CAIRU DE BROTA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6841" calcext:value-type="float">
            <text:p>29196841</text:p>
          </table:table-cell>
          <table:table-cell table:style-name="ce2" office:value-type="string" calcext:value-type="string">
            <text:p>EE - COLEGIO ESTADUAL ZUMBI DOS PALMARES - QUILOMBOL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8780" calcext:value-type="float">
            <text:p>29198780</text:p>
          </table:table-cell>
          <table:table-cell table:style-name="ce2" office:value-type="string" calcext:value-type="string">
            <text:p>EE - COLEGIO ESTADUAL PROFESSOR DORIVAL PASSO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8836" calcext:value-type="float">
            <text:p>29198836</text:p>
          </table:table-cell>
          <table:table-cell table:style-name="ce2" office:value-type="string" calcext:value-type="string">
            <text:p>ESCOLA MUNICIPAL TEODORO SAMPAI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3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8844" calcext:value-type="float">
            <text:p>29198844</text:p>
          </table:table-cell>
          <table:table-cell table:style-name="ce2" office:value-type="string" calcext:value-type="string">
            <text:p>ESCOLA MUNICIPAL CLERISTON ANDRADE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8933" calcext:value-type="float">
            <text:p>29198933</text:p>
          </table:table-cell>
          <table:table-cell table:style-name="ce2" office:value-type="string" calcext:value-type="string">
            <text:p>ESCOLA MUNICIPAL D ARLETE MAGALHAE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8992" calcext:value-type="float">
            <text:p>29198992</text:p>
          </table:table-cell>
          <table:table-cell table:style-name="ce2" office:value-type="string" calcext:value-type="string">
            <text:p>GINASIO DO SERVIDOR PUBLIC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9026" calcext:value-type="float">
            <text:p>29199026</text:p>
          </table:table-cell>
          <table:table-cell table:style-name="ce2" office:value-type="string" calcext:value-type="string">
            <text:p>EE - COLEGIO ESTADUAL PAULO AMERICO DE OLIV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9034" calcext:value-type="float">
            <text:p>29199034</text:p>
          </table:table-cell>
          <table:table-cell table:style-name="ce2" office:value-type="string" calcext:value-type="string">
            <text:p>EE - ESCOLA ESTADUAL MINISTRO PIRES E ALBUQUERQU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9050" calcext:value-type="float">
            <text:p>29199050</text:p>
          </table:table-cell>
          <table:table-cell table:style-name="ce2" office:value-type="string" calcext:value-type="string">
            <text:p>ESCOLA MUNICIPAL SEBASTIAO DIA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9069" calcext:value-type="float">
            <text:p>29199069</text:p>
          </table:table-cell>
          <table:table-cell table:style-name="ce2" office:value-type="string" calcext:value-type="string">
            <text:p>ESCOLA MUNICIPAL PROFESSOR ALEXANDRE LEAL COST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9522" calcext:value-type="float">
            <text:p>29199522</text:p>
          </table:table-cell>
          <table:table-cell table:style-name="ce2" office:value-type="string" calcext:value-type="string">
            <text:p>INSTITUTO MUNICIPAL DE EDUCACAO PROFESSOR JOSE ARAPIRAC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9859" calcext:value-type="float">
            <text:p>29199859</text:p>
          </table:table-cell>
          <table:table-cell table:style-name="ce2" office:value-type="string" calcext:value-type="string">
            <text:p>NUCLEO EDUCACIONAL GOES CALMON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199930" calcext:value-type="float">
            <text:p>29199930</text:p>
          </table:table-cell>
          <table:table-cell table:style-name="ce2" office:value-type="string" calcext:value-type="string">
            <text:p>EE - COLEGIO ESTADUAL MONTEIRO LOBAT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200024" calcext:value-type="float">
            <text:p>29200024</text:p>
          </table:table-cell>
          <table:table-cell table:style-name="ce2" office:value-type="string" calcext:value-type="string">
            <text:p>EE - COLEGIO ESTADUAL RAYMUNDO DE ALMEIDA GOUVEI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200032" calcext:value-type="float">
            <text:p>29200032</text:p>
          </table:table-cell>
          <table:table-cell table:style-name="ce2" office:value-type="string" calcext:value-type="string">
            <text:p>EE - COLEGIO ESTADUAL PROFESSORA ANGELITA MOREN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200075" calcext:value-type="float">
            <text:p>29200075</text:p>
          </table:table-cell>
          <table:table-cell table:style-name="ce2" office:value-type="string" calcext:value-type="string">
            <text:p>EE - COLEGIO ESTADUAL SARA VIOLETA DE MELLO KERTESZ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36473" calcext:value-type="float">
            <text:p>29336473</text:p>
          </table:table-cell>
          <table:table-cell table:style-name="ce2" office:value-type="string" calcext:value-type="string">
            <text:p>EE - COLEGIO ESTADUAL PROFESSOR CARLOS ALBERTO CERQU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36554" calcext:value-type="float">
            <text:p>29336554</text:p>
          </table:table-cell>
          <table:table-cell table:style-name="ce2" office:value-type="string" calcext:value-type="string">
            <text:p>ESCOLA MUNICIPAL DE ITACARANHA MANOEL FAUSTIN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36708" calcext:value-type="float">
            <text:p>29336708</text:p>
          </table:table-cell>
          <table:table-cell table:style-name="ce2" office:value-type="string" calcext:value-type="string">
            <text:p>EE - COLEGIO ESTADUAL EDUARDO BAHIAN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2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43160" calcext:value-type="float">
            <text:p>29343160</text:p>
          </table:table-cell>
          <table:table-cell table:style-name="ce2" office:value-type="string" calcext:value-type="string">
            <text:p>EE - COLEGIO ESTADUAL PROFESSOR CARLOS BARR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57624" calcext:value-type="float">
            <text:p>29357624</text:p>
          </table:table-cell>
          <table:table-cell table:style-name="ce2" office:value-type="string" calcext:value-type="string">
            <text:p>EE - ESCOLA ESTADUAL LEA LEAL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57748" calcext:value-type="float">
            <text:p>29357748</text:p>
          </table:table-cell>
          <table:table-cell table:style-name="ce2" office:value-type="string" calcext:value-type="string">
            <text:p>ESCOLA ESTADUAL LUIZ VIAN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57829" calcext:value-type="float">
            <text:p>29357829</text:p>
          </table:table-cell>
          <table:table-cell table:style-name="ce2" office:value-type="string" calcext:value-type="string">
            <text:p>EE - COLEGIO ESTADUAL DALVA MATOS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1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57896" calcext:value-type="float">
            <text:p>29357896</text:p>
          </table:table-cell>
          <table:table-cell table:style-name="ce2" office:value-type="string" calcext:value-type="string">
            <text:p>EE - COLEGIO ESTADUAL CPM LUIZ TARQUINI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58043" calcext:value-type="float">
            <text:p>29358043</text:p>
          </table:table-cell>
          <table:table-cell table:style-name="ce2" office:value-type="string" calcext:value-type="string">
            <text:p>ESCOLA MUNICIPAL ELYSIO ATHAYDE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5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58140" calcext:value-type="float">
            <text:p>29358140</text:p>
          </table:table-cell>
          <table:table-cell table:style-name="ce2" office:value-type="string" calcext:value-type="string">
            <text:p>EE - ESCOLA ESTADUAL ANISIO TEIXEIRA - CLASSE VI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59597" calcext:value-type="float">
            <text:p>29359597</text:p>
          </table:table-cell>
          <table:table-cell table:style-name="ce2" office:value-type="string" calcext:value-type="string">
            <text:p>EE - COLEGIO ESTADUAL FRANCISCO DA CONCEICAO MENEZ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60960" calcext:value-type="float">
            <text:p>29360960</text:p>
          </table:table-cell>
          <table:table-cell table:style-name="ce2" office:value-type="string" calcext:value-type="string">
            <text:p>EE - COLEGIO ESTADUAL RAYMUNDO MATT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68138" calcext:value-type="float">
            <text:p>29368138</text:p>
          </table:table-cell>
          <table:table-cell table:style-name="ce2" office:value-type="string" calcext:value-type="string">
            <text:p>ESCOLA MUNICIPAL PROFESSOR ANTONIO CARVALHO GUEDE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69380" calcext:value-type="float">
            <text:p>29369380</text:p>
          </table:table-cell>
          <table:table-cell table:style-name="ce2" office:value-type="string" calcext:value-type="string">
            <text:p>ESCOLA GUIOMAR FLORENC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74677" calcext:value-type="float">
            <text:p>29374677</text:p>
          </table:table-cell>
          <table:table-cell table:style-name="ce2" office:value-type="string" calcext:value-type="string">
            <text:p>EE - ESCOLA ESTADUAL SEVERINO VIEIRA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82017" calcext:value-type="float">
            <text:p>29382017</text:p>
          </table:table-cell>
          <table:table-cell table:style-name="ce2" office:value-type="string" calcext:value-type="string">
            <text:p>EE - COLEGIO ESTADUAL OLIVEIRA BRIT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84613" calcext:value-type="float">
            <text:p>29384613</text:p>
          </table:table-cell>
          <table:table-cell table:style-name="ce2" office:value-type="string" calcext:value-type="string">
            <text:p>ESCOLA MUNICIPAL AMELIA RODRIGUE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7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86535" calcext:value-type="float">
            <text:p>29386535</text:p>
          </table:table-cell>
          <table:table-cell table:style-name="ce2" office:value-type="string" calcext:value-type="string">
            <text:p>EE - COLEGIO ESTADUAL LINDENBERGUE CARDOS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86543" calcext:value-type="float">
            <text:p>29386543</text:p>
          </table:table-cell>
          <table:table-cell table:style-name="ce2" office:value-type="string" calcext:value-type="string">
            <text:p>EE - COLEGIO ESTADUAL JOSE AUGUSTO TOURINHO DANTA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399335" calcext:value-type="float">
            <text:p>29399335</text:p>
          </table:table-cell>
          <table:table-cell table:style-name="ce2" office:value-type="string" calcext:value-type="string">
            <text:p>ESCOLA MUNICIPAL PROFESSOR CLAUDIO VEIGA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223" calcext:value-type="float">
            <text:p>29404223</text:p>
          </table:table-cell>
          <table:table-cell table:style-name="ce2" office:value-type="string" calcext:value-type="string">
            <text:p>EE - COLEGIO ESTADUAL PROFESSOR LUIS DE MOURA BAST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240" calcext:value-type="float">
            <text:p>29404240</text:p>
          </table:table-cell>
          <table:table-cell table:style-name="ce2" office:value-type="string" calcext:value-type="string">
            <text:p>EE - COLEGIO ESTADUAL PROFESSORA MARIA ODETTE PITHON RAYN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266" calcext:value-type="float">
            <text:p>29404266</text:p>
          </table:table-cell>
          <table:table-cell table:style-name="ce2" office:value-type="string" calcext:value-type="string">
            <text:p>EE - COLEGIO ESTADUAL SETE DE SETEMBR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274" calcext:value-type="float">
            <text:p>29404274</text:p>
          </table:table-cell>
          <table:table-cell table:style-name="ce2" office:value-type="string" calcext:value-type="string">
            <text:p>EE - COLEGIO ESTADUAL PROFESSORA NOEMIA REGO - TEMPO INTEGRAL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282" calcext:value-type="float">
            <text:p>29404282</text:p>
          </table:table-cell>
          <table:table-cell table:style-name="ce2" office:value-type="string" calcext:value-type="string">
            <text:p>EE - COLEGIO ESTADUAL DE PRAIA GRAND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290" calcext:value-type="float">
            <text:p>29404290</text:p>
          </table:table-cell>
          <table:table-cell table:style-name="ce2" office:value-type="string" calcext:value-type="string">
            <text:p>EE - COLEGIO ESTADUAL PROFESSOR JOSE BARRETO DE ARAUJO BAST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304" calcext:value-type="float">
            <text:p>29404304</text:p>
          </table:table-cell>
          <table:table-cell table:style-name="ce2" office:value-type="string" calcext:value-type="string">
            <text:p>EE - COLEGIO ESTADUAL FILADELFI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312" calcext:value-type="float">
            <text:p>29404312</text:p>
          </table:table-cell>
          <table:table-cell table:style-name="ce2" office:value-type="string" calcext:value-type="string">
            <text:p>EE - ESCOLA ESTADUAL PROFESSOR GERMANO MACHADO NET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320" calcext:value-type="float">
            <text:p>29404320</text:p>
          </table:table-cell>
          <table:table-cell table:style-name="ce2" office:value-type="string" calcext:value-type="string">
            <text:p>EE - COLEGIO ESTADUAL PROFESSOR FELIPE BUSQUET ANGLAD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339" calcext:value-type="float">
            <text:p>29404339</text:p>
          </table:table-cell>
          <table:table-cell table:style-name="ce2" office:value-type="string" calcext:value-type="string">
            <text:p>EE - COLEGIO ESTADUAL PROFESSORA MARIA DE LOURDES PARADA FRANCH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371" calcext:value-type="float">
            <text:p>29404371</text:p>
          </table:table-cell>
          <table:table-cell table:style-name="ce2" office:value-type="string" calcext:value-type="string">
            <text:p>EE - COLEGIO ESTADUAL PROFESSOR ARISTIDES DE SOUZA OLIVEIR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436" calcext:value-type="float">
            <text:p>29404436</text:p>
          </table:table-cell>
          <table:table-cell table:style-name="ce2" office:value-type="string" calcext:value-type="string">
            <text:p>ESCOLA MUNICIPAL 15 DE OUTUBR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592" calcext:value-type="float">
            <text:p>29404592</text:p>
          </table:table-cell>
          <table:table-cell table:style-name="ce2" office:value-type="string" calcext:value-type="string">
            <text:p>ESCOLA MUNICIPAL BARBOSA ROME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762" calcext:value-type="float">
            <text:p>29404762</text:p>
          </table:table-cell>
          <table:table-cell table:style-name="ce2" office:value-type="string" calcext:value-type="string">
            <text:p>EE - COLEGIO ESTADUAL 15 DE NOVEMBR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04991" calcext:value-type="float">
            <text:p>29404991</text:p>
          </table:table-cell>
          <table:table-cell table:style-name="ce2" office:value-type="string" calcext:value-type="string">
            <text:p>EE - COLEGIO ESTADUAL 29 DE MARC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11491" calcext:value-type="float">
            <text:p>29411491</text:p>
          </table:table-cell>
          <table:table-cell table:style-name="ce2" office:value-type="string" calcext:value-type="string">
            <text:p>EE - COLEGIO ESTADUAL PROFESSORA MARIA BERNADETE BRANDA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11688" calcext:value-type="float">
            <text:p>29411688</text:p>
          </table:table-cell>
          <table:table-cell table:style-name="ce2" office:value-type="string" calcext:value-type="string">
            <text:p>EE - ESCOLA ESTADUAL PROFESSOR IGNACIO LUNELLI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14903" calcext:value-type="float">
            <text:p>29414903</text:p>
          </table:table-cell>
          <table:table-cell table:style-name="ce2" office:value-type="string" calcext:value-type="string">
            <text:p>EE - COLEGIO ESTADUAL DE PLATAFORM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15802" calcext:value-type="float">
            <text:p>29415802</text:p>
          </table:table-cell>
          <table:table-cell table:style-name="ce2" office:value-type="string" calcext:value-type="string">
            <text:p>ESCOLA MUNICIPAL DE NOVA ESPERANCA PROFESSOR ARX TOURINH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22337" calcext:value-type="float">
            <text:p>29422337</text:p>
          </table:table-cell>
          <table:table-cell table:style-name="ce2" office:value-type="string" calcext:value-type="string">
            <text:p>EE - ESCOLA ESTADUAL ROTARY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27428" calcext:value-type="float">
            <text:p>29427428</text:p>
          </table:table-cell>
          <table:table-cell table:style-name="ce2" office:value-type="string" calcext:value-type="string">
            <text:p>EE - COLEGIO ESTADUAL DE PAU DA LIM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36877" calcext:value-type="float">
            <text:p>29436877</text:p>
          </table:table-cell>
          <table:table-cell table:style-name="ce2" office:value-type="string" calcext:value-type="string">
            <text:p>EE - COLEGIO ESTADUAL SATELITE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37377" calcext:value-type="float">
            <text:p>29437377</text:p>
          </table:table-cell>
          <table:table-cell table:style-name="ce2" office:value-type="string" calcext:value-type="string">
            <text:p>EE - COLEGIO DA POLICIA MILITAR - UNIDADE II CPM LOBATO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5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37598" calcext:value-type="float">
            <text:p>29437598</text:p>
          </table:table-cell>
          <table:table-cell table:style-name="ce2" office:value-type="string" calcext:value-type="string">
            <text:p>EE - COLEGIO ESTADUAL SAO DANIEL COMBONI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38934" calcext:value-type="float">
            <text:p>29438934</text:p>
          </table:table-cell>
          <table:table-cell table:style-name="ce2" office:value-type="string" calcext:value-type="string">
            <text:p>EE - COLEGIO ESTADUAL MESTRE PAULO DOS ANJO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44667" calcext:value-type="float">
            <text:p>29444667</text:p>
          </table:table-cell>
          <table:table-cell table:style-name="ce2" office:value-type="string" calcext:value-type="string">
            <text:p>EE - COLEGIO ESTADUAL ANA CRISTINA PRAZERES MATA PIR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3.8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45981" calcext:value-type="float">
            <text:p>29445981</text:p>
          </table:table-cell>
          <table:table-cell table:style-name="ce2" office:value-type="string" calcext:value-type="string">
            <text:p>ESCOLA MUNICIPAL PROFESSOR MANOEL DE ALMEIDA CRUZ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47607" calcext:value-type="float">
            <text:p>29447607</text:p>
          </table:table-cell>
          <table:table-cell table:style-name="ce2" office:value-type="string" calcext:value-type="string">
            <text:p>ESCOLA MUNICIPAL ALLAN KARDEC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5.4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49227" calcext:value-type="float">
            <text:p>29449227</text:p>
          </table:table-cell>
          <table:table-cell table:style-name="ce2" office:value-type="string" calcext:value-type="string">
            <text:p>ESCOLA MUNICIPAL JORGE AMAD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6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56274" calcext:value-type="float">
            <text:p>29456274</text:p>
          </table:table-cell>
          <table:table-cell table:style-name="ce2" office:value-type="string" calcext:value-type="string">
            <text:p>ESCOLA MUNICIPAL 2 DE JULHO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67934" calcext:value-type="float">
            <text:p>29467934</text:p>
          </table:table-cell>
          <table:table-cell table:style-name="ce2" office:value-type="string" calcext:value-type="string">
            <text:p>EE - COLEGIO ESTADUAL DE NOVA ESPERANCA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472857" calcext:value-type="float">
            <text:p>29472857</text:p>
          </table:table-cell>
          <table:table-cell table:style-name="ce2" office:value-type="string" calcext:value-type="string">
            <text:p>ESCOLA MUNICIPAL JARDIM DAS MARGARIDA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534801" calcext:value-type="float">
            <text:p>29534801</text:p>
          </table:table-cell>
          <table:table-cell table:style-name="ce2" office:value-type="string" calcext:value-type="string">
            <text:p>ESCOLA MUNICIPAL PROFESSORA OLGA METTIG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842727" calcext:value-type="float">
            <text:p>29842727</text:p>
          </table:table-cell>
          <table:table-cell table:style-name="ce2" office:value-type="string" calcext:value-type="string">
            <text:p>EE - COLEGIO ESTADUAL DEPUTADO HERCULANO MENEZES</text:p>
          </table:table-cell>
          <table:table-cell table:style-name="ce2" office:value-type="string" calcext:value-type="string">
            <text:p>Estadual</text:p>
          </table:table-cell>
          <table:table-cell table:style-name="ce7" office:value-type="string" calcext:value-type="string">
            <text:p>4.5</text:p>
          </table:table-cell>
          <table:table-cell office:value-type="string" calcext:value-type="string">
            <text:p>EFAF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2927408" calcext:value-type="float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4" office:value-type="float" office:value="29854750" calcext:value-type="float">
            <text:p>29854750</text:p>
          </table:table-cell>
          <table:table-cell table:style-name="ce2" office:value-type="string" calcext:value-type="string">
            <text:p>ESCOLA MUNICIPAL MANOEL HENRIQUE DA SILVA BARRADAS</text:p>
          </table:table-cell>
          <table:table-cell table:style-name="ce2" office:value-type="string" calcext:value-type="string">
            <text:p>Municipal</text:p>
          </table:table-cell>
          <table:table-cell table:style-name="ce7" office:value-type="string" calcext:value-type="string">
            <text:p>4.8</text:p>
          </table:table-cell>
          <table:table-cell office:value-type="string" calcext:value-type="string">
            <text:p>EFA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2P2" style:volatile="true" number:language="pt" number:country="BR">
      <number:text> </number:text>
      <number:fill-character> </number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3P2" style:volatile="true" number:language="pt" number:country="BR">
      <number:text> R$ </number:text>
      <number:fill-character> </number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5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family-generic="swiss" fo:font-size="11pt" style:font-name-asian="Calibri1" style:font-family-asian="Calibri" style:font-size-asian="11pt" style:font-name-complex="Calibri1" style:font-family-complex="Calibri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7T14:30:32.873000000</meta:creation-date>
    <dc:date>2023-02-27T15:13:56.378000000</dc:date>
    <meta:editing-duration>PT43M20S</meta:editing-duration>
    <meta:editing-cycles>8</meta:editing-cycles>
    <meta:generator>LibreOffice/7.2.5.2$Windows_X86_64 LibreOffice_project/499f9727c189e6ef3471021d6132d4c694f357e5</meta:generator>
    <meta:document-statistic meta:table-count="1" meta:cell-count="20952" meta:object-count="0"/>
  </office:meta>
</office:document-meta>
</file>